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Jomolhari" svg:font-family="Jomolhari"/>
    <style:font-face style:name="OpenSymbol" svg:font-family="OpenSymbol"/>
    <style:font-face style:name="DejaVu Sans1" svg:font-family="'DejaVu Sans'" style:font-family-generic="swiss"/>
    <style:font-face style:name="FreeSans" svg:font-family="FreeSans" style:font-family-generic="swiss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" svg:font-family="FreeMono" style:font-family-generic="swiss" style:font-pitch="variable"/>
    <style:font-face style:name="Jomolhari2" svg:font-family="Jomolha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ransition-table" style:family="table">
      <style:table-properties style:width="6.925in" table:align="margins"/>
    </style:style>
    <style:style style:name="Transition-table.A" style:family="table-column">
      <style:table-column-properties style:column-width="1.3847in" style:rel-column-width="13104*"/>
    </style:style>
    <style:style style:name="Transition-table.C" style:family="table-column">
      <style:table-column-properties style:column-width="1.3854in" style:rel-column-width="13110*"/>
    </style:style>
    <style:style style:name="Transition-table.E" style:family="table-column">
      <style:table-column-properties style:column-width="1.3854in" style:rel-column-width="13113*"/>
    </style:style>
    <style:style style:name="Transition-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Transition-table.E1" style:family="table-cell">
      <style:table-cell-properties fo:padding="0.0382in" fo:border="0.05pt solid #000000"/>
    </style:style>
    <style:style style:name="Transition-table.A2" style:family="table-cell">
      <style:table-cell-properties fo:padding="0.0382in" fo:border-left="0.05pt solid #000000" fo:border-right="none" fo:border-top="none" fo:border-bottom="0.05pt solid #000000"/>
    </style:style>
    <style:style style:name="Transition-table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Jomolhari1" fo:font-size="16pt" fo:font-weight="bold" officeooo:paragraph-rsid="000a773f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0.3437in"/>
        </style:tab-stops>
      </style:paragraph-properties>
      <style:text-properties style:font-name="Jomolhari1" fo:font-size="16pt" style:text-underline-style="none" fo:font-weight="bold" officeooo:paragraph-rsid="001b28a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Jomolhari1" fo:font-size="16pt" style:text-underline-style="none" fo:font-weight="bold" officeooo:paragraph-rsid="00de50d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Jomolhari1" fo:font-size="16pt" style:text-underline-style="none" fo:font-weight="bold" officeooo:rsid="00a902d6" officeooo:paragraph-rsid="00a902d6" style:font-name-asian="FreeMono1" style:font-size-asian="16pt" style:font-weight-asian="bold" style:font-name-complex="FreeMono1" style:font-size-complex="16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Jomolhari1" fo:font-size="16pt" style:text-underline-style="none" fo:font-weight="bold" officeooo:rsid="00b52492" officeooo:paragraph-rsid="00b5b2a5" style:font-name-asian="FreeMono1" style:font-size-asian="16pt" style:font-weight-asian="bold" style:font-name-complex="FreeMono1" style:font-size-complex="16pt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Jomolhari1" fo:font-size="16pt" style:text-underline-style="none" fo:font-weight="bold" officeooo:rsid="0350f533" officeooo:paragraph-rsid="00dd84a8" style:font-name-asian="FreeMono1" style:font-size-asian="16pt" style:font-weight-asian="bold" style:font-name-complex="FreeMono1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Jomolhari1" fo:font-size="13pt" officeooo:paragraph-rsid="0005a09a" style:font-size-asian="13pt" style:font-size-complex="13pt"/>
    </style:style>
    <style:style style:name="P8" style:family="paragraph" style:parent-style-name="Standard">
      <style:text-properties style:font-name="Jomolhari1" fo:font-size="13pt" officeooo:rsid="0005a09a" officeooo:paragraph-rsid="0005a09a" style:font-size-asian="13pt" style:font-size-complex="13pt"/>
    </style:style>
    <style:style style:name="P9" style:family="paragraph" style:parent-style-name="Standard">
      <style:paragraph-properties fo:text-align="center" style:justify-single-word="false"/>
      <style:text-properties style:font-name="Jomolhari1" fo:font-size="13pt" officeooo:rsid="0005a09a" officeooo:paragraph-rsid="0005a09a" style:font-size-asian="13pt" style:font-size-complex="13pt"/>
    </style:style>
    <style:style style:name="P10" style:family="paragraph" style:parent-style-name="Standard">
      <style:paragraph-properties fo:text-align="center" style:justify-single-word="false"/>
      <style:text-properties style:font-name="Jomolhari1" fo:font-size="13pt" style:text-underline-style="solid" style:text-underline-type="double" style:text-underline-width="auto" style:text-underline-color="font-color" officeooo:paragraph-rsid="0005a09a" style:font-size-asian="13pt" style:font-size-complex="13pt"/>
    </style:style>
    <style:style style:name="P11" style:family="paragraph" style:parent-style-name="Standard">
      <style:paragraph-properties fo:text-align="center" style:justify-single-word="false"/>
      <style:text-properties style:font-name="Jomolhari1" fo:font-size="13pt" style:text-underline-style="solid" style:text-underline-type="double" style:text-underline-width="auto" style:text-underline-color="font-color" officeooo:rsid="0005a09a" officeooo:paragraph-rsid="0005a09a" style:font-size-asian="13pt" style:font-size-complex="13pt"/>
    </style:style>
    <style:style style:name="P12" style:family="paragraph" style:parent-style-name="Standard">
      <style:paragraph-properties fo:text-align="center" style:justify-single-word="false"/>
      <style:text-properties style:font-name="Jomolhari1" fo:font-size="13pt" style:text-underline-style="solid" style:text-underline-type="double" style:text-underline-width="auto" style:text-underline-color="font-color" officeooo:rsid="03719761" officeooo:paragraph-rsid="03719761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paragraph-rsid="0017bb14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paragraph-rsid="001b86f4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paragraph-rsid="00340377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paragraph-rsid="0335413f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paragraph-rsid="03383472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paragraph-rsid="033b5b75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paragraph-rsid="033ff09e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paragraph-rsid="0373e217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06bd6" officeooo:paragraph-rsid="00106bd6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7bb14" officeooo:paragraph-rsid="0017bb14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7bb14" officeooo:paragraph-rsid="0335413f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7bb14" officeooo:paragraph-rsid="033b5b75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98de8" officeooo:paragraph-rsid="00198de8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98de8" officeooo:paragraph-rsid="00106bd6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b28a2" officeooo:paragraph-rsid="001b28a2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b28a2" officeooo:paragraph-rsid="033ff09e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b86f4" officeooo:paragraph-rsid="001b86f4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b86f4" officeooo:paragraph-rsid="023aa38a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b86f4" officeooo:paragraph-rsid="033d4f3b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b86f4" officeooo:paragraph-rsid="03826943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340377" officeooo:paragraph-rsid="00340377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2fc7b4" officeooo:paragraph-rsid="0345fdca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2b382" officeooo:paragraph-rsid="0012b382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a902d6" officeooo:paragraph-rsid="00a902d6" style:font-name-asian="FreeMono1" style:font-size-asian="13pt" style:font-weight-asian="normal" style:font-name-complex="FreeMono1" style:font-size-complex="13pt" style:font-weight-complex="normal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ab9ca3" officeooo:paragraph-rsid="00ab9ca3" style:font-name-asian="FreeMono1" style:font-size-asian="13pt" style:font-weight-asian="normal" style:font-name-complex="FreeMono1" style:font-size-complex="13pt" style:font-weight-complex="normal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a8a77a" officeooo:paragraph-rsid="00a902d6" style:font-name-asian="FreeMono1" style:font-size-asian="13pt" style:font-weight-asian="normal" style:font-name-complex="FreeMono1" style:font-size-complex="13pt" style:font-weight-complex="normal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d6e66c" officeooo:paragraph-rsid="01fbaeb3" style:font-name-asian="FreeMono1" style:font-size-asian="13pt" style:font-weight-asian="normal" style:font-name-complex="FreeMono1" style:font-size-complex="13pt" style:font-weight-complex="normal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dadf9b" officeooo:paragraph-rsid="01233e96" style:font-name-asian="FreeMono1" style:font-size-asian="13pt" style:font-weight-asian="normal" style:font-name-complex="FreeMono1" style:font-size-complex="13pt" style:font-weight-complex="normal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22f664b" officeooo:paragraph-rsid="022f664b" style:font-name-asian="FreeMono1" style:font-size-asian="13pt" style:font-weight-asian="normal" style:font-name-complex="FreeMono1" style:font-size-complex="13pt" style:font-weight-complex="normal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22f664b" officeooo:paragraph-rsid="02cdb238" style:font-name-asian="FreeMono1" style:font-size-asian="13pt" style:font-weight-asian="normal" style:font-name-complex="FreeMono1" style:font-size-complex="13pt" style:font-weight-complex="normal"/>
    </style:style>
    <style:style style:name="P43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1d0d0b6" officeooo:paragraph-rsid="01d0d0b6" style:font-name-asian="FreeMono1" style:font-size-asian="13pt" style:font-weight-asian="normal" style:font-name-complex="FreeMono1" style:font-size-complex="13pt" style:font-weight-complex="normal"/>
    </style:style>
    <style:style style:name="P44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b5b2a5" officeooo:paragraph-rsid="00d6e66c" style:font-name-asian="FreeMono1" style:font-size-asian="13pt" style:font-weight-asian="normal" style:font-name-complex="FreeMono1" style:font-size-complex="13pt" style:font-weight-complex="normal"/>
    </style:style>
    <style:style style:name="P45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b5b2a5" officeooo:paragraph-rsid="01d61463" style:font-name-asian="FreeMono1" style:font-size-asian="13pt" style:font-weight-asian="normal" style:font-name-complex="FreeMono1" style:font-size-complex="13pt" style:font-weight-complex="normal"/>
    </style:style>
    <style:style style:name="P46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1de4d40" officeooo:paragraph-rsid="01de4d40" style:font-name-asian="FreeMono1" style:font-size-asian="13pt" style:font-weight-asian="normal" style:font-name-complex="FreeMono1" style:font-size-complex="13pt" style:font-weight-complex="normal"/>
    </style:style>
    <style:style style:name="P47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1e49e17" officeooo:paragraph-rsid="01e49e17" style:font-name-asian="FreeMono1" style:font-size-asian="13pt" style:font-weight-asian="normal" style:font-name-complex="FreeMono1" style:font-size-complex="13pt" style:font-weight-complex="normal"/>
    </style:style>
    <style:style style:name="P48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4fc4e4" officeooo:paragraph-rsid="034cbe63" style:font-name-asian="FreeMono1" style:font-size-asian="13pt" style:font-weight-asian="normal" style:font-name-complex="FreeMono1" style:font-size-complex="13pt" style:font-weight-complex="normal"/>
    </style:style>
    <style:style style:name="P49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4fc4e4" officeooo:paragraph-rsid="0389e318" style:font-name-asian="FreeMono1" style:font-size-asian="13pt" style:font-weight-asian="normal" style:font-name-complex="FreeMono1" style:font-size-complex="13pt" style:font-weight-complex="normal"/>
    </style:style>
    <style:style style:name="P50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4fc4e4" officeooo:paragraph-rsid="038a8c49" style:font-name-asian="FreeMono1" style:font-size-asian="13pt" style:font-weight-asian="normal" style:font-name-complex="FreeMono1" style:font-size-complex="13pt" style:font-weight-complex="normal"/>
    </style:style>
    <style:style style:name="P51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4fc4e4" officeooo:paragraph-rsid="038b4376" style:font-name-asian="FreeMono1" style:font-size-asian="13pt" style:font-weight-asian="normal" style:font-name-complex="FreeMono1" style:font-size-complex="13pt" style:font-weight-complex="normal"/>
    </style:style>
    <style:style style:name="P52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4fc4e4" officeooo:paragraph-rsid="039e96a8" style:font-name-asian="FreeMono1" style:font-size-asian="13pt" style:font-weight-asian="normal" style:font-name-complex="FreeMono1" style:font-size-complex="13pt" style:font-weight-complex="normal"/>
    </style:style>
    <style:style style:name="P53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36729a2" officeooo:paragraph-rsid="036a18ce" style:font-name-asian="FreeMono1" style:font-size-asian="13pt" style:font-weight-asian="normal" style:font-name-complex="FreeMono1" style:font-size-complex="13pt" style:font-weight-complex="normal"/>
    </style:style>
    <style:style style:name="P54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365c0fa" officeooo:paragraph-rsid="0365c0fa" style:font-name-asian="FreeMono1" style:font-size-asian="13pt" style:font-weight-asian="normal" style:font-name-complex="FreeMono1" style:font-size-complex="13pt" style:font-weight-complex="normal"/>
    </style:style>
    <style:style style:name="P55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2fc7b4" officeooo:paragraph-rsid="004c9279" style:font-name-asian="FreeMono1" style:font-size-asian="13pt" style:font-weight-asian="normal" style:font-name-complex="FreeMono1" style:font-size-complex="13pt" style:font-weight-complex="normal"/>
    </style:style>
    <style:style style:name="P56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2fc7b4" officeooo:paragraph-rsid="03743e91" style:font-name-asian="FreeMono1" style:font-size-asian="13pt" style:font-weight-asian="normal" style:font-name-complex="FreeMono1" style:font-size-complex="13pt" style:font-weight-complex="normal"/>
    </style:style>
    <style:style style:name="P57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3743e91" officeooo:paragraph-rsid="03743e91" style:font-name-asian="FreeMono1" style:font-size-asian="13pt" style:font-weight-asian="normal" style:font-name-complex="FreeMono1" style:font-size-complex="13pt" style:font-weight-complex="normal"/>
    </style:style>
    <style:style style:name="P58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49fa84" officeooo:paragraph-rsid="03383472" style:font-name-asian="FreeMono1" style:font-size-asian="13pt" style:font-weight-asian="normal" style:font-name-complex="FreeMono1" style:font-size-complex="13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Jomolhari1" fo:font-size="13pt" style:text-underline-style="none" officeooo:paragraph-rsid="0012b382" style:font-size-asian="13pt" style:font-size-complex="13pt"/>
    </style:style>
    <style:style style:name="P60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bold" officeooo:rsid="002350de" officeooo:paragraph-rsid="002350de" style:font-size-asian="13pt" style:font-weight-asian="bold" style:font-size-complex="13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bold" officeooo:rsid="001b28a2" officeooo:paragraph-rsid="03370aa2" style:font-size-asian="13pt" style:font-weight-asian="bold" style:font-size-complex="13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bold" officeooo:rsid="00435bce" officeooo:paragraph-rsid="00435bce" style:font-name-asian="FreeMono1" style:font-size-asian="13pt" style:font-weight-asian="bold" style:font-name-complex="FreeMono1" style:font-size-complex="13pt" style:font-weight-complex="bold"/>
    </style:style>
    <style:style style:name="P63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bold" officeooo:rsid="01d0d0b6" officeooo:paragraph-rsid="021c7ba6" style:font-name-asian="FreeMono1" style:font-size-asian="13pt" style:font-weight-asian="bold" style:font-name-complex="FreeMono1" style:font-size-complex="13pt" style:font-weight-complex="bold"/>
    </style:style>
    <style:style style:name="P64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bold" officeooo:rsid="02a7dc76" officeooo:paragraph-rsid="02a7dc76" style:font-name-asian="FreeMono1" style:font-size-asian="13pt" style:font-weight-asian="bold" style:font-name-complex="FreeMono1" style:font-size-complex="13pt" style:font-weight-complex="bold"/>
    </style:style>
    <style:style style:name="P65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bold" officeooo:rsid="01de4d40" officeooo:paragraph-rsid="01de4d40" style:font-name-asian="FreeMono1" style:font-size-asian="13pt" style:font-weight-asian="bold" style:font-name-complex="FreeMono1" style:font-size-complex="13pt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bold" officeooo:rsid="03383472" officeooo:paragraph-rsid="00435bce" style:font-name-asian="FreeMono1" style:font-size-asian="13pt" style:font-weight-asian="bold" style:font-name-complex="FreeMono1" style:font-size-complex="13pt" style:font-weight-complex="bold"/>
    </style:style>
    <style:style style:name="P67" style:family="paragraph" style:parent-style-name="Standard">
      <style:paragraph-properties style:text-autospace="none"/>
      <style:text-properties style:font-name="Jomolhari1" fo:font-size="13pt" fo:font-weight="bold" officeooo:rsid="0029c6eb" officeooo:paragraph-rsid="0029c6eb" style:font-name-asian="FreeMono1" style:font-size-asian="13pt" style:font-weight-asian="bold" style:font-name-complex="FreeMono1" style:font-size-complex="13pt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Jomolhari1" fo:font-size="13pt" fo:font-weight="bold" officeooo:rsid="0029c6eb" officeooo:paragraph-rsid="001b86f4" style:font-name-asian="FreeMono1" style:font-size-asian="13pt" style:font-weight-asian="bold" style:font-name-complex="FreeMono1" style:font-size-complex="13pt" style:font-weight-complex="bold"/>
    </style:style>
    <style:style style:name="P69" style:family="paragraph" style:parent-style-name="Standard">
      <style:paragraph-properties style:text-autospace="none"/>
      <style:text-properties style:font-name="Jomolhari1" fo:font-size="13pt" fo:font-weight="normal" officeooo:rsid="002db2b4" officeooo:paragraph-rsid="002db2b4" style:font-name-asian="FreeMono1" style:font-size-asian="13pt" style:font-weight-asian="normal" style:font-name-complex="FreeMono1" style:font-size-complex="13pt" style:font-weight-complex="normal"/>
    </style:style>
    <style:style style:name="P70" style:family="paragraph" style:parent-style-name="Standard">
      <style:paragraph-properties style:text-autospace="none"/>
      <style:text-properties style:font-name="Jomolhari1" fo:font-size="13pt" fo:font-weight="normal" officeooo:rsid="0345fdca" officeooo:paragraph-rsid="002db2b4" style:font-name-asian="FreeMono1" style:font-size-asian="13pt" style:font-weight-asian="normal" style:font-name-complex="FreeMono1" style:font-size-complex="13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FreeMono" fo:font-size="13pt" fo:font-style="normal" fo:font-weight="normal" officeooo:rsid="001b86f4" officeooo:paragraph-rsid="033d4f3b" style:font-name-asian="FreeMono1" style:font-size-asian="13pt" style:font-style-asian="normal" style:font-weight-asian="normal" style:font-name-complex="FreeMono1" style:font-size-complex="13pt" style:font-style-complex="normal" style:font-weight-complex="normal"/>
    </style:style>
    <style:style style:name="P72" style:family="paragraph" style:parent-style-name="Standard">
      <style:paragraph-properties style:text-autospace="none"/>
      <style:text-properties style:font-name="FreeMono" fo:font-size="13pt" fo:font-style="normal" fo:font-weight="normal" officeooo:paragraph-rsid="033d4f3b" style:font-name-asian="FreeMono1" style:font-size-asian="13pt" style:font-style-asian="normal" style:font-weight-asian="normal" style:font-name-complex="FreeMono1" style:font-size-complex="13pt" style:font-style-complex="normal" style:font-weight-complex="normal"/>
    </style:style>
    <style:style style:name="P73" style:family="paragraph" style:parent-style-name="Standard">
      <style:paragraph-properties style:text-autospace="none"/>
      <style:text-properties style:font-name="FreeMono" fo:font-size="13pt" fo:font-style="normal" fo:font-weight="normal" officeooo:rsid="037dc1ba" officeooo:paragraph-rsid="033d4f3b" style:font-name-asian="FreeMono1" style:font-size-asian="13pt" style:font-style-asian="normal" style:font-weight-asian="normal" style:font-name-complex="FreeMono1" style:font-size-complex="13pt" style:font-style-complex="normal" style:font-weight-complex="normal"/>
    </style:style>
    <style:style style:name="P74" style:family="paragraph" style:parent-style-name="Standard">
      <style:paragraph-properties style:text-autospace="none"/>
      <style:text-properties style:font-name="FreeMono" fo:font-size="13pt" fo:font-style="normal" fo:font-weight="normal" officeooo:rsid="037dc1ba" officeooo:paragraph-rsid="03826943" style:font-name-asian="FreeMono1" style:font-size-asian="13pt" style:font-style-asian="normal" style:font-weight-asian="normal" style:font-name-complex="FreeMono1" style:font-size-complex="13pt" style:font-style-complex="normal" style:font-weight-complex="normal"/>
    </style:style>
    <style:style style:name="P75" style:family="paragraph" style:parent-style-name="Standard">
      <style:paragraph-properties style:text-autospace="none"/>
      <style:text-properties style:font-name="FreeMono" fo:font-size="13pt" officeooo:paragraph-rsid="033d4f3b" style:font-name-asian="FreeMono1" style:font-size-asian="13pt" style:font-name-complex="FreeMono1" style:font-size-complex="13pt"/>
    </style:style>
    <style:style style:name="P76" style:family="paragraph" style:parent-style-name="Standard">
      <style:paragraph-properties style:text-autospace="none"/>
      <style:text-properties style:font-name="FreeMono" fo:font-size="13pt" officeooo:paragraph-rsid="03816ce2" style:font-name-asian="FreeMono1" style:font-size-asian="13pt" style:font-name-complex="FreeMono1" style:font-size-complex="13pt"/>
    </style:style>
    <style:style style:name="P77" style:family="paragraph" style:parent-style-name="Standard">
      <style:paragraph-properties fo:text-align="start" style:justify-single-word="false"/>
      <style:text-properties style:font-name="FreeMono" fo:font-size="13pt" style:text-underline-style="none" fo:font-weight="normal" officeooo:paragraph-rsid="003a42fd" style:font-size-asian="13pt" style:font-weight-asian="normal" style:font-size-complex="13pt" style:font-weight-complex="normal"/>
    </style:style>
    <style:style style:name="P78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paragraph-rsid="007bcdf1" style:font-size-asian="13pt" style:font-weight-asian="normal" style:font-size-complex="13pt" style:font-weight-complex="normal"/>
    </style:style>
    <style:style style:name="P79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paragraph-rsid="008c158b" style:font-size-asian="13pt" style:font-weight-asian="normal" style:font-size-complex="13pt" style:font-weight-complex="normal"/>
    </style:style>
    <style:style style:name="P80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paragraph-rsid="00a902d6" style:font-size-asian="13pt" style:font-weight-asian="normal" style:font-size-complex="13pt" style:font-weight-complex="normal"/>
    </style:style>
    <style:style style:name="P81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paragraph-rsid="00de50d8" style:font-size-asian="13pt" style:font-weight-asian="normal" style:font-size-complex="13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FreeMono" fo:font-size="13pt" style:text-underline-style="none" fo:font-weight="normal" officeooo:paragraph-rsid="0345fdca" style:font-size-asian="13pt" style:font-weight-asian="normal" style:font-size-complex="13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FreeMono" fo:font-size="13pt" style:text-underline-style="none" fo:font-weight="normal" officeooo:rsid="0037bfbf" officeooo:paragraph-rsid="0037bfbf" style:font-size-asian="13pt" style:font-weight-asian="normal" style:font-size-complex="13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FreeMono" fo:font-size="13pt" style:text-underline-style="none" fo:font-weight="normal" officeooo:rsid="003c1f98" officeooo:paragraph-rsid="003c1f98" style:font-size-asian="13pt" style:font-weight-asian="normal" style:font-size-complex="13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FreeMono" fo:font-size="13pt" style:text-underline-style="none" fo:font-weight="normal" officeooo:rsid="003a42fd" officeooo:paragraph-rsid="003a42fd" style:font-size-asian="13pt" style:font-weight-asian="normal" style:font-size-complex="13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FreeMono" fo:font-size="13pt" style:text-underline-style="none" fo:font-weight="normal" officeooo:rsid="002fc7b4" officeooo:paragraph-rsid="0345fdca" style:font-size-asian="13pt" style:font-weight-asian="normal" style:font-size-complex="13pt" style:font-weight-complex="normal"/>
    </style:style>
    <style:style style:name="P87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paragraph-rsid="0079ffd1" style:font-size-asian="11.3500003814697pt" style:font-weight-asian="normal" style:font-size-complex="13pt" style:font-weight-complex="normal"/>
    </style:style>
    <style:style style:name="P88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0de50d8" style:font-name-asian="FreeMono1" style:font-size-asian="13pt" style:font-weight-asian="normal" style:font-name-complex="FreeMono1" style:font-size-complex="13pt" style:font-weight-complex="normal"/>
    </style:style>
    <style:style style:name="P89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3383472" style:font-name-asian="FreeMono1" style:font-size-asian="13pt" style:font-weight-asian="normal" style:font-name-complex="FreeMono1" style:font-size-complex="13pt" style:font-weight-complex="normal"/>
    </style:style>
    <style:style style:name="P90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3743e91" style:font-name-asian="FreeMono1" style:font-size-asian="13pt" style:font-weight-asian="normal" style:font-name-complex="FreeMono1" style:font-size-complex="13pt" style:font-weight-complex="normal"/>
    </style:style>
    <style:style style:name="P91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389e318" style:font-name-asian="FreeMono1" style:font-size-asian="13pt" style:font-weight-asian="normal" style:font-name-complex="FreeMono1" style:font-size-complex="13pt" style:font-weight-complex="normal"/>
    </style:style>
    <style:style style:name="P92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38a8c49" style:font-name-asian="FreeMono1" style:font-size-asian="13pt" style:font-weight-asian="normal" style:font-name-complex="FreeMono1" style:font-size-complex="13pt" style:font-weight-complex="normal"/>
    </style:style>
    <style:style style:name="P93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38b4376" style:font-name-asian="FreeMono1" style:font-size-asian="13pt" style:font-weight-asian="normal" style:font-name-complex="FreeMono1" style:font-size-complex="13pt" style:font-weight-complex="normal"/>
    </style:style>
    <style:style style:name="P94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39e96a8" style:font-name-asian="FreeMono1" style:font-size-asian="13pt" style:font-weight-asian="normal" style:font-name-complex="FreeMono1" style:font-size-complex="13pt" style:font-weight-complex="normal"/>
    </style:style>
    <style:style style:name="P95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7bcdf1" officeooo:paragraph-rsid="007bcdf1" style:font-name-asian="FreeMono1" style:font-size-asian="13pt" style:font-weight-asian="normal" style:font-name-complex="FreeMono1" style:font-size-complex="13pt" style:font-weight-complex="normal"/>
    </style:style>
    <style:style style:name="P96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8722b6" officeooo:paragraph-rsid="007bcdf1" style:font-name-asian="FreeMono1" style:font-size-asian="13pt" style:font-weight-asian="normal" style:font-name-complex="FreeMono1" style:font-size-complex="13pt" style:font-weight-complex="normal"/>
    </style:style>
    <style:style style:name="P97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8c158b" officeooo:paragraph-rsid="008c158b" style:font-name-asian="FreeMono1" style:font-size-asian="13pt" style:font-weight-asian="normal" style:font-name-complex="FreeMono1" style:font-size-complex="13pt" style:font-weight-complex="normal"/>
    </style:style>
    <style:style style:name="P98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8d752e" officeooo:paragraph-rsid="008d752e" style:font-name-asian="FreeMono1" style:font-size-asian="13pt" style:font-weight-asian="normal" style:font-name-complex="FreeMono1" style:font-size-complex="13pt" style:font-weight-complex="normal"/>
    </style:style>
    <style:style style:name="P99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9914bb" officeooo:paragraph-rsid="00de50d8" style:font-name-asian="FreeMono1" style:font-size-asian="13pt" style:font-weight-asian="normal" style:font-name-complex="FreeMono1" style:font-size-complex="13pt" style:font-weight-complex="normal"/>
    </style:style>
    <style:style style:name="P100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9914bb" officeooo:paragraph-rsid="01a09486" style:font-name-asian="FreeMono1" style:font-size-asian="13pt" style:font-weight-asian="normal" style:font-name-complex="FreeMono1" style:font-size-complex="13pt" style:font-weight-complex="normal"/>
    </style:style>
    <style:style style:name="P101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ab9ca3" officeooo:paragraph-rsid="00ab9ca3" style:font-name-asian="FreeMono1" style:font-size-asian="13pt" style:font-weight-asian="normal" style:font-name-complex="FreeMono1" style:font-size-complex="13pt" style:font-weight-complex="normal"/>
    </style:style>
    <style:style style:name="P102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ab9ca3" officeooo:paragraph-rsid="039e96a8" style:font-name-asian="FreeMono1" style:font-size-asian="13pt" style:font-weight-asian="normal" style:font-name-complex="FreeMono1" style:font-size-complex="13pt" style:font-weight-complex="normal"/>
    </style:style>
    <style:style style:name="P103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dadf9b" officeooo:paragraph-rsid="00dd84a8" style:font-name-asian="FreeMono1" style:font-size-asian="13pt" style:font-weight-asian="normal" style:font-name-complex="FreeMono1" style:font-size-complex="13pt" style:font-weight-complex="normal"/>
    </style:style>
    <style:style style:name="P104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d1c2ad" officeooo:paragraph-rsid="01d0d0b6" style:font-name-asian="FreeMono1" style:font-size-asian="13pt" style:font-weight-asian="normal" style:font-name-complex="FreeMono1" style:font-size-complex="13pt" style:font-weight-complex="normal"/>
    </style:style>
    <style:style style:name="P105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d1c2ad" officeooo:paragraph-rsid="023f7307" style:font-name-asian="FreeMono1" style:font-size-asian="13pt" style:font-weight-asian="normal" style:font-name-complex="FreeMono1" style:font-size-complex="13pt" style:font-weight-complex="normal"/>
    </style:style>
    <style:style style:name="P106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ed301e" officeooo:paragraph-rsid="01ed301e" style:font-name-asian="FreeMono1" style:font-size-asian="13pt" style:font-weight-asian="normal" style:font-name-complex="FreeMono1" style:font-size-complex="13pt" style:font-weight-complex="normal"/>
    </style:style>
    <style:style style:name="P107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e49e17" officeooo:paragraph-rsid="01e49e17" style:font-name-asian="FreeMono1" style:font-size-asian="13pt" style:font-weight-asian="normal" style:font-name-complex="FreeMono1" style:font-size-complex="13pt" style:font-weight-complex="normal"/>
    </style:style>
    <style:style style:name="P108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de4d40" officeooo:paragraph-rsid="01de4d40" style:font-name-asian="FreeMono1" style:font-size-asian="13pt" style:font-weight-asian="normal" style:font-name-complex="FreeMono1" style:font-size-complex="13pt" style:font-weight-complex="normal"/>
    </style:style>
    <style:style style:name="P109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de68a0" officeooo:paragraph-rsid="01de68a0" style:font-name-asian="FreeMono1" style:font-size-asian="13pt" style:font-weight-asian="normal" style:font-name-complex="FreeMono1" style:font-size-complex="13pt" style:font-weight-complex="normal"/>
    </style:style>
    <style:style style:name="P110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365c0fa" officeooo:paragraph-rsid="0365c0fa" style:font-name-asian="FreeMono1" style:font-size-asian="13pt" style:font-weight-asian="normal" style:font-name-complex="FreeMono1" style:font-size-complex="13pt" style:font-weight-complex="normal"/>
    </style:style>
    <style:style style:name="P111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3743e91" officeooo:paragraph-rsid="03743e91" style:font-name-asian="FreeMono1" style:font-size-asian="13pt" style:font-weight-asian="normal" style:font-name-complex="FreeMono1" style:font-size-complex="13pt" style:font-weight-complex="normal"/>
    </style:style>
    <style:style style:name="P112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3743e91" officeooo:paragraph-rsid="0389e318" style:font-name-asian="FreeMono1" style:font-size-asian="13pt" style:font-weight-asian="normal" style:font-name-complex="FreeMono1" style:font-size-complex="13pt" style:font-weight-complex="normal"/>
    </style:style>
    <style:style style:name="P113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3743e91" officeooo:paragraph-rsid="038a8c49" style:font-name-asian="FreeMono1" style:font-size-asian="13pt" style:font-weight-asian="normal" style:font-name-complex="FreeMono1" style:font-size-complex="13pt" style:font-weight-complex="normal"/>
    </style:style>
    <style:style style:name="P114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3743e91" officeooo:paragraph-rsid="038b4376" style:font-name-asian="FreeMono1" style:font-size-asian="13pt" style:font-weight-asian="normal" style:font-name-complex="FreeMono1" style:font-size-complex="13pt" style:font-weight-complex="normal"/>
    </style:style>
    <style:style style:name="P115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3743e91" officeooo:paragraph-rsid="039e96a8" style:font-name-asian="FreeMono1" style:font-size-asian="13pt" style:font-weight-asian="normal" style:font-name-complex="FreeMono1" style:font-size-complex="13pt" style:font-weight-complex="normal"/>
    </style:style>
    <style:style style:name="P116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3868f74" officeooo:paragraph-rsid="03383472" style:font-name-asian="FreeMono1" style:font-size-asian="13pt" style:font-weight-asian="normal" style:font-name-complex="FreeMono1" style:font-size-complex="13pt" style:font-weight-complex="normal"/>
    </style:style>
    <style:style style:name="P117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79935e" officeooo:paragraph-rsid="02558c26" style:font-name-asian="FreeMono1" style:font-size-asian="11.3500003814697pt" style:font-weight-asian="normal" style:font-name-complex="FreeMono1" style:font-size-complex="13pt" style:font-weight-complex="normal"/>
    </style:style>
    <style:style style:name="P118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254d87a" officeooo:paragraph-rsid="0254d87a" style:font-name-asian="FreeMono1" style:font-size-asian="11.3500003814697pt" style:font-weight-asian="normal" style:font-name-complex="FreeMono1" style:font-size-complex="13pt" style:font-weight-complex="normal"/>
    </style:style>
    <style:style style:name="P119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255aa24" officeooo:paragraph-rsid="0255aa24" style:font-name-asian="FreeMono1" style:font-size-asian="11.3500003814697pt" style:font-weight-asian="normal" style:font-name-complex="FreeMono1" style:font-size-complex="13pt" style:font-weight-complex="normal"/>
    </style:style>
    <style:style style:name="P120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24d1d0b" officeooo:paragraph-rsid="024c4d7d" style:font-name-asian="FreeMono1" style:font-size-asian="11.3500003814697pt" style:font-weight-asian="normal" style:font-name-complex="FreeMono1" style:font-size-complex="13pt" style:font-weight-complex="normal"/>
    </style:style>
    <style:style style:name="P121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2576520" officeooo:paragraph-rsid="02576520" style:font-name-asian="FreeMono1" style:font-size-asian="11.3500003814697pt" style:font-weight-asian="normal" style:font-name-complex="FreeMono1" style:font-size-complex="13pt" style:font-weight-complex="normal"/>
    </style:style>
    <style:style style:name="P122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bold" officeooo:rsid="00d1c2ad" officeooo:paragraph-rsid="01bfdbd5" style:font-name-asian="FreeMono1" style:font-size-asian="13pt" style:font-weight-asian="bold" style:font-name-complex="FreeMono1" style:font-size-complex="13pt" style:font-weight-complex="bold"/>
    </style:style>
    <style:style style:name="P123" style:family="paragraph" style:parent-style-name="Standard">
      <style:paragraph-properties fo:text-align="start" style:justify-single-word="false" style:text-autospace="none"/>
      <style:text-properties style:font-name="FreeMono" officeooo:paragraph-rsid="01de4d40"/>
    </style:style>
    <style:style style:name="P124" style:family="paragraph" style:parent-style-name="Standard">
      <style:paragraph-properties fo:text-align="start" style:justify-single-word="false" style:text-autospace="none"/>
      <style:text-properties style:font-name="FreeMono" officeooo:paragraph-rsid="01de68a0"/>
    </style:style>
    <style:style style:name="P125" style:family="paragraph" style:parent-style-name="Standard">
      <style:paragraph-properties fo:text-align="start" style:justify-single-word="false" style:text-autospace="none"/>
      <style:text-properties style:font-name="FreeMono" officeooo:paragraph-rsid="020f642b"/>
    </style:style>
    <style:style style:name="P126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paragraph-rsid="03a44914" style:font-size-asian="13pt" style:font-weight-asian="normal" style:font-size-complex="13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Jomolhari2" fo:font-size="13pt" style:text-underline-style="none" fo:font-weight="normal" officeooo:rsid="0037bfbf" officeooo:paragraph-rsid="0037bfbf" style:font-size-asian="13pt" style:font-weight-asian="normal" style:font-size-complex="13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Jomolhari2" fo:font-size="13pt" style:text-underline-style="none" fo:font-weight="normal" officeooo:rsid="001b28a2" officeooo:paragraph-rsid="0373e217" style:font-size-asian="13pt" style:font-weight-asian="normal" style:font-size-complex="13pt" style:font-weight-complex="normal"/>
    </style:style>
    <style:style style:name="P12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bc3a" officeooo:paragraph-rsid="0079bc3a" style:font-name-asian="FreeMono1" style:font-size-asian="13pt" style:font-weight-asian="normal" style:font-name-complex="FreeMono1" style:font-size-complex="13pt" style:font-weight-complex="normal"/>
    </style:style>
    <style:style style:name="P13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bc3a" officeooo:paragraph-rsid="009d3326" style:font-name-asian="FreeMono1" style:font-size-asian="13pt" style:font-weight-asian="normal" style:font-name-complex="FreeMono1" style:font-size-complex="13pt" style:font-weight-complex="normal"/>
    </style:style>
    <style:style style:name="P13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bc3a" officeooo:paragraph-rsid="03a44914" style:font-name-asian="FreeMono1" style:font-size-asian="13pt" style:font-weight-asian="normal" style:font-name-complex="FreeMono1" style:font-size-complex="13pt" style:font-weight-complex="normal"/>
    </style:style>
    <style:style style:name="P13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bcdf1" officeooo:paragraph-rsid="007bcdf1" style:font-name-asian="FreeMono1" style:font-size-asian="13pt" style:font-weight-asian="normal" style:font-name-complex="FreeMono1" style:font-size-complex="13pt" style:font-weight-complex="normal"/>
    </style:style>
    <style:style style:name="P13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8c158b" officeooo:paragraph-rsid="008c158b" style:font-name-asian="FreeMono1" style:font-size-asian="13pt" style:font-weight-asian="normal" style:font-name-complex="FreeMono1" style:font-size-complex="13pt" style:font-weight-complex="normal"/>
    </style:style>
    <style:style style:name="P134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8d752e" officeooo:paragraph-rsid="008d752e" style:font-name-asian="FreeMono1" style:font-size-asian="13pt" style:font-weight-asian="normal" style:font-name-complex="FreeMono1" style:font-size-complex="13pt" style:font-weight-complex="normal"/>
    </style:style>
    <style:style style:name="P13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9d3326" officeooo:paragraph-rsid="00a28bbc" style:font-name-asian="FreeMono1" style:font-size-asian="13pt" style:font-weight-asian="normal" style:font-name-complex="FreeMono1" style:font-size-complex="13pt" style:font-weight-complex="normal"/>
    </style:style>
    <style:style style:name="P136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9d3326" officeooo:paragraph-rsid="00a41564" style:font-name-asian="FreeMono1" style:font-size-asian="13pt" style:font-weight-asian="normal" style:font-name-complex="FreeMono1" style:font-size-complex="13pt" style:font-weight-complex="normal"/>
    </style:style>
    <style:style style:name="P137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a28bbc" officeooo:paragraph-rsid="00a28bbc" style:font-name-asian="FreeMono1" style:font-size-asian="13pt" style:font-weight-asian="normal" style:font-name-complex="FreeMono1" style:font-size-complex="13pt" style:font-weight-complex="normal"/>
    </style:style>
    <style:style style:name="P13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a41564" officeooo:paragraph-rsid="00a41564" style:font-name-asian="FreeMono1" style:font-size-asian="13pt" style:font-weight-asian="normal" style:font-name-complex="FreeMono1" style:font-size-complex="13pt" style:font-weight-complex="normal"/>
    </style:style>
    <style:style style:name="P13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a902d6" officeooo:paragraph-rsid="00a902d6" style:font-name-asian="FreeMono1" style:font-size-asian="13pt" style:font-weight-asian="normal" style:font-name-complex="FreeMono1" style:font-size-complex="13pt" style:font-weight-complex="normal"/>
    </style:style>
    <style:style style:name="P14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892451" officeooo:paragraph-rsid="00892451" style:font-name-asian="FreeMono1" style:font-size-asian="13pt" style:font-weight-asian="normal" style:font-name-complex="FreeMono1" style:font-size-complex="13pt" style:font-weight-complex="normal"/>
    </style:style>
    <style:style style:name="P14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ed301e" officeooo:paragraph-rsid="01eebbae" style:font-name-asian="FreeMono1" style:font-size-asian="13pt" style:font-weight-asian="normal" style:font-name-complex="FreeMono1" style:font-size-complex="13pt" style:font-weight-complex="normal"/>
    </style:style>
    <style:style style:name="P14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ed301e" officeooo:paragraph-rsid="01ed301e" style:font-name-asian="FreeMono1" style:font-size-asian="13pt" style:font-weight-asian="normal" style:font-name-complex="FreeMono1" style:font-size-complex="13pt" style:font-weight-complex="normal"/>
    </style:style>
    <style:style style:name="P14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eb37a6" officeooo:paragraph-rsid="01eb37a6" style:font-name-asian="FreeMono1" style:font-size-asian="13pt" style:font-weight-asian="normal" style:font-name-complex="FreeMono1" style:font-size-complex="13pt" style:font-weight-complex="normal"/>
    </style:style>
    <style:style style:name="P144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eb37a6" officeooo:paragraph-rsid="025d142f" style:font-name-asian="FreeMono1" style:font-size-asian="13pt" style:font-weight-asian="normal" style:font-name-complex="FreeMono1" style:font-size-complex="13pt" style:font-weight-complex="normal"/>
    </style:style>
    <style:style style:name="P14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eb37a6" officeooo:paragraph-rsid="029792bf" style:font-name-asian="FreeMono1" style:font-size-asian="13pt" style:font-weight-asian="normal" style:font-name-complex="FreeMono1" style:font-size-complex="13pt" style:font-weight-complex="normal"/>
    </style:style>
    <style:style style:name="P146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eb37a6" officeooo:paragraph-rsid="031f8c09" style:font-name-asian="FreeMono1" style:font-size-asian="13pt" style:font-weight-asian="normal" style:font-name-complex="FreeMono1" style:font-size-complex="13pt" style:font-weight-complex="normal"/>
    </style:style>
    <style:style style:name="P147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29792bf" officeooo:paragraph-rsid="029792bf" style:font-name-asian="FreeMono1" style:font-size-asian="13pt" style:font-weight-asian="normal" style:font-name-complex="FreeMono1" style:font-size-complex="13pt" style:font-weight-complex="normal"/>
    </style:style>
    <style:style style:name="P14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d0d0b6" officeooo:paragraph-rsid="02a7dc76" style:font-name-asian="FreeMono1" style:font-size-asian="13pt" style:font-weight-asian="normal" style:font-name-complex="FreeMono1" style:font-size-complex="13pt" style:font-weight-complex="normal"/>
    </style:style>
    <style:style style:name="P14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d0d0b6" officeooo:paragraph-rsid="02f24ec6" style:font-name-asian="FreeMono1" style:font-size-asian="13pt" style:font-weight-asian="normal" style:font-name-complex="FreeMono1" style:font-size-complex="13pt" style:font-weight-complex="normal"/>
    </style:style>
    <style:style style:name="P15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d0d0b6" officeooo:paragraph-rsid="0306e5b5" style:font-name-asian="FreeMono1" style:font-size-asian="13pt" style:font-weight-asian="normal" style:font-name-complex="FreeMono1" style:font-size-complex="13pt" style:font-weight-complex="normal"/>
    </style:style>
    <style:style style:name="P151" style:family="paragraph" style:parent-style-name="Standard">
      <style:paragraph-properties fo:text-align="center" style:justify-single-word="false" style:text-autospace="none"/>
      <style:text-properties style:font-name="Jomolhari2" fo:font-size="13pt" style:text-underline-style="none" fo:font-weight="normal" officeooo:rsid="01d0d0b6" officeooo:paragraph-rsid="0306fc29" style:font-name-asian="FreeMono1" style:font-size-asian="13pt" style:font-weight-asian="normal" style:font-name-complex="FreeMono1" style:font-size-complex="13pt" style:font-weight-complex="normal"/>
    </style:style>
    <style:style style:name="P15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2ac999a" officeooo:paragraph-rsid="02ac999a" style:font-name-asian="FreeMono1" style:font-size-asian="13pt" style:font-weight-asian="normal" style:font-name-complex="FreeMono1" style:font-size-complex="13pt" style:font-weight-complex="normal"/>
    </style:style>
    <style:style style:name="P15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2fdad5f" officeooo:paragraph-rsid="02fdad5f" style:font-name-asian="FreeMono1" style:font-size-asian="13pt" style:font-weight-asian="normal" style:font-name-complex="FreeMono1" style:font-size-complex="13pt" style:font-weight-complex="normal"/>
    </style:style>
    <style:style style:name="P154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30204e6" officeooo:paragraph-rsid="030204e6" style:font-name-asian="FreeMono1" style:font-size-asian="13pt" style:font-weight-asian="normal" style:font-name-complex="FreeMono1" style:font-size-complex="13pt" style:font-weight-complex="normal"/>
    </style:style>
    <style:style style:name="P15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e95d09" officeooo:paragraph-rsid="020f642b" style:font-name-asian="FreeMono1" style:font-size-asian="13pt" style:font-weight-asian="normal" style:font-name-complex="FreeMono1" style:font-size-complex="13pt" style:font-weight-complex="normal"/>
    </style:style>
    <style:style style:name="P156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345fdca" officeooo:paragraph-rsid="0345fdca" style:font-name-asian="FreeMono1" style:font-size-asian="13pt" style:font-weight-asian="normal" style:font-name-complex="FreeMono1" style:font-size-complex="13pt" style:font-weight-complex="normal"/>
    </style:style>
    <style:style style:name="P157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3a117d8" officeooo:paragraph-rsid="03a117d8" style:font-name-asian="FreeMono1" style:font-size-asian="13pt" style:font-weight-asian="normal" style:font-name-complex="FreeMono1" style:font-size-complex="13pt" style:font-weight-complex="normal"/>
    </style:style>
    <style:style style:name="P15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bc3a" officeooo:paragraph-rsid="0079bc3a" style:font-name-asian="FreeMono1" style:font-size-asian="11.3500003814697pt" style:font-weight-asian="normal" style:font-name-complex="FreeMono1" style:font-size-complex="13pt" style:font-weight-complex="normal"/>
    </style:style>
    <style:style style:name="P15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bc3a" officeooo:paragraph-rsid="03a117d8" style:font-name-asian="FreeMono1" style:font-size-asian="11.3500003814697pt" style:font-weight-asian="normal" style:font-name-complex="FreeMono1" style:font-size-complex="13pt" style:font-weight-complex="normal"/>
    </style:style>
    <style:style style:name="P16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ffd1" officeooo:paragraph-rsid="0079ffd1" style:font-name-asian="FreeMono1" style:font-size-asian="11.3500003814697pt" style:font-weight-asian="normal" style:font-name-complex="FreeMono1" style:font-size-complex="13pt" style:font-weight-complex="normal"/>
    </style:style>
    <style:style style:name="P16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d1c2ad" officeooo:paragraph-rsid="01a09486" style:font-name-asian="FreeMono1" style:font-size-asian="11.3500003814697pt" style:font-weight-asian="normal" style:font-name-complex="FreeMono1" style:font-size-complex="13pt" style:font-weight-complex="normal"/>
    </style:style>
    <style:style style:name="P16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d1c2ad" officeooo:paragraph-rsid="01abfe7f" style:font-name-asian="FreeMono1" style:font-size-asian="11.3500003814697pt" style:font-weight-asian="normal" style:font-name-complex="FreeMono1" style:font-size-complex="13pt" style:font-weight-complex="normal"/>
    </style:style>
    <style:style style:name="P16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d1c2ad" officeooo:paragraph-rsid="01b006cd" style:font-name-asian="FreeMono1" style:font-size-asian="11.3500003814697pt" style:font-weight-asian="normal" style:font-name-complex="FreeMono1" style:font-size-complex="13pt" style:font-weight-complex="normal"/>
    </style:style>
    <style:style style:name="P164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d1c2ad" officeooo:paragraph-rsid="01bf0d21" style:font-name-asian="FreeMono1" style:font-size-asian="11.3500003814697pt" style:font-weight-asian="normal" style:font-name-complex="FreeMono1" style:font-size-complex="13pt" style:font-weight-complex="normal"/>
    </style:style>
    <style:style style:name="P16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d1c2ad" officeooo:paragraph-rsid="01f8ae7d" style:font-name-asian="FreeMono1" style:font-size-asian="11.3500003814697pt" style:font-weight-asian="normal" style:font-name-complex="FreeMono1" style:font-size-complex="13pt" style:font-weight-complex="normal"/>
    </style:style>
    <style:style style:name="P166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d1c2ad" officeooo:paragraph-rsid="022f664b" style:font-name-asian="FreeMono1" style:font-size-asian="11.3500003814697pt" style:font-weight-asian="normal" style:font-name-complex="FreeMono1" style:font-size-complex="13pt" style:font-weight-complex="normal"/>
    </style:style>
    <style:style style:name="P167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935e" officeooo:paragraph-rsid="0254785b" style:font-name-asian="FreeMono1" style:font-size-asian="11.3500003814697pt" style:font-weight-asian="normal" style:font-name-complex="FreeMono1" style:font-size-complex="13pt" style:font-weight-complex="normal"/>
    </style:style>
    <style:style style:name="P16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935e" officeooo:paragraph-rsid="02578461" style:font-name-asian="FreeMono1" style:font-size-asian="11.3500003814697pt" style:font-weight-asian="normal" style:font-name-complex="FreeMono1" style:font-size-complex="13pt" style:font-weight-complex="normal"/>
    </style:style>
    <style:style style:name="P16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935e" officeooo:paragraph-rsid="035ac0f0" style:font-name-asian="FreeMono1" style:font-size-asian="11.3500003814697pt" style:font-weight-asian="normal" style:font-name-complex="FreeMono1" style:font-size-complex="13pt" style:font-weight-complex="normal"/>
    </style:style>
    <style:style style:name="P17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9bf705" officeooo:paragraph-rsid="019bf705" style:font-name-asian="FreeMono1" style:font-size-asian="11.3500003814697pt" style:font-weight-asian="normal" style:font-name-complex="FreeMono1" style:font-size-complex="13pt" style:font-weight-complex="normal"/>
    </style:style>
    <style:style style:name="P17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a09486" officeooo:paragraph-rsid="01a09486" style:font-name-asian="FreeMono1" style:font-size-asian="11.3500003814697pt" style:font-weight-asian="normal" style:font-name-complex="FreeMono1" style:font-size-complex="13pt" style:font-weight-complex="normal"/>
    </style:style>
    <style:style style:name="P17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a09486" officeooo:paragraph-rsid="01a12e7e" style:font-name-asian="FreeMono1" style:font-size-asian="11.3500003814697pt" style:font-weight-asian="normal" style:font-name-complex="FreeMono1" style:font-size-complex="13pt" style:font-weight-complex="normal"/>
    </style:style>
    <style:style style:name="P17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a596c9" officeooo:paragraph-rsid="01abfe7f" style:font-name-asian="FreeMono1" style:font-size-asian="11.3500003814697pt" style:font-weight-asian="normal" style:font-name-complex="FreeMono1" style:font-size-complex="13pt" style:font-weight-complex="normal"/>
    </style:style>
    <style:style style:name="P174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24c4d7d" officeooo:paragraph-rsid="024c4d7d" style:font-name-asian="FreeMono1" style:font-size-asian="11.3500003814697pt" style:font-weight-asian="normal" style:font-name-complex="FreeMono1" style:font-size-complex="13pt" style:font-weight-complex="normal"/>
    </style:style>
    <style:style style:name="P17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254d87a" officeooo:paragraph-rsid="0254785b" style:font-name-asian="FreeMono1" style:font-size-asian="11.3500003814697pt" style:font-weight-asian="normal" style:font-name-complex="FreeMono1" style:font-size-complex="13pt" style:font-weight-complex="normal"/>
    </style:style>
    <style:style style:name="P176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254d87a" officeooo:paragraph-rsid="0254d87a" style:font-name-asian="FreeMono1" style:font-size-asian="11.3500003814697pt" style:font-weight-asian="normal" style:font-name-complex="FreeMono1" style:font-size-complex="13pt" style:font-weight-complex="normal"/>
    </style:style>
    <style:style style:name="P177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a2f11b" officeooo:paragraph-rsid="01f8ae7d" style:font-name-asian="FreeMono1" style:font-size-asian="11.3500003814697pt" style:font-weight-asian="normal" style:font-name-complex="FreeMono1" style:font-size-complex="13pt" style:font-weight-complex="normal"/>
    </style:style>
    <style:style style:name="P17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2578461" officeooo:paragraph-rsid="02578461" style:font-name-asian="FreeMono1" style:font-size-asian="11.3500003814697pt" style:font-weight-asian="normal" style:font-name-complex="FreeMono1" style:font-size-complex="13pt" style:font-weight-complex="normal"/>
    </style:style>
    <style:style style:name="P17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378a48b" officeooo:paragraph-rsid="0378a48b" style:font-name-asian="FreeMono1" style:font-size-asian="11.3500003814697pt" style:font-weight-asian="normal" style:font-name-complex="FreeMono1" style:font-size-complex="13pt" style:font-weight-complex="normal"/>
    </style:style>
    <style:style style:name="P18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3a117d8" officeooo:paragraph-rsid="03a117d8" style:font-name-asian="FreeMono1" style:font-size-asian="11.3500003814697pt" style:font-weight-asian="normal" style:font-name-complex="FreeMono1" style:font-size-complex="13pt" style:font-weight-complex="normal"/>
    </style:style>
    <style:style style:name="P18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04fc4e4" officeooo:paragraph-rsid="008536c9" style:font-name-asian="FreeMono1" style:font-size-asian="13pt" style:font-weight-asian="bold" style:font-name-complex="FreeMono1" style:font-size-complex="13pt" style:font-weight-complex="bold"/>
    </style:style>
    <style:style style:name="P18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0892451" officeooo:paragraph-rsid="00892451" style:font-name-asian="FreeMono1" style:font-size-asian="13pt" style:font-weight-asian="bold" style:font-name-complex="FreeMono1" style:font-size-complex="13pt" style:font-weight-complex="bold"/>
    </style:style>
    <style:style style:name="P18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09d3326" officeooo:paragraph-rsid="009d3326" style:font-name-asian="FreeMono1" style:font-size-asian="13pt" style:font-weight-asian="bold" style:font-name-complex="FreeMono1" style:font-size-complex="13pt" style:font-weight-complex="bold"/>
    </style:style>
    <style:style style:name="P184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0a5fdb6" officeooo:paragraph-rsid="00a5fdb6" style:font-name-asian="FreeMono1" style:font-size-asian="13pt" style:font-weight-asian="bold" style:font-name-complex="FreeMono1" style:font-size-complex="13pt" style:font-weight-complex="bold"/>
    </style:style>
    <style:style style:name="P18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0d1c2ad" officeooo:paragraph-rsid="01a2f11b" style:font-name-asian="FreeMono1" style:font-size-asian="13pt" style:font-weight-asian="bold" style:font-name-complex="FreeMono1" style:font-size-complex="13pt" style:font-weight-complex="bold"/>
    </style:style>
    <style:style style:name="P186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2ae270e" officeooo:paragraph-rsid="02f24ec6" style:font-name-asian="FreeMono1" style:font-size-asian="13pt" style:font-weight-asian="bold" style:font-name-complex="FreeMono1" style:font-size-complex="13pt" style:font-weight-complex="bold"/>
    </style:style>
    <style:style style:name="P187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29792bf" officeooo:paragraph-rsid="029792bf" style:font-name-asian="FreeMono1" style:font-size-asian="13pt" style:font-weight-asian="bold" style:font-name-complex="FreeMono1" style:font-size-complex="13pt" style:font-weight-complex="bold"/>
    </style:style>
    <style:style style:name="P18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34f8ad9" officeooo:paragraph-rsid="03533ee9" style:font-name-asian="FreeMono1" style:font-size-asian="13pt" style:font-weight-asian="bold" style:font-name-complex="FreeMono1" style:font-size-complex="13pt" style:font-weight-complex="bold"/>
    </style:style>
    <style:style style:name="P18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079935e" officeooo:paragraph-rsid="0079935e" style:font-name-asian="FreeMono1" style:font-size-asian="11.3500003814697pt" style:font-weight-asian="bold" style:font-name-complex="FreeMono1" style:font-size-complex="13pt" style:font-weight-complex="bold"/>
    </style:style>
    <style:style style:name="P19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24c4d7d" officeooo:paragraph-rsid="024c4d7d" style:font-name-asian="FreeMono1" style:font-size-asian="11.3500003814697pt" style:font-weight-asian="bold" style:font-name-complex="FreeMono1" style:font-size-complex="13pt" style:font-weight-complex="bold"/>
    </style:style>
    <style:style style:name="P191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paragraph-rsid="0076ff5d" style:font-size-asian="16pt" style:font-weight-asian="bold" style:font-size-complex="16pt" style:font-weight-complex="bold"/>
    </style:style>
    <style:style style:name="P192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rsid="009d3326" officeooo:paragraph-rsid="009d3326" style:font-name-asian="FreeMono1" style:font-size-asian="16pt" style:font-weight-asian="bold" style:font-name-complex="FreeMono1" style:font-size-complex="16pt" style:font-weight-complex="bold"/>
    </style:style>
    <style:style style:name="P193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rsid="00ed59f4" officeooo:paragraph-rsid="01eebbae" style:font-name-asian="FreeMono1" style:font-size-asian="16pt" style:font-weight-asian="bold" style:font-name-complex="FreeMono1" style:font-size-complex="16pt" style:font-weight-complex="bold"/>
    </style:style>
    <style:style style:name="P194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rsid="01a2f11b" officeooo:paragraph-rsid="019f2fdc" style:font-name-asian="FreeMono1" style:font-size-asian="16pt" style:font-weight-asian="bold" style:font-name-complex="FreeMono1" style:font-size-complex="16pt" style:font-weight-complex="bold"/>
    </style:style>
    <style:style style:name="P195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rsid="01eb37a6" officeooo:paragraph-rsid="025d142f" style:font-name-asian="FreeMono1" style:font-size-asian="16pt" style:font-weight-asian="bold" style:font-name-complex="FreeMono1" style:font-size-complex="16pt" style:font-weight-complex="bold"/>
    </style:style>
    <style:style style:name="P196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rsid="01eb37a6" officeooo:paragraph-rsid="029792bf" style:font-name-asian="FreeMono1" style:font-size-asian="16pt" style:font-weight-asian="bold" style:font-name-complex="FreeMono1" style:font-size-complex="16pt" style:font-weight-complex="bold"/>
    </style:style>
    <style:style style:name="P197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rsid="0376e722" officeooo:paragraph-rsid="0376e722" style:font-name-asian="FreeMono1" style:font-size-asian="16pt" style:font-weight-asian="bold" style:font-name-complex="FreeMono1" style:font-size-complex="16pt" style:font-weight-complex="bold"/>
    </style:style>
    <style:style style:name="P198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rsid="0350f533" officeooo:paragraph-rsid="008d752e" style:font-name-asian="FreeMono1" style:font-size-asian="16pt" style:font-weight-asian="bold" style:font-name-complex="FreeMono1" style:font-size-complex="16pt" style:font-weight-complex="bold"/>
    </style:style>
    <style:style style:name="P199" style:family="paragraph" style:parent-style-name="Standard">
      <style:paragraph-properties fo:text-align="start" style:justify-single-word="false" style:text-autospace="none"/>
      <style:text-properties style:font-name="Jomolhari2" fo:font-size="16pt" fo:font-weight="bold" officeooo:paragraph-rsid="00dadf9b" style:font-size-asian="16pt" style:font-weight-asian="bold" style:font-size-complex="16pt" style:font-weight-complex="bold"/>
    </style:style>
    <style:style style:name="P200" style:family="paragraph" style:parent-style-name="Standard">
      <style:paragraph-properties fo:text-align="start" style:justify-single-word="false" style:text-autospace="none"/>
      <style:text-properties officeooo:paragraph-rsid="00aba559"/>
    </style:style>
    <style:style style:name="P201" style:family="paragraph" style:parent-style-name="Standard">
      <style:paragraph-properties fo:text-align="start" style:justify-single-word="false" style:text-autospace="none"/>
      <style:text-properties officeooo:paragraph-rsid="01fd7c2f"/>
    </style:style>
    <style:style style:name="P202" style:family="paragraph" style:parent-style-name="Standard">
      <style:paragraph-properties fo:text-align="start" style:justify-single-word="false" style:text-autospace="none"/>
      <style:text-properties officeooo:paragraph-rsid="01eebbae"/>
    </style:style>
    <style:style style:name="P203" style:family="paragraph" style:parent-style-name="Standard">
      <style:paragraph-properties fo:text-align="start" style:justify-single-word="false" style:text-autospace="none"/>
      <style:text-properties officeooo:paragraph-rsid="02193e2d"/>
    </style:style>
    <style:style style:name="P204" style:family="paragraph" style:parent-style-name="Standard">
      <style:paragraph-properties fo:text-align="start" style:justify-single-word="false" style:text-autospace="none"/>
      <style:text-properties officeooo:paragraph-rsid="02cdb238"/>
    </style:style>
    <style:style style:name="P205" style:family="paragraph" style:parent-style-name="Standard">
      <style:paragraph-properties fo:text-align="start" style:justify-single-word="false" style:text-autospace="none"/>
      <style:text-properties officeooo:paragraph-rsid="036a18ce"/>
    </style:style>
    <style:style style:name="P206" style:family="paragraph" style:parent-style-name="Standard">
      <style:paragraph-properties fo:text-align="start" style:justify-single-word="false" style:text-autospace="none"/>
      <style:text-properties fo:font-size="16pt" fo:font-weight="bold" officeooo:paragraph-rsid="00dd84a8" style:font-size-asian="16pt" style:font-weight-asian="bold" style:font-size-complex="16pt" style:font-weight-complex="bold"/>
    </style:style>
    <style:style style:name="P207" style:family="paragraph" style:parent-style-name="Standard">
      <style:paragraph-properties fo:text-align="start" style:justify-single-word="false" style:text-autospace="none"/>
      <style:text-properties fo:font-size="16pt" fo:font-weight="bold" officeooo:paragraph-rsid="01de4d40" style:font-size-asian="16pt" style:font-weight-asian="bold" style:font-size-complex="16pt" style:font-weight-complex="bold"/>
    </style:style>
    <style:style style:name="P208" style:family="paragraph" style:parent-style-name="Standard">
      <style:paragraph-properties fo:text-align="start" style:justify-single-word="false" style:text-autospace="none"/>
      <style:text-properties fo:font-size="13pt" fo:font-weight="normal" officeooo:paragraph-rsid="019bf705" style:font-size-asian="11.3500003814697pt" style:font-weight-asian="normal" style:font-size-complex="13pt" style:font-weight-complex="normal"/>
    </style:style>
    <style:style style:name="P209" style:family="paragraph" style:parent-style-name="Standard">
      <style:paragraph-properties fo:text-align="start" style:justify-single-word="false" style:text-autospace="none"/>
      <style:text-properties fo:font-weight="normal" officeooo:paragraph-rsid="01bf0d21" style:font-weight-asian="normal" style:font-weight-complex="normal"/>
    </style:style>
    <style:style style:name="P210" style:family="paragraph" style:parent-style-name="Standard">
      <style:paragraph-properties fo:text-align="start" style:justify-single-word="false" style:text-autospace="none"/>
      <style:text-properties fo:font-weight="normal" officeooo:paragraph-rsid="023f7307" style:font-weight-asian="normal" style:font-weight-complex="normal"/>
    </style:style>
    <style:style style:name="P211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1c157c4" officeooo:paragraph-rsid="01bbf20e" style:font-name-asian="FreeMono1" style:font-size-asian="11.3500003814697pt" style:font-weight-asian="normal" style:font-name-complex="FreeMono1" style:font-size-complex="13pt" style:font-weight-complex="normal"/>
    </style:style>
    <style:style style:name="P212" style:family="paragraph" style:parent-style-name="Preformatted_20_Text">
      <style:text-properties style:font-name="FreeMono" fo:font-size="13pt" style:font-size-asian="13pt" style:font-size-complex="13pt"/>
    </style:style>
    <style:style style:name="P213" style:family="paragraph" style:parent-style-name="Preformatted_20_Text">
      <style:text-properties style:font-name="Jomolhari2" fo:font-size="13pt" officeooo:paragraph-rsid="00ab02c4" style:font-size-asian="13pt" style:font-size-complex="13pt"/>
    </style:style>
    <style:style style:name="P214" style:family="paragraph" style:parent-style-name="Table_20_Contents">
      <style:paragraph-properties fo:text-align="center" style:justify-single-word="false"/>
      <style:text-properties style:font-name="Jomolhari2" fo:font-size="13pt" style:font-name-asian="FreeMono1" style:font-size-asian="13pt" style:font-name-complex="FreeMono1" style:font-size-complex="13pt"/>
    </style:style>
    <style:style style:name="P215" style:family="paragraph" style:parent-style-name="Table_20_Contents">
      <style:paragraph-properties fo:text-align="center" style:justify-single-word="false"/>
      <style:text-properties style:font-name="Jomolhari2" fo:font-size="13pt" officeooo:rsid="030c627f" officeooo:paragraph-rsid="030c627f" style:font-name-asian="FreeMono1" style:font-size-asian="13pt" style:font-name-complex="FreeMono1" style:font-size-complex="13pt"/>
    </style:style>
    <style:style style:name="P216" style:family="paragraph" style:parent-style-name="Table_20_Contents">
      <style:paragraph-properties fo:text-align="center" style:justify-single-word="false"/>
      <style:text-properties style:font-name="Jomolhari2" fo:font-size="13pt" fo:font-weight="normal" officeooo:rsid="030c627f" officeooo:paragraph-rsid="030c627f" style:font-name-asian="FreeMono1" style:font-size-asian="13pt" style:font-weight-asian="normal" style:font-name-complex="FreeMono1" style:font-size-complex="13pt" style:font-weight-complex="normal"/>
    </style:style>
    <style:style style:name="P217" style:family="paragraph" style:parent-style-name="Standard" style:list-style-name="L1">
      <style:paragraph-properties style:text-autospace="none"/>
      <style:text-properties style:font-name="Jomolhari1" fo:font-size="13pt" fo:font-weight="normal" officeooo:rsid="002db2b4" officeooo:paragraph-rsid="002db2b4" style:font-name-asian="FreeMono1" style:font-size-asian="13pt" style:font-weight-asian="normal" style:font-name-complex="FreeMono1" style:font-size-complex="13pt" style:font-weight-complex="normal"/>
    </style:style>
    <style:style style:name="P218" style:family="paragraph" style:parent-style-name="Standard" style:list-style-name="L5">
      <style:paragraph-properties fo:text-align="start" style:justify-single-word="false" style:text-autospace="none"/>
      <style:text-properties style:font-name="Jomolhari1" fo:font-size="13pt" style:text-underline-style="none" fo:font-weight="normal" officeooo:rsid="00a902d6" officeooo:paragraph-rsid="00a902d6" style:font-name-asian="FreeMono1" style:font-size-asian="13pt" style:font-weight-asian="normal" style:font-name-complex="FreeMono1" style:font-size-complex="13pt" style:font-weight-complex="normal"/>
    </style:style>
    <style:style style:name="P219" style:family="paragraph" style:parent-style-name="Standard" style:list-style-name="L6">
      <style:paragraph-properties fo:text-align="start" style:justify-single-word="false" style:text-autospace="none"/>
      <style:text-properties style:font-name="Jomolhari1" fo:font-size="13pt" style:text-underline-style="none" fo:font-weight="normal" officeooo:rsid="00d6e66c" officeooo:paragraph-rsid="00d6e66c" style:font-name-asian="FreeMono1" style:font-size-asian="13pt" style:font-weight-asian="normal" style:font-name-complex="FreeMono1" style:font-size-complex="13pt" style:font-weight-complex="normal"/>
    </style:style>
    <style:style style:name="P220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4fc4e4" officeooo:paragraph-rsid="039092d7" style:font-name-asian="FreeMono1" style:font-size-asian="13pt" style:font-weight-asian="normal" style:font-name-complex="FreeMono1" style:font-size-complex="13pt" style:font-weight-complex="normal"/>
    </style:style>
    <style:style style:name="P221" style:family="paragraph" style:parent-style-name="Standard" style:list-style-name="L8">
      <style:paragraph-properties fo:text-align="start" style:justify-single-word="false" style:text-autospace="none"/>
      <style:text-properties style:font-name="Jomolhari2" fo:font-size="13pt" style:text-underline-style="none" fo:font-weight="normal" officeooo:rsid="02a7dc76" officeooo:paragraph-rsid="02a7dc76" style:font-name-asian="FreeMono1" style:font-size-asian="13pt" style:font-weight-asian="normal" style:font-name-complex="FreeMono1" style:font-size-complex="13pt" style:font-weight-complex="normal"/>
    </style:style>
    <style:style style:name="P22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a41564" officeooo:paragraph-rsid="03a8f936" style:font-name-asian="FreeMono1" style:font-size-asian="13pt" style:font-weight-asian="normal" style:font-name-complex="FreeMono1" style:font-size-complex="13pt" style:font-weight-complex="normal"/>
    </style:style>
    <style:style style:name="P22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a41564" officeooo:paragraph-rsid="03a9e936" style:font-name-asian="FreeMono1" style:font-size-asian="13pt" style:font-weight-asian="normal" style:font-name-complex="FreeMono1" style:font-size-complex="13pt" style:font-weight-complex="normal"/>
    </style:style>
    <style:style style:name="P224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5d7e24" officeooo:paragraph-rsid="02857890" style:font-name-asian="FreeMono1" style:font-size-asian="13pt" style:font-weight-asian="normal" style:font-name-complex="FreeMono1" style:font-size-complex="13pt" style:font-weight-complex="normal"/>
    </style:style>
    <style:style style:name="P22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5d7e24" officeooo:paragraph-rsid="035db11e" style:font-name-asian="FreeMono1" style:font-size-asian="13pt" style:font-weight-asian="normal" style:font-name-complex="FreeMono1" style:font-size-complex="13pt" style:font-weight-complex="normal"/>
    </style:style>
    <style:style style:name="P226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48961a" officeooo:paragraph-rsid="035db11e" style:font-name-asian="FreeMono1" style:font-size-asian="13pt" style:font-weight-asian="normal" style:font-name-complex="FreeMono1" style:font-size-complex="13pt" style:font-weight-complex="normal"/>
    </style:style>
    <style:style style:name="P227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a5fdb6" officeooo:paragraph-rsid="035db11e" style:font-name-asian="FreeMono1" style:font-size-asian="13pt" style:font-weight-asian="normal" style:font-name-complex="FreeMono1" style:font-size-complex="13pt" style:font-weight-complex="normal"/>
    </style:style>
    <style:style style:name="P22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a5fdb6" officeooo:paragraph-rsid="0363e277" style:font-name-asian="FreeMono1" style:font-size-asian="13pt" style:font-weight-asian="normal" style:font-name-complex="FreeMono1" style:font-size-complex="13pt" style:font-weight-complex="normal"/>
    </style:style>
    <style:style style:name="P22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a5fdb6" officeooo:paragraph-rsid="02857890" style:font-name-asian="FreeMono1" style:font-size-asian="13pt" style:font-weight-asian="normal" style:font-name-complex="FreeMono1" style:font-size-complex="13pt" style:font-weight-complex="normal"/>
    </style:style>
    <style:style style:name="P23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27a8c95" officeooo:paragraph-rsid="03606e63" style:font-name-asian="FreeMono1" style:font-size-asian="13pt" style:font-weight-asian="normal" style:font-name-complex="FreeMono1" style:font-size-complex="13pt" style:font-weight-complex="normal"/>
    </style:style>
    <style:style style:name="P23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bc3a" officeooo:paragraph-rsid="0079bc3a" style:font-name-asian="FreeMono1" style:font-size-asian="13pt" style:font-weight-asian="normal" style:font-name-complex="FreeMono1" style:font-size-complex="13pt" style:font-weight-complex="normal"/>
    </style:style>
    <style:style style:name="P23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0a5fdb6" officeooo:paragraph-rsid="00a5fdb6" style:font-name-asian="FreeMono1" style:font-size-asian="13pt" style:font-weight-asian="bold" style:font-name-complex="FreeMono1" style:font-size-complex="13pt" style:font-weight-complex="bold"/>
    </style:style>
    <style:style style:name="P233" style:family="paragraph" style:parent-style-name="Standard" style:list-style-name="L4">
      <style:paragraph-properties fo:text-align="start" style:justify-single-word="false" style:text-autospace="none"/>
      <style:text-properties officeooo:paragraph-rsid="0119c413"/>
    </style:style>
    <style:style style:name="P234" style:family="paragraph" style:parent-style-name="Standard" style:list-style-name="L4">
      <style:paragraph-properties fo:text-align="start" style:justify-single-word="false" style:text-autospace="none"/>
      <style:text-properties officeooo:paragraph-rsid="00a28bbc"/>
    </style:style>
    <style:style style:name="P235" style:family="paragraph" style:parent-style-name="Standard" style:list-style-name="L9">
      <style:paragraph-properties fo:text-align="start" style:justify-single-word="false" style:text-autospace="none"/>
      <style:text-properties officeooo:paragraph-rsid="029792bf"/>
    </style:style>
    <style:style style:name="P236" style:family="paragraph" style:parent-style-name="Standard">
      <style:paragraph-properties fo:text-align="start" style:justify-single-word="false" style:text-autospace="none"/>
      <style:text-properties officeooo:paragraph-rsid="03606e63"/>
    </style:style>
    <style:style style:name="P237" style:family="paragraph" style:parent-style-name="Standard" style:list-style-name="L7">
      <style:paragraph-properties fo:text-align="start" style:justify-single-word="false" style:text-autospace="none"/>
      <style:text-properties fo:font-size="13pt" fo:font-weight="normal" officeooo:paragraph-rsid="019bf705" style:font-size-asian="11.3500003814697pt" style:font-weight-asian="normal" style:font-size-complex="13pt" style:font-weight-complex="normal"/>
    </style:style>
    <style:style style:name="P238" style:family="paragraph" style:parent-style-name="Standard" style:list-style-name="L7">
      <style:paragraph-properties fo:text-align="start" style:justify-single-word="false" style:text-autospace="none"/>
      <style:text-properties fo:font-size="13pt" fo:font-weight="normal" officeooo:paragraph-rsid="019dedd1" style:font-size-asian="11.3500003814697pt" style:font-weight-asian="normal" style:font-size-complex="13pt" style:font-weight-complex="normal"/>
    </style:style>
    <style:style style:name="P239" style:family="paragraph" style:parent-style-name="Standard" style:list-style-name="L3">
      <style:paragraph-properties fo:text-align="start" style:justify-single-word="false" style:text-autospace="none"/>
      <style:text-properties style:font-name="FreeMono" fo:font-size="13pt" style:text-underline-style="none" fo:font-weight="normal" officeooo:rsid="009d3326" officeooo:paragraph-rsid="009d3326" style:font-name-asian="FreeMono1" style:font-size-asian="13pt" style:font-weight-asian="normal" style:font-name-complex="FreeMono1" style:font-size-complex="13pt" style:font-weight-complex="normal"/>
    </style:style>
    <style:style style:name="P240" style:family="paragraph" style:parent-style-name="Standard" style:list-style-name="L2">
      <style:paragraph-properties fo:text-align="start" style:justify-single-word="false" style:text-autospace="none"/>
      <style:text-properties style:font-name="FreeMono" fo:font-size="13pt" style:text-underline-style="none" fo:font-weight="normal" officeooo:rsid="024aa349" officeooo:paragraph-rsid="024aa349" style:font-name-asian="FreeMono1" style:font-size-asian="11.3500003814697pt" style:font-weight-asian="normal" style:font-name-complex="FreeMono1" style:font-size-complex="13pt" style:font-weight-complex="normal"/>
    </style:style>
    <style:style style:name="P241" style:family="paragraph" style:parent-style-name="Standard" style:list-style-name="L2">
      <style:paragraph-properties fo:text-align="start" style:justify-single-word="false" style:text-autospace="none"/>
      <style:text-properties style:font-name="FreeMono" fo:font-size="13pt" style:text-underline-style="none" fo:font-weight="normal" officeooo:rsid="0079935e" officeooo:paragraph-rsid="0079935e" style:font-name-asian="FreeMono1" style:font-size-asian="11.3500003814697pt" style:font-weight-asian="normal" style:font-name-complex="FreeMono1" style:font-size-complex="13pt" style:font-weight-complex="normal"/>
    </style:style>
    <style:style style:name="P242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bold" officeooo:rsid="024c4d7d" officeooo:paragraph-rsid="024c4d7d" style:font-name-asian="FreeMono1" style:font-size-asian="11.3500003814697pt" style:font-weight-asian="bold" style:font-name-complex="FreeMono1" style:font-size-complex="13pt" style:font-weight-complex="bold"/>
    </style:style>
    <style:style style:name="P243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39092d7" style:font-name-asian="FreeMono1" style:font-size-asian="13pt" style:font-weight-asian="normal" style:font-name-complex="FreeMono1" style:font-size-complex="13pt" style:font-weight-complex="normal"/>
    </style:style>
    <style:style style:name="P244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3743e91" officeooo:paragraph-rsid="039092d7" style:font-name-asian="FreeMono1" style:font-size-asian="13pt" style:font-weight-asian="normal" style:font-name-complex="FreeMono1" style:font-size-complex="13pt" style:font-weight-complex="normal"/>
    </style:style>
    <style:style style:name="P245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4edd7b" officeooo:paragraph-rsid="035db11e" style:font-name-asian="FreeMono1" style:font-size-asian="13pt" style:font-weight-asian="normal" style:font-name-complex="FreeMono1" style:font-size-complex="13pt" style:font-weight-complex="normal"/>
    </style:style>
    <style:style style:name="P246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a5fdb6" officeooo:paragraph-rsid="035db11e" style:font-name-asian="FreeMono1" style:font-size-asian="13pt" style:font-weight-asian="normal" style:font-name-complex="FreeMono1" style:font-size-complex="13pt" style:font-weight-complex="normal"/>
    </style:style>
    <style:style style:name="P247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543fb6" officeooo:paragraph-rsid="035db11e" style:font-name-asian="FreeMono1" style:font-size-asian="13pt" style:font-weight-asian="normal" style:font-name-complex="FreeMono1" style:font-size-complex="13pt" style:font-weight-complex="normal"/>
    </style:style>
    <style:style style:name="P248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51776f" officeooo:paragraph-rsid="035db11e" style:font-name-asian="FreeMono1" style:font-size-asian="13pt" style:font-weight-asian="normal" style:font-name-complex="FreeMono1" style:font-size-complex="13pt" style:font-weight-complex="normal"/>
    </style:style>
    <style:style style:name="P249" style:family="paragraph">
      <style:paragraph-properties fo:text-align="center"/>
    </style:style>
    <style:style style:name="P250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officeooo:rsid="000a773f"/>
    </style:style>
    <style:style style:name="T2" style:family="text">
      <style:text-properties officeooo:rsid="000c4e06"/>
    </style:style>
    <style:style style:name="T3" style:family="text">
      <style:text-properties officeooo:rsid="000db277"/>
    </style:style>
    <style:style style:name="T4" style:family="text">
      <style:text-properties officeooo:rsid="0017bb14"/>
    </style:style>
    <style:style style:name="T5" style:family="text">
      <style:text-properties style:text-underline-style="none" officeooo:rsid="00ed59f4" style:font-name-asian="FreeMono1" style:font-name-complex="FreeMono1"/>
    </style:style>
    <style:style style:name="T6" style:family="text">
      <style:text-properties style:text-underline-style="none" officeooo:rsid="00dadf9b" style:font-name-asian="FreeMono1" style:font-name-complex="FreeMono1"/>
    </style:style>
    <style:style style:name="T7" style:family="text">
      <style:text-properties style:text-underline-style="none" officeooo:rsid="0350f533" style:font-name-asian="FreeMono1" style:font-name-complex="FreeMono1"/>
    </style:style>
    <style:style style:name="T8" style:family="text">
      <style:text-properties officeooo:rsid="00198de8"/>
    </style:style>
    <style:style style:name="T9" style:family="text">
      <style:text-properties officeooo:rsid="001b28a2"/>
    </style:style>
    <style:style style:name="T10" style:family="text">
      <style:text-properties fo:font-weight="normal" officeooo:rsid="0012b382" style:font-weight-asian="normal" style:font-weight-complex="normal"/>
    </style:style>
    <style:style style:name="T11" style:family="text">
      <style:text-properties fo:font-weight="normal" officeooo:rsid="00144699" style:font-weight-asian="normal" style:font-weight-complex="normal"/>
    </style:style>
    <style:style style:name="T12" style:family="text">
      <style:text-properties fo:font-weight="normal" officeooo:rsid="032d67c3" style:font-weight-asian="normal" style:font-weight-complex="normal"/>
    </style:style>
    <style:style style:name="T13" style:family="text">
      <style:text-properties fo:font-weight="normal" officeooo:rsid="0372e310" style:font-weight-asian="normal" style:font-weight-complex="normal"/>
    </style:style>
    <style:style style:name="T14" style:family="text">
      <style:text-properties fo:font-weight="normal" officeooo:rsid="0385517d" style:font-weight-asian="normal" style:font-weight-complex="normal"/>
    </style:style>
    <style:style style:name="T15" style:family="text">
      <style:text-properties officeooo:rsid="001b86f4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officeooo:rsid="033f450c" style:font-style-asian="normal" style:font-style-complex="normal"/>
    </style:style>
    <style:style style:name="T18" style:family="text">
      <style:text-properties fo:font-style="normal" officeooo:rsid="033df659" style:font-style-asian="normal" style:font-style-complex="normal"/>
    </style:style>
    <style:style style:name="T19" style:family="text">
      <style:text-properties officeooo:rsid="00210abb"/>
    </style:style>
    <style:style style:name="T20" style:family="text">
      <style:text-properties fo:font-size="13pt" style:text-underline-style="none" fo:font-weight="normal" officeooo:rsid="00bf6cbd" style:font-name-asian="FreeMono1" style:font-size-asian="13pt" style:font-weight-asian="normal" style:font-name-complex="FreeMono1" style:font-size-complex="13pt" style:font-weight-complex="normal"/>
    </style:style>
    <style:style style:name="T21" style:family="text">
      <style:text-properties fo:font-size="13pt" style:text-underline-style="none" fo:font-weight="normal" officeooo:rsid="01de4d40" style:font-name-asian="FreeMono1" style:font-size-asian="13pt" style:font-weight-asian="normal" style:font-name-complex="FreeMono1" style:font-size-complex="13pt" style:font-weight-complex="normal"/>
    </style:style>
    <style:style style:name="T22" style:family="text">
      <style:text-properties fo:font-size="13pt" style:text-underline-style="none" fo:font-weight="normal" officeooo:rsid="01db272a" style:font-name-asian="FreeMono1" style:font-size-asian="13pt" style:font-weight-asian="normal" style:font-name-complex="FreeMono1" style:font-size-complex="13pt" style:font-weight-complex="normal"/>
    </style:style>
    <style:style style:name="T23" style:family="text">
      <style:text-properties fo:font-size="13pt" style:text-underline-style="none" fo:font-weight="normal" officeooo:rsid="01de68a0" style:font-name-asian="FreeMono1" style:font-size-asian="13pt" style:font-weight-asian="normal" style:font-name-complex="FreeMono1" style:font-size-complex="13pt" style:font-weight-complex="normal"/>
    </style:style>
    <style:style style:name="T24" style:family="text">
      <style:text-properties fo:font-size="13pt" style:text-underline-style="none" fo:font-weight="normal" officeooo:rsid="01e95d09" style:font-name-asian="FreeMono1" style:font-size-asian="13pt" style:font-weight-asian="normal" style:font-name-complex="FreeMono1" style:font-size-complex="13pt" style:font-weight-complex="normal"/>
    </style:style>
    <style:style style:name="T25" style:family="text">
      <style:text-properties fo:font-size="13pt" style:text-underline-style="none" fo:font-weight="normal" officeooo:rsid="02124cae" style:font-name-asian="FreeMono1" style:font-size-asian="13pt" style:font-weight-asian="normal" style:font-name-complex="FreeMono1" style:font-size-complex="13pt" style:font-weight-complex="normal"/>
    </style:style>
    <style:style style:name="T26" style:family="text">
      <style:text-properties fo:font-size="13pt" style:text-underline-style="none" fo:font-weight="normal" officeooo:rsid="0212f4ab" style:font-name-asian="FreeMono1" style:font-size-asian="13pt" style:font-weight-asian="normal" style:font-name-complex="FreeMono1" style:font-size-complex="13pt" style:font-weight-complex="normal"/>
    </style:style>
    <style:style style:name="T27" style:family="text">
      <style:text-properties officeooo:rsid="002307af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2ae270e" style:font-weight-asian="bold" style:font-weight-complex="bold"/>
    </style:style>
    <style:style style:name="T30" style:family="text">
      <style:text-properties fo:font-weight="bold" officeooo:rsid="02dcfea0" style:font-weight-asian="bold" style:font-weight-complex="bold"/>
    </style:style>
    <style:style style:name="T31" style:family="text">
      <style:text-properties fo:font-weight="bold" officeooo:rsid="02e6be43" style:font-weight-asian="bold" style:font-weight-complex="bold"/>
    </style:style>
    <style:style style:name="T32" style:family="text">
      <style:text-properties fo:font-weight="bold" officeooo:rsid="02ed4c69" style:font-weight-asian="bold" style:font-weight-complex="bold"/>
    </style:style>
    <style:style style:name="T33" style:family="text">
      <style:text-properties officeooo:rsid="002542da"/>
    </style:style>
    <style:style style:name="T34" style:family="text">
      <style:text-properties officeooo:rsid="0029c6eb"/>
    </style:style>
    <style:style style:name="T35" style:family="text">
      <style:text-properties officeooo:rsid="002ada64"/>
    </style:style>
    <style:style style:name="T36" style:family="text">
      <style:text-properties style:font-name="Jomolhari1" fo:font-size="13pt" style:text-underline-style="none" fo:font-weight="normal" officeooo:rsid="00aba559" style:font-name-asian="FreeMono1" style:font-size-asian="13pt" style:font-weight-asian="normal" style:font-name-complex="FreeMono1" style:font-size-complex="13pt" style:font-weight-complex="normal"/>
    </style:style>
    <style:style style:name="T37" style:family="text">
      <style:text-properties style:font-name="Jomolhari1" fo:font-size="13pt" style:text-underline-style="none" fo:font-weight="normal" officeooo:rsid="00aebbf2" style:font-name-asian="FreeMono1" style:font-size-asian="13pt" style:font-weight-asian="normal" style:font-name-complex="FreeMono1" style:font-size-complex="13pt" style:font-weight-complex="normal"/>
    </style:style>
    <style:style style:name="T38" style:family="text">
      <style:text-properties style:font-name="Jomolhari1" fo:font-size="13pt" style:text-underline-style="none" fo:font-weight="normal" officeooo:rsid="00b5b2a5" style:font-name-asian="FreeMono1" style:font-size-asian="13pt" style:font-weight-asian="normal" style:font-name-complex="FreeMono1" style:font-size-complex="13pt" style:font-weight-complex="normal"/>
    </style:style>
    <style:style style:name="T39" style:family="text">
      <style:text-properties style:font-name="Jomolhari1" fo:font-size="13pt" style:text-underline-style="none" fo:font-weight="normal" officeooo:rsid="00b7822a" style:font-name-asian="FreeMono1" style:font-size-asian="13pt" style:font-weight-asian="normal" style:font-name-complex="FreeMono1" style:font-size-complex="13pt" style:font-weight-complex="normal"/>
    </style:style>
    <style:style style:name="T40" style:family="text">
      <style:text-properties style:font-name="Jomolhari1" fo:font-size="13pt" style:text-underline-style="none" fo:font-weight="normal" officeooo:rsid="00b8aad8" style:font-name-asian="FreeMono1" style:font-size-asian="13pt" style:font-weight-asian="normal" style:font-name-complex="FreeMono1" style:font-size-complex="13pt" style:font-weight-complex="normal"/>
    </style:style>
    <style:style style:name="T41" style:family="text">
      <style:text-properties style:font-name="Jomolhari1" fo:font-size="13pt" style:text-underline-style="none" fo:font-weight="normal" officeooo:rsid="00ba5d42" style:font-name-asian="FreeMono1" style:font-size-asian="13pt" style:font-weight-asian="normal" style:font-name-complex="FreeMono1" style:font-size-complex="13pt" style:font-weight-complex="normal"/>
    </style:style>
    <style:style style:name="T42" style:family="text">
      <style:text-properties style:font-name="Jomolhari1" fo:font-size="13pt" style:text-underline-style="none" fo:font-weight="normal" officeooo:rsid="00cab173" style:font-name-asian="FreeMono1" style:font-size-asian="13pt" style:font-weight-asian="normal" style:font-name-complex="FreeMono1" style:font-size-complex="13pt" style:font-weight-complex="normal"/>
    </style:style>
    <style:style style:name="T43" style:family="text">
      <style:text-properties style:font-name="Jomolhari1" fo:font-size="13pt" style:text-underline-style="none" fo:font-weight="normal" officeooo:rsid="00d43c9e" style:font-name-asian="FreeMono1" style:font-size-asian="13pt" style:font-weight-asian="normal" style:font-name-complex="FreeMono1" style:font-size-complex="13pt" style:font-weight-complex="normal"/>
    </style:style>
    <style:style style:name="T44" style:family="text">
      <style:text-properties style:font-name="Jomolhari1" fo:font-size="13pt" style:text-underline-style="none" fo:font-weight="normal" officeooo:rsid="00d4f43f" style:font-name-asian="FreeMono1" style:font-size-asian="13pt" style:font-weight-asian="normal" style:font-name-complex="FreeMono1" style:font-size-complex="13pt" style:font-weight-complex="normal"/>
    </style:style>
    <style:style style:name="T45" style:family="text">
      <style:text-properties style:font-name="Jomolhari1" fo:font-size="13pt" style:text-underline-style="none" fo:font-weight="normal" officeooo:rsid="00d6e66c" style:font-name-asian="FreeMono1" style:font-size-asian="13pt" style:font-weight-asian="normal" style:font-name-complex="FreeMono1" style:font-size-complex="13pt" style:font-weight-complex="normal"/>
    </style:style>
    <style:style style:name="T46" style:family="text">
      <style:text-properties style:font-name="Jomolhari1" fo:font-size="13pt" style:text-underline-style="none" fo:font-weight="normal" officeooo:rsid="01985525" style:font-name-asian="FreeMono1" style:font-size-asian="13pt" style:font-weight-asian="normal" style:font-name-complex="FreeMono1" style:font-size-complex="13pt" style:font-weight-complex="normal"/>
    </style:style>
    <style:style style:name="T47" style:family="text">
      <style:text-properties style:font-name="Jomolhari1" fo:font-size="13pt" style:text-underline-style="none" fo:font-weight="normal" officeooo:rsid="01d8b698" style:font-name-asian="FreeMono1" style:font-size-asian="13pt" style:font-weight-asian="normal" style:font-name-complex="FreeMono1" style:font-size-complex="13pt" style:font-weight-complex="normal"/>
    </style:style>
    <style:style style:name="T48" style:family="text">
      <style:text-properties style:font-name="Jomolhari1" fo:font-size="13pt" style:text-underline-style="none" fo:font-weight="normal" officeooo:rsid="01db272a" style:font-name-asian="FreeMono1" style:font-size-asian="13pt" style:font-weight-asian="normal" style:font-name-complex="FreeMono1" style:font-size-complex="13pt" style:font-weight-complex="normal"/>
    </style:style>
    <style:style style:name="T49" style:family="text">
      <style:text-properties style:font-name="Jomolhari1" fo:font-size="13pt" style:text-underline-style="none" fo:font-weight="normal" officeooo:rsid="01ddf01f" style:font-name-asian="FreeMono1" style:font-size-asian="13pt" style:font-weight-asian="normal" style:font-name-complex="FreeMono1" style:font-size-complex="13pt" style:font-weight-complex="normal"/>
    </style:style>
    <style:style style:name="T50" style:family="text">
      <style:text-properties style:font-name="Jomolhari1" fo:font-size="13pt" style:text-underline-style="none" fo:font-weight="normal" officeooo:rsid="0207e6f0" style:font-name-asian="FreeMono1" style:font-size-asian="13pt" style:font-weight-asian="normal" style:font-name-complex="FreeMono1" style:font-size-complex="13pt" style:font-weight-complex="normal"/>
    </style:style>
    <style:style style:name="T51" style:family="text">
      <style:text-properties style:font-name="Jomolhari1" fo:font-size="13pt" style:text-underline-style="none" fo:font-weight="normal" officeooo:rsid="021fd6c9" style:font-name-asian="FreeMono1" style:font-size-asian="13pt" style:font-weight-asian="normal" style:font-name-complex="FreeMono1" style:font-size-complex="13pt" style:font-weight-complex="normal"/>
    </style:style>
    <style:style style:name="T52" style:family="text">
      <style:text-properties style:font-name="Jomolhari1" fo:font-size="13pt" style:text-underline-style="none" fo:font-weight="normal" officeooo:rsid="01bfdbd5" style:font-name-asian="FreeMono1" style:font-size-asian="13pt" style:font-weight-asian="normal" style:font-name-complex="FreeMono1" style:font-size-complex="13pt" style:font-weight-complex="normal"/>
    </style:style>
    <style:style style:name="T53" style:family="text">
      <style:text-properties style:font-name="Jomolhari1" fo:font-size="13pt" style:text-underline-style="none" fo:font-weight="normal" officeooo:rsid="02c8d760" style:font-name-asian="FreeMono1" style:font-size-asian="13pt" style:font-weight-asian="normal" style:font-name-complex="FreeMono1" style:font-size-complex="13pt" style:font-weight-complex="normal"/>
    </style:style>
    <style:style style:name="T54" style:family="text">
      <style:text-properties style:font-name="Jomolhari1" fo:font-size="13pt" style:text-underline-style="none" fo:font-weight="normal" officeooo:rsid="02cdaff1" style:font-name-asian="FreeMono1" style:font-size-asian="13pt" style:font-weight-asian="normal" style:font-name-complex="FreeMono1" style:font-size-complex="13pt" style:font-weight-complex="normal"/>
    </style:style>
    <style:style style:name="T55" style:family="text">
      <style:text-properties style:font-name="Jomolhari1" fo:font-size="13pt" style:text-underline-style="none" fo:font-weight="normal" officeooo:rsid="03169b65" style:font-name-asian="FreeMono1" style:font-size-asian="13pt" style:font-weight-asian="normal" style:font-name-complex="FreeMono1" style:font-size-complex="13pt" style:font-weight-complex="normal"/>
    </style:style>
    <style:style style:name="T56" style:family="text">
      <style:text-properties style:font-name="Jomolhari1" fo:font-size="13pt" style:text-underline-style="none" fo:font-weight="normal" officeooo:rsid="031aeb54" style:font-name-asian="FreeMono1" style:font-size-asian="13pt" style:font-weight-asian="normal" style:font-name-complex="FreeMono1" style:font-size-complex="13pt" style:font-weight-complex="normal"/>
    </style:style>
    <style:style style:name="T57" style:family="text">
      <style:text-properties style:font-name="Jomolhari1" fo:font-size="13pt" style:text-underline-style="none" fo:font-weight="normal" officeooo:rsid="031bbf83" style:font-name-asian="FreeMono1" style:font-size-asian="13pt" style:font-weight-asian="normal" style:font-name-complex="FreeMono1" style:font-size-complex="13pt" style:font-weight-complex="normal"/>
    </style:style>
    <style:style style:name="T58" style:family="text">
      <style:text-properties style:font-name="Jomolhari1" fo:font-size="13pt" style:text-underline-style="none" fo:font-weight="normal" officeooo:rsid="031d53c2" style:font-name-asian="FreeMono1" style:font-size-asian="13pt" style:font-weight-asian="normal" style:font-name-complex="FreeMono1" style:font-size-complex="13pt" style:font-weight-complex="normal"/>
    </style:style>
    <style:style style:name="T59" style:family="text">
      <style:text-properties style:font-name="Jomolhari1" fo:font-size="13pt" style:text-underline-style="none" fo:font-weight="normal" officeooo:rsid="036729a2" style:font-name-asian="FreeMono1" style:font-size-asian="13pt" style:font-weight-asian="normal" style:font-name-complex="FreeMono1" style:font-size-complex="13pt" style:font-weight-complex="normal"/>
    </style:style>
    <style:style style:name="T60" style:family="text">
      <style:text-properties style:font-name="Jomolhari1" fo:font-size="13pt" style:text-underline-style="none" fo:font-weight="normal" officeooo:rsid="03688f3f" style:font-name-asian="FreeMono1" style:font-size-asian="13pt" style:font-weight-asian="normal" style:font-name-complex="FreeMono1" style:font-size-complex="13pt" style:font-weight-complex="normal"/>
    </style:style>
    <style:style style:name="T61" style:family="text">
      <style:text-properties style:font-name="Jomolhari1" fo:font-size="13pt" style:text-underline-style="none" officeooo:rsid="00b5b2a5" style:font-name-asian="FreeMono1" style:font-size-asian="13pt" style:font-name-complex="FreeMono1" style:font-size-complex="13pt"/>
    </style:style>
    <style:style style:name="T62" style:family="text">
      <style:text-properties style:font-name="Jomolhari1" fo:font-size="13pt" style:text-underline-style="none" officeooo:rsid="01ae9030" style:font-name-asian="FreeMono1" style:font-size-asian="13pt" style:font-name-complex="FreeMono1" style:font-size-complex="13pt"/>
    </style:style>
    <style:style style:name="T63" style:family="text">
      <style:text-properties style:font-name="Jomolhari1" fo:font-size="13pt" style:text-underline-style="none" fo:font-weight="bold" officeooo:rsid="01ae95ed" style:font-name-asian="FreeMono1" style:font-size-asian="13pt" style:font-weight-asian="bold" style:font-name-complex="FreeMono1" style:font-size-complex="13pt" style:font-weight-complex="bold"/>
    </style:style>
    <style:style style:name="T64" style:family="text">
      <style:text-properties style:font-name="Jomolhari1" fo:font-size="13pt" style:text-underline-style="none" fo:font-weight="bold" officeooo:rsid="01aefbf0" style:font-name-asian="FreeMono1" style:font-size-asian="13pt" style:font-weight-asian="bold" style:font-name-complex="FreeMono1" style:font-size-complex="13pt" style:font-weight-complex="bold"/>
    </style:style>
    <style:style style:name="T65" style:family="text">
      <style:text-properties style:font-name="Jomolhari1" fo:font-size="13pt" style:text-underline-style="none" fo:font-weight="bold" officeooo:rsid="01ae9030" style:font-name-asian="FreeMono1" style:font-size-asian="13pt" style:font-weight-asian="bold" style:font-name-complex="FreeMono1" style:font-size-complex="13pt" style:font-weight-complex="bold"/>
    </style:style>
    <style:style style:name="T66" style:family="text">
      <style:text-properties style:font-name="Jomolhari1" fo:font-size="13pt" style:text-underline-style="none" fo:font-weight="bold" officeooo:rsid="00b5b2a5" style:font-name-asian="FreeMono1" style:font-size-asian="13pt" style:font-weight-asian="bold" style:font-name-complex="FreeMono1" style:font-size-complex="13pt" style:font-weight-complex="bold"/>
    </style:style>
    <style:style style:name="T67" style:family="text">
      <style:text-properties style:font-name="Jomolhari1" fo:font-size="13pt" style:text-underline-style="none" fo:font-weight="bold" officeooo:rsid="031d53c2" style:font-name-asian="FreeMono1" style:font-size-asian="13pt" style:font-weight-asian="bold" style:font-name-complex="FreeMono1" style:font-size-complex="13pt" style:font-weight-complex="bold"/>
    </style:style>
    <style:style style:name="T68" style:family="text">
      <style:text-properties style:font-name="Jomolhari1" officeooo:rsid="009b736b" style:font-name-asian="FreeMono1" style:font-name-complex="FreeMono1"/>
    </style:style>
    <style:style style:name="T69" style:family="text">
      <style:text-properties style:font-name="Jomolhari1" officeooo:rsid="00a8a77a" style:font-name-asian="FreeMono1" style:font-name-complex="FreeMono1"/>
    </style:style>
    <style:style style:name="T70" style:family="text">
      <style:text-properties style:font-name="Jomolhari1" officeooo:rsid="00a902d6" style:font-name-asian="FreeMono1" style:font-name-complex="FreeMono1"/>
    </style:style>
    <style:style style:name="T71" style:family="text">
      <style:text-properties style:font-name="Jomolhari1" style:text-underline-style="none" officeooo:rsid="00dbf073" style:font-name-asian="FreeMono1" style:font-name-complex="FreeMono1"/>
    </style:style>
    <style:style style:name="T72" style:family="text">
      <style:text-properties style:font-name="Jomolhari1" style:text-underline-style="none" officeooo:rsid="01de4d40" style:font-name-asian="FreeMono1" style:font-name-complex="FreeMono1"/>
    </style:style>
    <style:style style:name="T73" style:family="text">
      <style:text-properties style:font-name="Jomolhari1" style:text-underline-style="none" officeooo:rsid="01ebe817" style:font-name-asian="FreeMono1" style:font-name-complex="FreeMono1"/>
    </style:style>
    <style:style style:name="T74" style:family="text">
      <style:text-properties style:font-name="Jomolhari1" style:text-underline-style="none" officeooo:rsid="0350f533" style:font-name-asian="FreeMono1" style:font-name-complex="FreeMono1"/>
    </style:style>
    <style:style style:name="T75" style:family="text">
      <style:text-properties style:font-name="Jomolhari1" officeooo:rsid="01ae9030"/>
    </style:style>
    <style:style style:name="T76" style:family="text">
      <style:text-properties style:font-name="Jomolhari1" officeooo:rsid="01bf0d21"/>
    </style:style>
    <style:style style:name="T77" style:family="text">
      <style:text-properties style:font-name="Jomolhari1" officeooo:rsid="01bf0d21" style:font-size-asian="13pt"/>
    </style:style>
    <style:style style:name="T78" style:family="text">
      <style:text-properties style:font-name="Jomolhari1" officeooo:rsid="01bfdbd5" style:font-size-asian="13pt"/>
    </style:style>
    <style:style style:name="T79" style:family="text">
      <style:text-properties style:font-name="Jomolhari1" officeooo:rsid="02a629c0" style:font-size-asian="13pt"/>
    </style:style>
    <style:style style:name="T80" style:family="text">
      <style:text-properties style:font-name="Jomolhari1" officeooo:rsid="01d0d0b6"/>
    </style:style>
    <style:style style:name="T81" style:family="text">
      <style:text-properties style:font-name="Jomolhari1" officeooo:rsid="0215ee78"/>
    </style:style>
    <style:style style:name="T82" style:family="text">
      <style:text-properties style:font-name="Jomolhari1" fo:font-size="15pt" style:text-underline-style="none" fo:font-weight="bold" officeooo:rsid="02416dcc" style:font-name-asian="FreeMono1" style:font-size-asian="15pt" style:font-weight-asian="bold" style:font-name-complex="FreeMono1" style:font-size-complex="15pt" style:font-weight-complex="bold"/>
    </style:style>
    <style:style style:name="T83" style:family="text">
      <style:text-properties style:font-name="Jomolhari1" officeooo:rsid="02a7dc76"/>
    </style:style>
    <style:style style:name="T84" style:family="text">
      <style:text-properties style:font-name="Jomolhari1" officeooo:rsid="0350f533"/>
    </style:style>
    <style:style style:name="T85" style:family="text">
      <style:text-properties officeooo:rsid="002e094a"/>
    </style:style>
    <style:style style:name="T86" style:family="text">
      <style:text-properties officeooo:rsid="002fc7b4"/>
    </style:style>
    <style:style style:name="T87" style:family="text">
      <style:text-properties officeooo:rsid="0030c228"/>
    </style:style>
    <style:style style:name="T88" style:family="text">
      <style:text-properties officeooo:rsid="00340377"/>
    </style:style>
    <style:style style:name="T89" style:family="text">
      <style:text-properties style:font-name="FreeMono"/>
    </style:style>
    <style:style style:name="T90" style:family="text">
      <style:text-properties style:font-name="FreeMono" officeooo:rsid="00340377"/>
    </style:style>
    <style:style style:name="T91" style:family="text">
      <style:text-properties style:font-name="FreeMono" officeooo:rsid="0038e2d5"/>
    </style:style>
    <style:style style:name="T92" style:family="text">
      <style:text-properties style:font-name="FreeMono" fo:font-size="13pt" style:text-underline-style="none" fo:font-weight="normal" officeooo:rsid="00aba559" style:font-name-asian="FreeMono1" style:font-size-asian="13pt" style:font-weight-asian="normal" style:font-name-complex="FreeMono1" style:font-size-complex="13pt" style:font-weight-complex="normal"/>
    </style:style>
    <style:style style:name="T93" style:family="text">
      <style:text-properties style:font-name="FreeMono" fo:font-size="13pt" style:text-underline-style="none" fo:font-weight="normal" officeooo:rsid="00d43c9e" style:font-name-asian="FreeMono1" style:font-size-asian="13pt" style:font-weight-asian="normal" style:font-name-complex="FreeMono1" style:font-size-complex="13pt" style:font-weight-complex="normal"/>
    </style:style>
    <style:style style:name="T94" style:family="text">
      <style:text-properties style:font-name="FreeMono" fo:font-size="13pt" style:text-underline-style="none" fo:font-weight="normal" officeooo:rsid="0198ff6e" style:font-name-asian="FreeMono1" style:font-size-asian="13pt" style:font-weight-asian="normal" style:font-name-complex="FreeMono1" style:font-size-complex="13pt" style:font-weight-complex="normal"/>
    </style:style>
    <style:style style:name="T95" style:family="text">
      <style:text-properties style:font-name="FreeMono" fo:font-size="13pt" style:text-underline-style="none" fo:font-weight="normal" officeooo:rsid="01eebbae" style:font-name-asian="FreeMono1" style:font-size-asian="13pt" style:font-weight-asian="normal" style:font-name-complex="FreeMono1" style:font-size-complex="13pt" style:font-weight-complex="normal"/>
    </style:style>
    <style:style style:name="T96" style:family="text">
      <style:text-properties style:font-name="FreeMono" fo:font-size="13pt" style:text-underline-style="none" fo:font-weight="normal" officeooo:rsid="01ef6a9c" style:font-name-asian="FreeMono1" style:font-size-asian="13pt" style:font-weight-asian="normal" style:font-name-complex="FreeMono1" style:font-size-complex="13pt" style:font-weight-complex="normal"/>
    </style:style>
    <style:style style:name="T97" style:family="text">
      <style:text-properties style:font-name="FreeMono" officeooo:rsid="0017bb14"/>
    </style:style>
    <style:style style:name="T98" style:family="text">
      <style:text-properties style:font-name="FreeMono" officeooo:rsid="00ab02c4"/>
    </style:style>
    <style:style style:name="T99" style:family="text">
      <style:text-properties style:font-name="FreeMono" officeooo:rsid="01395956"/>
    </style:style>
    <style:style style:name="T100" style:family="text">
      <style:text-properties style:font-name="FreeMono" officeooo:rsid="01a12e7e"/>
    </style:style>
    <style:style style:name="T101" style:family="text">
      <style:text-properties style:font-name="FreeMono" officeooo:rsid="01c83c9b"/>
    </style:style>
    <style:style style:name="T102" style:family="text">
      <style:text-properties style:font-name="FreeMono" officeooo:rsid="0202e55e"/>
    </style:style>
    <style:style style:name="T103" style:family="text">
      <style:text-properties style:font-name="FreeMono" officeooo:rsid="024d1d0b"/>
    </style:style>
    <style:style style:name="T104" style:family="text">
      <style:text-properties style:font-name="FreeMono" officeooo:rsid="0157de33"/>
    </style:style>
    <style:style style:name="T105" style:family="text">
      <style:text-properties style:font-name="FreeMono" officeooo:rsid="015872ec"/>
    </style:style>
    <style:style style:name="T106" style:family="text">
      <style:text-properties style:font-name="FreeMono" officeooo:rsid="015d7e24"/>
    </style:style>
    <style:style style:name="T107" style:family="text">
      <style:text-properties style:font-name="FreeMono" officeooo:rsid="03383472"/>
    </style:style>
    <style:style style:name="T108" style:family="text">
      <style:text-properties style:font-name="FreeMono" officeooo:rsid="03375338"/>
    </style:style>
    <style:style style:name="T109" style:family="text">
      <style:text-properties style:font-name="FreeMono" officeooo:rsid="03775d28"/>
    </style:style>
    <style:style style:name="T110" style:family="text">
      <style:text-properties style:font-name="FreeMono" officeooo:rsid="0333b742"/>
    </style:style>
    <style:style style:name="T111" style:family="text">
      <style:text-properties officeooo:rsid="00377a52"/>
    </style:style>
    <style:style style:name="T112" style:family="text">
      <style:text-properties officeooo:rsid="0038e2d5"/>
    </style:style>
    <style:style style:name="T113" style:family="text">
      <style:text-properties officeooo:rsid="003a42fd"/>
    </style:style>
    <style:style style:name="T114" style:family="text">
      <style:text-properties officeooo:rsid="003c1f98"/>
    </style:style>
    <style:style style:name="T115" style:family="text">
      <style:text-properties officeooo:rsid="00468101"/>
    </style:style>
    <style:style style:name="T116" style:family="text">
      <style:text-properties officeooo:rsid="0049fa84" style:font-name-asian="FreeMono1" style:font-name-complex="FreeMono1"/>
    </style:style>
    <style:style style:name="T117" style:family="text">
      <style:text-properties officeooo:rsid="004e5883" style:font-name-asian="FreeMono1" style:font-name-complex="FreeMono1"/>
    </style:style>
    <style:style style:name="T118" style:family="text">
      <style:text-properties officeooo:rsid="0076ff5d" style:font-name-asian="FreeMono1" style:font-name-complex="FreeMono1"/>
    </style:style>
    <style:style style:name="T119" style:family="text">
      <style:text-properties officeooo:rsid="0079935e" style:font-name-asian="FreeMono1" style:font-name-complex="FreeMono1"/>
    </style:style>
    <style:style style:name="T120" style:family="text">
      <style:text-properties officeooo:rsid="0079bc3a" style:font-name-asian="FreeMono1" style:font-name-complex="FreeMono1"/>
    </style:style>
    <style:style style:name="T121" style:family="text">
      <style:text-properties officeooo:rsid="0079ffd1" style:font-name-asian="FreeMono1" style:font-name-complex="FreeMono1"/>
    </style:style>
    <style:style style:name="T122" style:family="text">
      <style:text-properties officeooo:rsid="007bcdf1" style:font-name-asian="FreeMono1" style:font-name-complex="FreeMono1"/>
    </style:style>
    <style:style style:name="T123" style:family="text">
      <style:text-properties officeooo:rsid="007d55d2" style:font-name-asian="FreeMono1" style:font-name-complex="FreeMono1"/>
    </style:style>
    <style:style style:name="T124" style:family="text">
      <style:text-properties officeooo:rsid="00824e40" style:font-name-asian="FreeMono1" style:font-name-complex="FreeMono1"/>
    </style:style>
    <style:style style:name="T125" style:family="text">
      <style:text-properties officeooo:rsid="008c158b" style:font-name-asian="FreeMono1" style:font-name-complex="FreeMono1"/>
    </style:style>
    <style:style style:name="T126" style:family="text">
      <style:text-properties officeooo:rsid="008c967b" style:font-name-asian="FreeMono1" style:font-name-complex="FreeMono1"/>
    </style:style>
    <style:style style:name="T127" style:family="text">
      <style:text-properties officeooo:rsid="009914bb" style:font-name-asian="FreeMono1" style:font-name-complex="FreeMono1"/>
    </style:style>
    <style:style style:name="T128" style:family="text">
      <style:text-properties officeooo:rsid="009d3326" style:font-name-asian="FreeMono1" style:font-name-complex="FreeMono1"/>
    </style:style>
    <style:style style:name="T129" style:family="text">
      <style:text-properties officeooo:rsid="009f0648" style:font-name-asian="FreeMono1" style:font-name-complex="FreeMono1"/>
    </style:style>
    <style:style style:name="T130" style:family="text">
      <style:text-properties officeooo:rsid="00dd84a8" style:font-name-asian="FreeMono1" style:font-name-complex="FreeMono1"/>
    </style:style>
    <style:style style:name="T131" style:family="text">
      <style:text-properties officeooo:rsid="027ce363" style:font-name-asian="FreeMono1" style:font-name-complex="FreeMono1"/>
    </style:style>
    <style:style style:name="T132" style:family="text">
      <style:text-properties officeooo:rsid="027d9506" style:font-name-asian="FreeMono1" style:font-name-complex="FreeMono1"/>
    </style:style>
    <style:style style:name="T133" style:family="text">
      <style:text-properties officeooo:rsid="027dfb8d" style:font-name-asian="FreeMono1" style:font-name-complex="FreeMono1"/>
    </style:style>
    <style:style style:name="T134" style:family="text">
      <style:text-properties officeooo:rsid="03383472" style:font-name-asian="FreeMono1" style:font-name-complex="FreeMono1"/>
    </style:style>
    <style:style style:name="T135" style:family="text">
      <style:text-properties officeooo:rsid="034ef6b2" style:font-name-asian="FreeMono1" style:font-name-complex="FreeMono1"/>
    </style:style>
    <style:style style:name="T136" style:family="text">
      <style:text-properties officeooo:rsid="0350f533" style:font-name-asian="FreeMono1" style:font-name-complex="FreeMono1"/>
    </style:style>
    <style:style style:name="T137" style:family="text">
      <style:text-properties officeooo:rsid="03580999" style:font-name-asian="FreeMono1" style:font-name-complex="FreeMono1"/>
    </style:style>
    <style:style style:name="T138" style:family="text">
      <style:text-properties officeooo:rsid="03743e91" style:font-name-asian="FreeMono1" style:font-name-complex="FreeMono1"/>
    </style:style>
    <style:style style:name="T139" style:family="text">
      <style:text-properties officeooo:rsid="03a44914" style:font-name-asian="FreeMono1" style:font-name-complex="FreeMono1"/>
    </style:style>
    <style:style style:name="T140" style:family="text">
      <style:text-properties style:font-name="Jomolhari2" fo:font-size="13pt" style:text-underline-style="none" fo:font-weight="normal" officeooo:rsid="009d3326" style:font-name-asian="FreeMono1" style:font-size-asian="13pt" style:font-weight-asian="normal" style:font-name-complex="FreeMono1" style:font-size-complex="13pt" style:font-weight-complex="normal"/>
    </style:style>
    <style:style style:name="T141" style:family="text">
      <style:text-properties style:font-name="Jomolhari2" fo:font-size="13pt" style:text-underline-style="none" fo:font-weight="normal" officeooo:rsid="0119c413" style:font-name-asian="FreeMono1" style:font-size-asian="13pt" style:font-weight-asian="normal" style:font-name-complex="FreeMono1" style:font-size-complex="13pt" style:font-weight-complex="normal"/>
    </style:style>
    <style:style style:name="T142" style:family="text">
      <style:text-properties style:font-name="Jomolhari2" fo:font-size="13pt" style:text-underline-style="none" fo:font-weight="normal" officeooo:rsid="011abc4c" style:font-name-asian="FreeMono1" style:font-size-asian="13pt" style:font-weight-asian="normal" style:font-name-complex="FreeMono1" style:font-size-complex="13pt" style:font-weight-complex="normal"/>
    </style:style>
    <style:style style:name="T143" style:family="text">
      <style:text-properties style:font-name="Jomolhari2" fo:font-size="13pt" style:text-underline-style="none" fo:font-weight="normal" officeooo:rsid="011bfbe3" style:font-name-asian="FreeMono1" style:font-size-asian="13pt" style:font-weight-asian="normal" style:font-name-complex="FreeMono1" style:font-size-complex="13pt" style:font-weight-complex="normal"/>
    </style:style>
    <style:style style:name="T144" style:family="text">
      <style:text-properties style:font-name="Jomolhari2" fo:font-size="13pt" style:text-underline-style="none" fo:font-weight="normal" officeooo:rsid="011c4aa4" style:font-name-asian="FreeMono1" style:font-size-asian="13pt" style:font-weight-asian="normal" style:font-name-complex="FreeMono1" style:font-size-complex="13pt" style:font-weight-complex="normal"/>
    </style:style>
    <style:style style:name="T145" style:family="text">
      <style:text-properties style:font-name="Jomolhari2" fo:font-size="13pt" style:text-underline-style="none" fo:font-weight="normal" officeooo:rsid="01213bd2" style:font-name-asian="FreeMono1" style:font-size-asian="13pt" style:font-weight-asian="normal" style:font-name-complex="FreeMono1" style:font-size-complex="13pt" style:font-weight-complex="normal"/>
    </style:style>
    <style:style style:name="T146" style:family="text">
      <style:text-properties style:font-name="Jomolhari2" fo:font-size="13pt" style:text-underline-style="none" fo:font-weight="normal" officeooo:rsid="009f4235" style:font-name-asian="FreeMono1" style:font-size-asian="13pt" style:font-weight-asian="normal" style:font-name-complex="FreeMono1" style:font-size-complex="13pt" style:font-weight-complex="normal"/>
    </style:style>
    <style:style style:name="T147" style:family="text">
      <style:text-properties style:font-name="Jomolhari2" fo:font-size="13pt" style:text-underline-style="none" fo:font-weight="normal" officeooo:rsid="020a708f" style:font-name-asian="FreeMono1" style:font-size-asian="13pt" style:font-weight-asian="normal" style:font-name-complex="FreeMono1" style:font-size-complex="13pt" style:font-weight-complex="normal"/>
    </style:style>
    <style:style style:name="T148" style:family="text">
      <style:text-properties style:font-name="Jomolhari2" fo:font-size="13pt" style:text-underline-style="none" fo:font-weight="normal" officeooo:rsid="01eebbae" style:font-name-asian="FreeMono1" style:font-size-asian="13pt" style:font-weight-asian="normal" style:font-name-complex="FreeMono1" style:font-size-complex="13pt" style:font-weight-complex="normal"/>
    </style:style>
    <style:style style:name="T149" style:family="text">
      <style:text-properties style:font-name="Jomolhari2" fo:font-size="13pt" style:text-underline-style="none" fo:font-weight="normal" officeooo:rsid="01f6b599" style:font-name-asian="FreeMono1" style:font-size-asian="13pt" style:font-weight-asian="normal" style:font-name-complex="FreeMono1" style:font-size-complex="13pt" style:font-weight-complex="normal"/>
    </style:style>
    <style:style style:name="T150" style:family="text">
      <style:text-properties style:font-name="Jomolhari2" fo:font-size="13pt" style:text-underline-style="none" fo:font-weight="normal" officeooo:rsid="01ef6a9c" style:font-name-asian="FreeMono1" style:font-size-asian="13pt" style:font-weight-asian="normal" style:font-name-complex="FreeMono1" style:font-size-complex="13pt" style:font-weight-complex="normal"/>
    </style:style>
    <style:style style:name="T151" style:family="text">
      <style:text-properties style:font-name="Jomolhari2" fo:font-size="13pt" style:text-underline-style="none" fo:font-weight="normal" officeooo:rsid="01f0c049" style:font-name-asian="FreeMono1" style:font-size-asian="13pt" style:font-weight-asian="normal" style:font-name-complex="FreeMono1" style:font-size-complex="13pt" style:font-weight-complex="normal"/>
    </style:style>
    <style:style style:name="T152" style:family="text">
      <style:text-properties style:font-name="Jomolhari2" fo:font-size="13pt" style:text-underline-style="none" fo:font-weight="normal" officeooo:rsid="01e95d09" style:font-name-asian="FreeMono1" style:font-size-asian="13pt" style:font-weight-asian="normal" style:font-name-complex="FreeMono1" style:font-size-complex="13pt" style:font-weight-complex="normal"/>
    </style:style>
    <style:style style:name="T153" style:family="text">
      <style:text-properties style:font-name="Jomolhari2" fo:font-size="13pt" style:text-underline-style="none" fo:font-weight="normal" officeooo:rsid="01e9a542" style:font-name-asian="FreeMono1" style:font-size-asian="13pt" style:font-weight-asian="normal" style:font-name-complex="FreeMono1" style:font-size-complex="13pt" style:font-weight-complex="normal"/>
    </style:style>
    <style:style style:name="T154" style:family="text">
      <style:text-properties style:font-name="Jomolhari2" fo:font-size="13pt" style:text-underline-style="none" fo:font-weight="normal" officeooo:rsid="0285b2eb" style:font-name-asian="FreeMono1" style:font-size-asian="13pt" style:font-weight-asian="normal" style:font-name-complex="FreeMono1" style:font-size-complex="13pt" style:font-weight-complex="normal"/>
    </style:style>
    <style:style style:name="T155" style:family="text">
      <style:text-properties style:font-name="Jomolhari2" fo:font-size="13pt" style:text-underline-style="none" fo:font-weight="normal" officeooo:rsid="027a8c95" style:font-name-asian="FreeMono1" style:font-size-asian="13pt" style:font-weight-asian="normal" style:font-name-complex="FreeMono1" style:font-size-complex="13pt" style:font-weight-complex="normal"/>
    </style:style>
    <style:style style:name="T156" style:family="text">
      <style:text-properties style:font-name="Jomolhari2" fo:font-size="13pt" style:text-underline-style="none" fo:font-weight="normal" officeooo:rsid="0295a87a" style:font-name-asian="FreeMono1" style:font-size-asian="13pt" style:font-weight-asian="normal" style:font-name-complex="FreeMono1" style:font-size-complex="13pt" style:font-weight-complex="normal"/>
    </style:style>
    <style:style style:name="T157" style:family="text">
      <style:text-properties style:font-name="Jomolhari2" fo:font-size="13pt" style:text-underline-style="none" fo:font-weight="normal" officeooo:rsid="029792bf" style:font-name-asian="FreeMono1" style:font-size-asian="13pt" style:font-weight-asian="normal" style:font-name-complex="FreeMono1" style:font-size-complex="13pt" style:font-weight-complex="normal"/>
    </style:style>
    <style:style style:name="T158" style:family="text">
      <style:text-properties style:font-name="Jomolhari2" fo:font-size="13pt" style:text-underline-style="none" fo:font-weight="normal" officeooo:rsid="029c3691" style:font-name-asian="FreeMono1" style:font-size-asian="13pt" style:font-weight-asian="normal" style:font-name-complex="FreeMono1" style:font-size-complex="13pt" style:font-weight-complex="normal"/>
    </style:style>
    <style:style style:name="T159" style:family="text">
      <style:text-properties style:font-name="Jomolhari2" fo:font-size="13pt" style:text-underline-style="none" fo:font-weight="normal" officeooo:rsid="029e0caa" style:font-name-asian="FreeMono1" style:font-size-asian="13pt" style:font-weight-asian="normal" style:font-name-complex="FreeMono1" style:font-size-complex="13pt" style:font-weight-complex="normal"/>
    </style:style>
    <style:style style:name="T160" style:family="text">
      <style:text-properties style:font-name="Jomolhari2" style:text-underline-style="none" officeooo:rsid="019bf705" style:font-name-asian="FreeMono1" style:font-name-complex="FreeMono1"/>
    </style:style>
    <style:style style:name="T161" style:family="text">
      <style:text-properties style:font-name="Jomolhari2" style:text-underline-style="none" officeooo:rsid="019dedd1" style:font-name-asian="FreeMono1" style:font-name-complex="FreeMono1"/>
    </style:style>
    <style:style style:name="T162" style:family="text">
      <style:text-properties style:font-name="Jomolhari2" style:text-underline-style="none" officeooo:rsid="01c4eccc" style:font-name-asian="FreeMono1" style:font-name-complex="FreeMono1"/>
    </style:style>
    <style:style style:name="T163" style:family="text">
      <style:text-properties style:font-name="Jomolhari2" style:text-underline-style="none" officeooo:rsid="01cf2b39" style:font-name-asian="FreeMono1" style:font-name-complex="FreeMono1"/>
    </style:style>
    <style:style style:name="T164" style:family="text">
      <style:text-properties style:font-name="Jomolhari2" style:text-underline-style="none" officeooo:rsid="01d033c5" style:font-name-asian="FreeMono1" style:font-name-complex="FreeMono1"/>
    </style:style>
    <style:style style:name="T165" style:family="text">
      <style:text-properties style:font-name="Jomolhari2" officeooo:rsid="01a09486"/>
    </style:style>
    <style:style style:name="T166" style:family="text">
      <style:text-properties style:font-name="Jomolhari2" officeooo:rsid="01a12e7e"/>
    </style:style>
    <style:style style:name="T167" style:family="text">
      <style:text-properties style:font-name="Jomolhari2" officeooo:rsid="01a2f11b"/>
    </style:style>
    <style:style style:name="T168" style:family="text">
      <style:text-properties style:font-name="Jomolhari2" officeooo:rsid="01a596c9"/>
    </style:style>
    <style:style style:name="T169" style:family="text">
      <style:text-properties style:font-name="Jomolhari2" fo:font-weight="bold" officeooo:rsid="01a596c9" style:font-weight-asian="bold" style:font-weight-complex="bold"/>
    </style:style>
    <style:style style:name="T170" style:family="text">
      <style:text-properties style:font-name="Jomolhari2" fo:font-weight="bold" officeooo:rsid="01abfe7f" style:font-weight-asian="bold" style:font-weight-complex="bold"/>
    </style:style>
    <style:style style:name="T171" style:family="text">
      <style:text-properties style:font-name="Jomolhari2" fo:font-weight="bold" officeooo:rsid="01ad85b7" style:font-weight-asian="bold" style:font-weight-complex="bold"/>
    </style:style>
    <style:style style:name="T172" style:family="text">
      <style:text-properties style:font-name="Jomolhari2" officeooo:rsid="01d24379" style:font-size-asian="11.3500003814697pt"/>
    </style:style>
    <style:style style:name="T173" style:family="text">
      <style:text-properties style:font-name="Jomolhari2" officeooo:rsid="022dd9c2" style:font-size-asian="11.3500003814697pt"/>
    </style:style>
    <style:style style:name="T174" style:family="text">
      <style:text-properties style:font-name="Jomolhari2" officeooo:rsid="01a09486" style:font-size-asian="11.3500003814697pt"/>
    </style:style>
    <style:style style:name="T175" style:family="text">
      <style:text-properties style:font-name="Jomolhari2" officeooo:rsid="02ac999a" style:font-size-asian="11.3500003814697pt"/>
    </style:style>
    <style:style style:name="T176" style:family="text">
      <style:text-properties style:font-name="Jomolhari2" officeooo:rsid="01abfe7f"/>
    </style:style>
    <style:style style:name="T177" style:family="text">
      <style:text-properties style:font-name="Jomolhari2" officeooo:rsid="01ae9030"/>
    </style:style>
    <style:style style:name="T178" style:family="text">
      <style:text-properties style:font-name="Jomolhari2" officeooo:rsid="01b006cd"/>
    </style:style>
    <style:style style:name="T179" style:family="text">
      <style:text-properties style:font-name="Jomolhari2" officeooo:rsid="01c6aae6"/>
    </style:style>
    <style:style style:name="T180" style:family="text">
      <style:text-properties style:font-name="Jomolhari2" officeooo:rsid="01c8dec4"/>
    </style:style>
    <style:style style:name="T181" style:family="text">
      <style:text-properties style:font-name="Jomolhari2" officeooo:rsid="02157d73"/>
    </style:style>
    <style:style style:name="T182" style:family="text">
      <style:text-properties style:font-name="Jomolhari2" officeooo:rsid="022d4cdb"/>
    </style:style>
    <style:style style:name="T183" style:family="text">
      <style:text-properties style:font-name="Jomolhari2" fo:font-size="15pt" fo:font-weight="bold" officeooo:rsid="01ad85b7" style:font-size-asian="15pt" style:font-weight-asian="bold" style:font-size-complex="15pt" style:font-weight-complex="bold"/>
    </style:style>
    <style:style style:name="T184" style:family="text">
      <style:text-properties style:font-name="Jomolhari2" officeooo:rsid="0251e84e"/>
    </style:style>
    <style:style style:name="T185" style:family="text">
      <style:text-properties officeooo:rsid="00a9ce4e"/>
    </style:style>
    <style:style style:name="T186" style:family="text">
      <style:text-properties officeooo:rsid="00aa6c76"/>
    </style:style>
    <style:style style:name="T187" style:family="text">
      <style:text-properties officeooo:rsid="00ab02c4"/>
    </style:style>
    <style:style style:name="T188" style:family="text">
      <style:text-properties officeooo:rsid="00acb9cd"/>
    </style:style>
    <style:style style:name="T189" style:family="text">
      <style:text-properties officeooo:rsid="00adc0fe"/>
    </style:style>
    <style:style style:name="T190" style:family="text">
      <style:text-properties fo:font-variant="normal" fo:text-transform="none" fo:color="#222222" style:font-name="Jomolhari2" fo:font-size="13pt" fo:letter-spacing="normal" fo:font-style="normal" style:text-underline-style="none" fo:font-weight="normal" officeooo:rsid="009f4235" style:font-name-asian="FreeMono1" style:font-size-asian="13pt" style:font-weight-asian="normal" style:font-name-complex="FreeMono1" style:font-size-complex="13pt" style:font-weight-complex="normal"/>
    </style:style>
    <style:style style:name="T191" style:family="text">
      <style:text-properties fo:font-variant="normal" fo:text-transform="none" fo:color="#222222" style:font-name="Jomolhari2" fo:font-size="13pt" fo:letter-spacing="normal" fo:font-style="normal" style:text-underline-style="none" fo:font-weight="normal" officeooo:rsid="011f5bd1" style:font-name-asian="FreeMono1" style:font-size-asian="13pt" style:font-weight-asian="normal" style:font-name-complex="FreeMono1" style:font-size-complex="13pt" style:font-weight-complex="normal"/>
    </style:style>
    <style:style style:name="T192" style:family="text">
      <style:text-properties officeooo:rsid="01233e96"/>
    </style:style>
    <style:style style:name="T193" style:family="text">
      <style:text-properties officeooo:rsid="01236834"/>
    </style:style>
    <style:style style:name="T194" style:family="text">
      <style:text-properties officeooo:rsid="01253930"/>
    </style:style>
    <style:style style:name="T195" style:family="text">
      <style:text-properties officeooo:rsid="0126f356"/>
    </style:style>
    <style:style style:name="T196" style:family="text">
      <style:text-properties officeooo:rsid="01278436"/>
    </style:style>
    <style:style style:name="T197" style:family="text">
      <style:text-properties officeooo:rsid="01292cc3"/>
    </style:style>
    <style:style style:name="T198" style:family="text">
      <style:text-properties officeooo:rsid="0129eaf8"/>
    </style:style>
    <style:style style:name="T199" style:family="text">
      <style:text-properties officeooo:rsid="012b03f4"/>
    </style:style>
    <style:style style:name="T200" style:family="text">
      <style:text-properties officeooo:rsid="0130e93c"/>
    </style:style>
    <style:style style:name="T201" style:family="text">
      <style:text-properties officeooo:rsid="01326bc8"/>
    </style:style>
    <style:style style:name="T202" style:family="text">
      <style:text-properties officeooo:rsid="0133e575"/>
    </style:style>
    <style:style style:name="T203" style:family="text">
      <style:text-properties officeooo:rsid="013551d7"/>
    </style:style>
    <style:style style:name="T204" style:family="text">
      <style:text-properties officeooo:rsid="013552f9"/>
    </style:style>
    <style:style style:name="T205" style:family="text">
      <style:text-properties officeooo:rsid="0135e9ca"/>
    </style:style>
    <style:style style:name="T206" style:family="text">
      <style:text-properties officeooo:rsid="0136c71e"/>
    </style:style>
    <style:style style:name="T207" style:family="text">
      <style:text-properties officeooo:rsid="013851ea"/>
    </style:style>
    <style:style style:name="T208" style:family="text">
      <style:text-properties officeooo:rsid="0138eb0e"/>
    </style:style>
    <style:style style:name="T209" style:family="text">
      <style:text-properties officeooo:rsid="01395956"/>
    </style:style>
    <style:style style:name="T210" style:family="text">
      <style:text-properties officeooo:rsid="01406dbe"/>
    </style:style>
    <style:style style:name="T211" style:family="text">
      <style:text-properties officeooo:rsid="01462ac0"/>
    </style:style>
    <style:style style:name="T212" style:family="text">
      <style:text-properties officeooo:rsid="0148961a"/>
    </style:style>
    <style:style style:name="T213" style:family="text">
      <style:text-properties officeooo:rsid="014a7ebd"/>
    </style:style>
    <style:style style:name="T214" style:family="text">
      <style:text-properties officeooo:rsid="014edd7b"/>
    </style:style>
    <style:style style:name="T215" style:family="text">
      <style:text-properties officeooo:rsid="014fe85d"/>
    </style:style>
    <style:style style:name="T216" style:family="text">
      <style:text-properties officeooo:rsid="015136f5"/>
    </style:style>
    <style:style style:name="T217" style:family="text">
      <style:text-properties officeooo:rsid="0151776f"/>
    </style:style>
    <style:style style:name="T218" style:family="text">
      <style:text-properties officeooo:rsid="015323d2"/>
    </style:style>
    <style:style style:name="T219" style:family="text">
      <style:text-properties officeooo:rsid="01534a2b"/>
    </style:style>
    <style:style style:name="T220" style:family="text">
      <style:text-properties officeooo:rsid="01543fb6"/>
    </style:style>
    <style:style style:name="T221" style:family="text">
      <style:text-properties officeooo:rsid="015872ec"/>
    </style:style>
    <style:style style:name="T222" style:family="text">
      <style:text-properties officeooo:rsid="015a60ed"/>
    </style:style>
    <style:style style:name="T223" style:family="text">
      <style:text-properties officeooo:rsid="015bd8e6"/>
    </style:style>
    <style:style style:name="T224" style:family="text">
      <style:text-properties officeooo:rsid="01979d95"/>
    </style:style>
    <style:style style:name="T225" style:family="text">
      <style:text-properties officeooo:rsid="0198354f"/>
    </style:style>
    <style:style style:name="T226" style:family="text">
      <style:text-properties officeooo:rsid="01a09486"/>
    </style:style>
    <style:style style:name="T227" style:family="text">
      <style:text-properties officeooo:rsid="01a12e7e"/>
    </style:style>
    <style:style style:name="T228" style:family="text">
      <style:text-properties officeooo:rsid="01a2f11b"/>
    </style:style>
    <style:style style:name="T229" style:family="text">
      <style:text-properties style:font-name="Jomolhari" fo:font-weight="bold" officeooo:rsid="01b006cd" style:font-weight-asian="bold" style:font-weight-complex="bold"/>
    </style:style>
    <style:style style:name="T230" style:family="text">
      <style:text-properties style:font-name="Jomolhari" fo:font-weight="bold" officeooo:rsid="01bbf20e" style:font-weight-asian="bold" style:font-weight-complex="bold"/>
    </style:style>
    <style:style style:name="T231" style:family="text">
      <style:text-properties style:font-name="Jomolhari" officeooo:rsid="01bbf20e"/>
    </style:style>
    <style:style style:name="T232" style:family="text">
      <style:text-properties style:font-name="Jomolhari" officeooo:rsid="01c157c4"/>
    </style:style>
    <style:style style:name="T233" style:family="text">
      <style:text-properties style:font-name="Jomolhari" officeooo:rsid="02416dcc"/>
    </style:style>
    <style:style style:name="T234" style:family="text">
      <style:text-properties style:font-name="FreeSans" fo:font-weight="bold" officeooo:rsid="01bf0d21" style:font-name-asian="FreeSans" style:font-size-asian="13pt" style:font-weight-asian="bold" style:font-name-complex="FreeSans" style:font-weight-complex="bold"/>
    </style:style>
    <style:style style:name="T235" style:family="text">
      <style:text-properties style:font-name="FreeSans" fo:font-size="13pt" style:text-underline-style="none" fo:font-weight="bold" officeooo:rsid="01bf0d21" style:font-name-asian="FreeSans" style:font-size-asian="13pt" style:font-weight-asian="bold" style:font-name-complex="FreeSans" style:font-size-complex="13pt" style:font-weight-complex="bold"/>
    </style:style>
    <style:style style:name="T236" style:family="text">
      <style:text-properties officeooo:rsid="01fbaeb3"/>
    </style:style>
    <style:style style:name="T237" style:family="text">
      <style:text-properties officeooo:rsid="0202e55e"/>
    </style:style>
    <style:style style:name="T238" style:family="text">
      <style:text-properties officeooo:rsid="024b507b"/>
    </style:style>
    <style:style style:name="T239" style:family="text">
      <style:text-properties officeooo:rsid="024c4d7d"/>
    </style:style>
    <style:style style:name="T240" style:family="text">
      <style:text-properties officeooo:rsid="024d1d0b"/>
    </style:style>
    <style:style style:name="T241" style:family="text">
      <style:text-properties officeooo:rsid="024e7320"/>
    </style:style>
    <style:style style:name="T242" style:family="text">
      <style:text-properties officeooo:rsid="02541f61"/>
    </style:style>
    <style:style style:name="T243" style:family="text">
      <style:text-properties officeooo:rsid="0254d87a"/>
    </style:style>
    <style:style style:name="T244" style:family="text">
      <style:text-properties officeooo:rsid="02558c26"/>
    </style:style>
    <style:style style:name="T245" style:family="text">
      <style:text-properties officeooo:rsid="0255aa24"/>
    </style:style>
    <style:style style:name="T246" style:family="text">
      <style:text-properties officeooo:rsid="02576520"/>
    </style:style>
    <style:style style:name="T247" style:family="text">
      <style:text-properties officeooo:rsid="02578461"/>
    </style:style>
    <style:style style:name="T248" style:family="text">
      <style:text-properties officeooo:rsid="025a9224"/>
    </style:style>
    <style:style style:name="T249" style:family="text">
      <style:text-properties officeooo:rsid="025d142f"/>
    </style:style>
    <style:style style:name="T250" style:family="text">
      <style:text-properties officeooo:rsid="02604243"/>
    </style:style>
    <style:style style:name="T251" style:family="text">
      <style:text-properties officeooo:rsid="0261117e"/>
    </style:style>
    <style:style style:name="T252" style:family="text">
      <style:text-properties officeooo:rsid="02621d2a"/>
    </style:style>
    <style:style style:name="T253" style:family="text">
      <style:text-properties officeooo:rsid="0264de6a"/>
    </style:style>
    <style:style style:name="T254" style:family="text">
      <style:text-properties officeooo:rsid="02665170"/>
    </style:style>
    <style:style style:name="T255" style:family="text">
      <style:text-properties officeooo:rsid="0269c1d1"/>
    </style:style>
    <style:style style:name="T256" style:family="text">
      <style:text-properties officeooo:rsid="026b5087"/>
    </style:style>
    <style:style style:name="T257" style:family="text">
      <style:text-properties officeooo:rsid="026d4ec5"/>
    </style:style>
    <style:style style:name="T258" style:family="text">
      <style:text-properties officeooo:rsid="026deba7"/>
    </style:style>
    <style:style style:name="T259" style:family="text">
      <style:text-properties officeooo:rsid="0274a2d5"/>
    </style:style>
    <style:style style:name="T260" style:family="text">
      <style:text-properties officeooo:rsid="027503ac"/>
    </style:style>
    <style:style style:name="T261" style:family="text">
      <style:text-properties officeooo:rsid="02759589"/>
    </style:style>
    <style:style style:name="T262" style:family="text">
      <style:text-properties officeooo:rsid="0276eb78"/>
    </style:style>
    <style:style style:name="T263" style:family="text">
      <style:text-properties officeooo:rsid="027dfb8d"/>
    </style:style>
    <style:style style:name="T264" style:family="text">
      <style:text-properties officeooo:rsid="027f3a46"/>
    </style:style>
    <style:style style:name="T265" style:family="text">
      <style:text-properties officeooo:rsid="0280fd69"/>
    </style:style>
    <style:style style:name="T266" style:family="text">
      <style:text-properties officeooo:rsid="012a3cb3"/>
    </style:style>
    <style:style style:name="T267" style:family="text">
      <style:text-properties officeooo:rsid="00b38846"/>
    </style:style>
    <style:style style:name="T268" style:family="text">
      <style:text-properties officeooo:rsid="00b4a25d"/>
    </style:style>
    <style:style style:name="T269" style:family="text">
      <style:text-properties officeooo:rsid="028b06ca"/>
    </style:style>
    <style:style style:name="T270" style:family="text">
      <style:text-properties officeooo:rsid="028bca6e"/>
    </style:style>
    <style:style style:name="T271" style:family="text">
      <style:text-properties officeooo:rsid="028c205f"/>
    </style:style>
    <style:style style:name="T272" style:family="text">
      <style:text-properties officeooo:rsid="02905a7d"/>
    </style:style>
    <style:style style:name="T273" style:family="text">
      <style:text-properties officeooo:rsid="02919b93"/>
    </style:style>
    <style:style style:name="T274" style:family="text">
      <style:text-properties officeooo:rsid="02937452"/>
    </style:style>
    <style:style style:name="T275" style:family="text">
      <style:text-properties officeooo:rsid="029792bf"/>
    </style:style>
    <style:style style:name="T276" style:family="text">
      <style:text-properties officeooo:rsid="0297df4c"/>
    </style:style>
    <style:style style:name="T277" style:family="text">
      <style:text-properties officeooo:rsid="029902fe"/>
    </style:style>
    <style:style style:name="T278" style:family="text">
      <style:text-properties officeooo:rsid="02a60ed4"/>
    </style:style>
    <style:style style:name="T279" style:family="text">
      <style:text-properties officeooo:rsid="02a7dc76"/>
    </style:style>
    <style:style style:name="T280" style:family="text">
      <style:text-properties officeooo:rsid="02ac999a"/>
    </style:style>
    <style:style style:name="T281" style:family="text">
      <style:text-properties officeooo:rsid="02ae270e"/>
    </style:style>
    <style:style style:name="T282" style:family="text">
      <style:text-properties officeooo:rsid="02af5875"/>
    </style:style>
    <style:style style:name="T283" style:family="text">
      <style:text-properties officeooo:rsid="02d9d4b8"/>
    </style:style>
    <style:style style:name="T284" style:family="text">
      <style:text-properties officeooo:rsid="02db32a7"/>
    </style:style>
    <style:style style:name="T285" style:family="text">
      <style:text-properties officeooo:rsid="02dcfea0"/>
    </style:style>
    <style:style style:name="T286" style:family="text">
      <style:text-properties officeooo:rsid="02dedd22"/>
    </style:style>
    <style:style style:name="T287" style:family="text">
      <style:text-properties officeooo:rsid="02e042d3"/>
    </style:style>
    <style:style style:name="T288" style:family="text">
      <style:text-properties officeooo:rsid="02e24f98"/>
    </style:style>
    <style:style style:name="T289" style:family="text">
      <style:text-properties officeooo:rsid="02e3ad8d"/>
    </style:style>
    <style:style style:name="T290" style:family="text">
      <style:text-properties officeooo:rsid="02e6be43"/>
    </style:style>
    <style:style style:name="T291" style:family="text">
      <style:text-properties officeooo:rsid="02e7d74e"/>
    </style:style>
    <style:style style:name="T292" style:family="text">
      <style:text-properties officeooo:rsid="02e96cd2"/>
    </style:style>
    <style:style style:name="T293" style:family="text">
      <style:text-properties officeooo:rsid="02ea0364"/>
    </style:style>
    <style:style style:name="T294" style:family="text">
      <style:text-properties officeooo:rsid="02ebce12"/>
    </style:style>
    <style:style style:name="T295" style:family="text">
      <style:text-properties officeooo:rsid="02ebfb7d"/>
    </style:style>
    <style:style style:name="T296" style:family="text">
      <style:text-properties officeooo:rsid="02ed4c69"/>
    </style:style>
    <style:style style:name="T297" style:family="text">
      <style:text-properties officeooo:rsid="02ee9f29"/>
    </style:style>
    <style:style style:name="T298" style:family="text">
      <style:text-properties officeooo:rsid="02f022b6"/>
    </style:style>
    <style:style style:name="T299" style:family="text">
      <style:text-properties officeooo:rsid="02f6f6cd"/>
    </style:style>
    <style:style style:name="T300" style:family="text">
      <style:text-properties officeooo:rsid="02fb491e"/>
    </style:style>
    <style:style style:name="T301" style:family="text">
      <style:text-properties officeooo:rsid="02fcd693"/>
    </style:style>
    <style:style style:name="T302" style:family="text">
      <style:text-properties officeooo:rsid="0305807f"/>
    </style:style>
    <style:style style:name="T303" style:family="text">
      <style:text-properties officeooo:rsid="0306c4d1"/>
    </style:style>
    <style:style style:name="T304" style:family="text">
      <style:text-properties officeooo:rsid="0306e5b5"/>
    </style:style>
    <style:style style:name="T305" style:family="text">
      <style:text-properties officeooo:rsid="031092c8"/>
    </style:style>
    <style:style style:name="T306" style:family="text">
      <style:text-properties officeooo:rsid="031bbf83"/>
    </style:style>
    <style:style style:name="T307" style:family="text">
      <style:text-properties officeooo:rsid="031d9bf2"/>
    </style:style>
    <style:style style:name="T308" style:family="text">
      <style:text-properties officeooo:rsid="0322a060"/>
    </style:style>
    <style:style style:name="T309" style:family="text">
      <style:text-properties officeooo:rsid="03264f88"/>
    </style:style>
    <style:style style:name="T310" style:family="text">
      <style:text-properties officeooo:rsid="032a8bf2"/>
    </style:style>
    <style:style style:name="T311" style:family="text">
      <style:text-properties officeooo:rsid="032c8a3b"/>
    </style:style>
    <style:style style:name="T312" style:family="text">
      <style:text-properties officeooo:rsid="032ecf40"/>
    </style:style>
    <style:style style:name="T313" style:family="text">
      <style:text-properties officeooo:rsid="0333b742"/>
    </style:style>
    <style:style style:name="T314" style:family="text">
      <style:text-properties officeooo:rsid="03370aa2"/>
    </style:style>
    <style:style style:name="T315" style:family="text">
      <style:text-properties officeooo:rsid="03375338"/>
    </style:style>
    <style:style style:name="T316" style:family="text">
      <style:text-properties officeooo:rsid="0337a76a"/>
    </style:style>
    <style:style style:name="T317" style:family="text">
      <style:text-properties officeooo:rsid="03383472"/>
    </style:style>
    <style:style style:name="T318" style:family="text">
      <style:text-properties officeooo:rsid="033b5b75"/>
    </style:style>
    <style:style style:name="T319" style:family="text">
      <style:text-properties officeooo:rsid="033f450c"/>
    </style:style>
    <style:style style:name="T320" style:family="text">
      <style:text-properties officeooo:rsid="0342dc8b"/>
    </style:style>
    <style:style style:name="T321" style:family="text">
      <style:text-properties officeooo:rsid="0345fdca"/>
    </style:style>
    <style:style style:name="T322" style:family="text">
      <style:text-properties officeooo:rsid="034f8ad9"/>
    </style:style>
    <style:style style:name="T323" style:family="text">
      <style:text-properties officeooo:rsid="0350f533"/>
    </style:style>
    <style:style style:name="T324" style:family="text">
      <style:text-properties officeooo:rsid="03517b04"/>
    </style:style>
    <style:style style:name="T325" style:family="text">
      <style:text-properties officeooo:rsid="035688a9"/>
    </style:style>
    <style:style style:name="T326" style:family="text">
      <style:text-properties officeooo:rsid="0358757a"/>
    </style:style>
    <style:style style:name="T327" style:family="text">
      <style:text-properties officeooo:rsid="035a2bf6"/>
    </style:style>
    <style:style style:name="T328" style:family="text">
      <style:text-properties officeooo:rsid="035ac0f0"/>
    </style:style>
    <style:style style:name="T329" style:family="text">
      <style:text-properties officeooo:rsid="035ccf0d"/>
    </style:style>
    <style:style style:name="T330" style:family="text">
      <style:text-properties officeooo:rsid="0157de33"/>
    </style:style>
    <style:style style:name="T331" style:family="text">
      <style:text-properties officeooo:rsid="01626229"/>
    </style:style>
    <style:style style:name="T332" style:family="text">
      <style:text-properties officeooo:rsid="015d7e24"/>
    </style:style>
    <style:style style:name="T333" style:family="text">
      <style:text-properties officeooo:rsid="015eca6e"/>
    </style:style>
    <style:style style:name="T334" style:family="text">
      <style:text-properties officeooo:rsid="01659fd0"/>
    </style:style>
    <style:style style:name="T335" style:family="text">
      <style:text-properties officeooo:rsid="01604fa4"/>
    </style:style>
    <style:style style:name="T336" style:family="text">
      <style:text-properties officeooo:rsid="036729a2"/>
    </style:style>
    <style:style style:name="T337" style:family="text">
      <style:text-properties officeooo:rsid="036ca95e"/>
    </style:style>
    <style:style style:name="T338" style:family="text">
      <style:text-properties officeooo:rsid="036ee693"/>
    </style:style>
    <style:style style:name="T339" style:family="text">
      <style:text-properties officeooo:rsid="03719761"/>
    </style:style>
    <style:style style:name="T340" style:family="text">
      <style:text-properties officeooo:rsid="0372e310"/>
    </style:style>
    <style:style style:name="T341" style:family="text">
      <style:text-properties fo:font-style="italic" style:font-style-asian="italic" style:font-style-complex="italic"/>
    </style:style>
    <style:style style:name="T342" style:family="text">
      <style:text-properties fo:font-style="italic" officeooo:rsid="000db277" style:font-style-asian="italic" style:font-style-complex="italic"/>
    </style:style>
    <style:style style:name="T343" style:family="text">
      <style:text-properties fo:font-style="italic" officeooo:rsid="03315057" style:font-style-asian="italic" style:font-style-complex="italic"/>
    </style:style>
    <style:style style:name="T344" style:family="text">
      <style:text-properties fo:font-style="italic" officeooo:rsid="033df659" style:font-style-asian="italic" style:font-style-complex="italic"/>
    </style:style>
    <style:style style:name="T345" style:family="text">
      <style:text-properties fo:font-style="italic" officeooo:rsid="001b28a2" style:font-style-asian="italic" style:font-style-complex="italic"/>
    </style:style>
    <style:style style:name="T346" style:family="text">
      <style:text-properties officeooo:rsid="03743e91"/>
    </style:style>
    <style:style style:name="T347" style:family="text">
      <style:text-properties officeooo:rsid="03756b6e"/>
    </style:style>
    <style:style style:name="T348" style:family="text">
      <style:text-properties officeooo:rsid="03775d28"/>
    </style:style>
    <style:style style:name="T349" style:family="text">
      <style:text-properties officeooo:rsid="0378a48b"/>
    </style:style>
    <style:style style:name="T350" style:family="text">
      <style:text-properties officeooo:rsid="037976bc"/>
    </style:style>
    <style:style style:name="T351" style:family="text">
      <style:text-properties officeooo:rsid="037ac2d3"/>
    </style:style>
    <style:style style:name="T352" style:family="text">
      <style:text-properties officeooo:rsid="037b0164"/>
    </style:style>
    <style:style style:name="T353" style:family="text">
      <style:text-properties officeooo:rsid="037b258c"/>
    </style:style>
    <style:style style:name="T354" style:family="text">
      <style:text-properties officeooo:rsid="037c869b"/>
    </style:style>
    <style:style style:name="T355" style:family="text">
      <style:text-properties officeooo:rsid="037dc1ba"/>
    </style:style>
    <style:style style:name="T356" style:family="text">
      <style:text-properties officeooo:rsid="0383aee9"/>
    </style:style>
    <style:style style:name="T357" style:family="text">
      <style:text-properties officeooo:rsid="03868f74"/>
    </style:style>
    <style:style style:name="T358" style:family="text">
      <style:text-properties officeooo:rsid="038a050f"/>
    </style:style>
    <style:style style:name="T359" style:family="text">
      <style:text-properties officeooo:rsid="038d9730"/>
    </style:style>
    <style:style style:name="T360" style:family="text">
      <style:text-properties officeooo:rsid="03981c7e"/>
    </style:style>
    <style:style style:name="T361" style:family="text">
      <style:text-properties officeooo:rsid="0399fe9a"/>
    </style:style>
    <style:style style:name="T362" style:family="text">
      <style:text-properties officeooo:rsid="039deb4d"/>
    </style:style>
    <style:style style:name="T363" style:family="text">
      <style:text-properties officeooo:rsid="00ab9ca3"/>
    </style:style>
    <style:style style:name="T364" style:family="text">
      <style:text-properties officeooo:rsid="03a03887"/>
    </style:style>
    <style:style style:name="T365" style:family="text">
      <style:text-properties officeooo:rsid="03a101b2"/>
    </style:style>
    <style:style style:name="T366" style:family="text">
      <style:text-properties officeooo:rsid="03a117d8"/>
    </style:style>
    <style:style style:name="T367" style:family="text">
      <style:text-properties officeooo:rsid="03a135ca"/>
    </style:style>
    <style:style style:name="T368" style:family="text">
      <style:text-properties officeooo:rsid="03a2dbfd"/>
    </style:style>
    <style:style style:name="T369" style:family="text">
      <style:text-properties officeooo:rsid="03a43a34"/>
    </style:style>
    <style:style style:name="T370" style:family="text">
      <style:text-properties style:font-name="FreeMono"/>
    </style:style>
    <style:style style:name="T371" style:family="text">
      <style:text-properties style:font-name="FreeMono" officeooo:rsid="03a117d8"/>
    </style:style>
    <style:style style:name="T372" style:family="text">
      <style:text-properties style:font-name="FreeMono" officeooo:rsid="024c4d7d"/>
    </style:style>
    <style:style style:name="T373" style:family="text">
      <style:text-properties style:font-name="FreeMono" officeooo:rsid="024d1d0b"/>
    </style:style>
    <style:style style:name="T374" style:family="text">
      <style:text-properties style:font-name="FreeMono" officeooo:rsid="03775d28"/>
    </style:style>
    <style:style style:name="T375" style:family="text">
      <style:text-properties style:font-name="FreeMono" officeooo:rsid="0378a48b"/>
    </style:style>
    <style:style style:name="T376" style:family="text">
      <style:text-properties style:font-name="FreeMono" officeooo:rsid="02576520"/>
    </style:style>
    <style:style style:name="T377" style:family="text">
      <style:text-properties style:font-name="FreeMono" officeooo:rsid="02578461"/>
    </style:style>
    <style:style style:name="T378" style:family="text">
      <style:text-properties style:font-name="FreeMono" officeooo:rsid="03a2dbfd"/>
    </style:style>
    <style:style style:name="T379" style:family="text">
      <style:text-properties style:font-name="FreeMono" officeooo:rsid="037976bc"/>
    </style:style>
    <style:style style:name="T380" style:family="text">
      <style:text-properties style:font-name="FreeMono" officeooo:rsid="025a9224"/>
    </style:style>
    <style:style style:name="T381" style:family="text">
      <style:text-properties style:font-name="FreeMono" officeooo:rsid="037b0164"/>
    </style:style>
    <style:style style:name="T382" style:family="text">
      <style:text-properties style:font-name="FreeMono" officeooo:rsid="03a76021"/>
    </style:style>
    <style:style style:name="T383" style:family="text">
      <style:text-properties style:font-name="FreeMono" officeooo:rsid="009d3326" style:font-name-asian="FreeMono1" style:font-name-complex="FreeMono1"/>
    </style:style>
    <style:style style:name="T384" style:family="text">
      <style:text-properties style:font-name="FreeMono" officeooo:rsid="0017bb14"/>
    </style:style>
    <style:style style:name="T385" style:family="text">
      <style:text-properties style:font-name="FreeMono" officeooo:rsid="03a135ca"/>
    </style:style>
    <style:style style:name="T386" style:family="text">
      <style:text-properties officeooo:rsid="03a76021"/>
    </style:style>
    <style:style style:name="T387" style:family="text">
      <style:text-properties officeooo:rsid="03a7e85b"/>
    </style:style>
    <style:style style:name="T388" style:family="text">
      <style:text-properties officeooo:rsid="03a8f936"/>
    </style:style>
    <style:style style:name="T389" style:family="text">
      <style:text-properties officeooo:rsid="03a9e936"/>
    </style:style>
    <style:style style:name="T390" style:family="text">
      <style:text-properties officeooo:rsid="03ae105c"/>
    </style:style>
    <style:style style:name="T391" style:family="text">
      <style:text-properties officeooo:rsid="03aefa31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7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svg:stroke-color="#333333" draw:fill="solid" draw:fill-color="#ffff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799in" svg:stroke-color="#333333" draw:fill="solid" draw:fill-color="#ffffff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in" draw:fill="solid" draw:fill-color="#333333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in" draw:fill="solid" draw:fill-color="#333333" draw:textarea-vertical-align="middle" draw:auto-grow-height="false" fo:min-height="0in" fo:min-width="0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in" svg:stroke-color="#000000" draw:fill="none" draw:fill-color="#ffffff" fo:min-height="0.0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in" svg:stroke-color="#000000" draw:fill="none" draw:fill-color="#ffffff" fo:min-height="0.1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width="0in" svg:stroke-color="#000000" draw:fill="none" draw:fill-color="#ffffff" fo:min-height="0.1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in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9">1<text:tab/></text:span><text:span text:style-name="T1">Introduction to LEX</text:span></text:p>
      <text:p text:style-name="P8"><text:s/></text:p>
      <text:p text:style-name="P8">LEX is a tool used to generate a lexical analyzer. This documen<text:span text:style-name="T310">t</text:span> <text:span text:style-name="T339">is a tutorial for </text:span>the use of LEX for SILC development. Technically, LEX <text:span text:style-name="T311">translates a set of regular expression specifications (given as input in prog_file.l) into a C implementation of a corresponding finite state machine (lex.yy.c). <text:s/>This </text:span><text:span text:style-name="T339">C </text:span><text:span text:style-name="T311">program, when compiled, yields an executable lexical analyzer. </text:span></text:p>
      <text:p text:style-name="P9"/>
      <text:p text:style-name="P9"><draw:custom-shape text:anchor-type="paragraph" draw:z-index="0" draw:style-name="gr1" draw:text-style-name="P249" svg:width="1.3335in" svg:height="0.6878in" svg:x="2.6583in" svg:y="0.0917in"><text:p text:style-name="P249"><text:s text:c="2"/>LEX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"><draw:custom-shape text:anchor-type="paragraph" draw:z-index="3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9" draw:style-name="gr3" svg:width="0.8961in" svg:height="0.2189in" svg:x="5.5689in" svg:y="0.0756in"><draw:text-box><text:p>lex.yy.c</text:p></draw:text-box></draw:frame><draw:frame text:anchor-type="paragraph" draw:z-index="14" draw:style-name="gr4" svg:width="0.8961in" svg:height="0.1925in" svg:x="0.45in" svg:y="0.0756in"><draw:text-box><text:p>prog_file.l</text:p></draw:text-box></draw:frame></text:p>
      <text:p text:style-name="P9"/>
      <text:p text:style-name="P9"><text:tab/></text:p>
      <text:p text:style-name="P7"><draw:custom-shape text:anchor-type="paragraph" draw:z-index="1" draw:style-name="gr1" svg:width="1.3335in" svg:height="0.6878in" svg:x="2.6583in" svg:y="0.1425in"><text:p text:style-name="P249">C compil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"><draw:custom-shape text:anchor-type="paragraph" draw:z-index="4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0" draw:style-name="gr3" svg:width="0.8961in" svg:height="0.2189in" svg:x="5.5689in" svg:y="0.0756in"><draw:text-box><text:p>a.out</text:p></draw:text-box></draw:frame><draw:frame text:anchor-type="paragraph" draw:z-index="13" draw:style-name="gr3" svg:width="0.8961in" svg:height="0.2189in" svg:x="0.45in" svg:y="0.0756in"><draw:text-box><text:p>lex.yy.c</text:p></draw:text-box></draw:frame></text:p>
      <text:p text:style-name="P9"/>
      <text:p text:style-name="P10"/>
      <text:p text:style-name="P12"><draw:custom-shape text:anchor-type="paragraph" draw:z-index="2" draw:style-name="gr1" svg:width="1.3335in" svg:height="0.6878in" svg:x="2.6583in" svg:y="0.1043in"><text:p text:style-name="P249">a.ou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e </text:p>
      <text:p text:style-name="P11"><draw:frame text:anchor-type="paragraph" draw:z-index="11" draw:style-name="gr3" svg:width="0.8961in" svg:height="0.2189in" svg:x="5.5689in" svg:y="0.0756in"><draw:text-box><text:p>Output</text:p></draw:text-box></draw:frame><draw:custom-shape text:anchor-type="paragraph" draw:z-index="8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2" draw:style-name="gr3" svg:width="0.8961in" svg:height="0.2189in" svg:x="0.45in" svg:y="0.0756in"><draw:text-box><text:p>Input</text:p></draw:text-box></draw:frame></text:p>
      <text:p text:style-name="P11"/>
      <text:p text:style-name="P35"/>
      <text:p text:style-name="P59"><text:span text:style-name="T10">The source </text:span><text:span text:style-name="T12">SIL </text:span><text:span text:style-name="T10">program is fed as </text:span><text:span text:style-name="T11">the </text:span><text:span text:style-name="T10">input to the the lexical analyzer </text:span><text:span text:style-name="T11">which produces an output of a sequence of tokens. <text:s/></text:span><text:span text:style-name="T13">(Tokens are explained below).</text:span></text:p>
      <text:p text:style-name="P26"/>
      <text:p text:style-name="P16"><text:span text:style-name="T1">Conceptually, a lexical analyzer scans a given </text:span><text:span text:style-name="T2">source </text:span><text:span text:style-name="T312">SIL</text:span><text:span text:style-name="T2"> program</text:span><text:span text:style-name="T1"> and produces an output of tokens.</text:span><text:span text:style-name="T3"> </text:span><text:span text:style-name="T342">A token is a single element of </text:span><text:span text:style-name="T343">the SIL</text:span><text:span text:style-name="T342"> programming language that is recognized by the compiler</text:span><text:span text:style-name="T3">. </text:span><text:span text:style-name="T313">For instance </text:span><text:span text:style-name="T110">integer, boolean, begin, end, if, while</text:span><text:span text:style-name="T313"> etc. are tokens in SIL. <text:s/></text:span></text:p>
      <text:p text:style-name="P23"/>
      <text:p text:style-name="P22">Example:</text:p>
      <text:p text:style-name="P22"/>
      <text:p text:style-name="P13"><text:span text:style-name="T4"><text:s/></text:span><text:span text:style-name="T97">“integer”<text:tab/><text:tab/>{return ID_TYPE_INTEGER;}</text:span></text:p>
      <text:p text:style-name="P24"/>
      <text:p text:style-name="P18"><text:soft-page-break/><text:span text:style-name="T318">This example </text:span><text:span text:style-name="T340">demonstrates the specification of </text:span><text:span text:style-name="T318"><text:s/>rule </text:span><text:span text:style-name="T340">in L</text:span><text:span text:style-name="T390">EX</text:span><text:span text:style-name="T318">. </text:span><text:span text:style-name="T4">This rule </text:span><text:span text:style-name="T340">in this example </text:span><text:span text:style-name="T314">specifies that the lexical analyzer must return the token named <text:s/></text:span><text:span text:style-name="T97">ID_TYPE_INTEGER </text:span><text:span text:style-name="T314">when the patte</text:span><text:span text:style-name="T315">rn</text:span><text:span text:style-name="T314"> </text:span><text:span text:style-name="T97">“integer”</text:span><text:span text:style-name="T4"> is </text:span><text:span text:style-name="T314">found in the input file. </text:span><text:span text:style-name="T8">A rule in a </text:span><text:span text:style-name="T315">LEX</text:span><text:span text:style-name="T8"> program comprises of a pattern </text:span><text:span text:style-name="T315">part (specified by a regular expression) </text:span><text:span text:style-name="T8">and a corresponding </text:span><text:span text:style-name="T340">(semantic) </text:span><text:span text:style-name="T315">action part (a sequence of C statements). <text:s/>In the above example, <text:s/></text:span><text:span text:style-name="T108">“</text:span><text:span text:style-name="T107">integer”</text:span><text:span text:style-name="T317"> is the pattern and </text:span><text:span text:style-name="T107">{return ID_TYPE_INTEGER;}</text:span><text:span text:style-name="T317"> is the corresponding action. </text:span><text:span text:style-name="T315">The statements in the action part will be executed when the pattern is detected in the input. <text:s text:c="2"/></text:span></text:p>
      <text:p text:style-name="P61"/>
      <text:p text:style-name="P2"><text:span text:style-name="T317">2</text:span><text:span text:style-name="T27"><text:tab/></text:span><text:span text:style-name="T9">The </text:span><text:span text:style-name="T315">structure of </text:span><text:span text:style-name="T9">LEX program</text:span><text:span text:style-name="T315">s</text:span></text:p>
      <text:p text:style-name="P25"/>
      <text:p text:style-name="P27">A LEX program consists of three sections : Declarations, Rules and Auxiliary functions.</text:p>
      <text:p text:style-name="P27"/>
      <text:p text:style-name="P27"><draw:frame text:anchor-type="paragraph" draw:z-index="15" draw:style-name="gr5" svg:width="2.1878in" svg:height="1.7295in" svg:x="2.2126in" svg:y="0.0098in"><draw:text-box><text:p>DECLARATIONS</text:p><text:p/><text:p>%%</text:p><text:p/><text:p>RULES</text:p><text:p/><text:p>%%</text:p><text:p/><text:p>AUXILIARY FUNCTIONS</text:p></draw:text-box></draw:frame></text:p>
      <text:p text:style-name="P21"/>
      <text:p text:style-name="P21"/>
      <text:p text:style-name="P21"/>
      <text:p text:style-name="P21"/>
      <text:p text:style-name="P21"/>
      <text:p text:style-name="P60"/>
      <text:p text:style-name="P60"><text:span text:style-name="T317">2</text:span>.1 Declarations</text:p>
      <text:p text:style-name="P60"/>
      <text:p text:style-name="P19"><text:span text:style-name="T9">The declaration</text:span><text:span text:style-name="T33">s</text:span><text:span text:style-name="T9"> section </text:span><text:span text:style-name="T315">consists of two parts, </text:span><text:span text:style-name="T344">regular definitions </text:span><text:span text:style-name="T18">and</text:span><text:span text:style-name="T344"> auxiliary</text:span><text:span text:style-name="T345"> </text:span><text:span text:style-name="T344">declarations</text:span><text:span text:style-name="T17">.</text:span><text:span text:style-name="T319"> </text:span><text:span text:style-name="T85">LEX allows the </text:span><text:span text:style-name="T9">use of short</text:span><text:span text:style-name="T367">-</text:span><text:span text:style-name="T9">hand</text:span><text:span text:style-name="T367">s</text:span><text:span text:style-name="T9"> </text:span><text:span text:style-name="T367">and </text:span><text:span text:style-name="T9">extensions to regular expressions for the regular definitions. </text:span><text:span text:style-name="T315">The auxiliary declarations are </text:span><text:span text:style-name="T316">copied as such by LEX to the output lex.yy.c file.</text:span><text:span text:style-name="T9"> </text:span></text:p>
      <text:p text:style-name="P28"/>
      <text:p text:style-name="P31"/>
      <text:p text:style-name="P31"/>
      <text:p text:style-name="P31"/>
      <text:p text:style-name="P31"/>
      <text:p text:style-name="P31"><text:soft-page-break/>Example :</text:p>
      <text:p text:style-name="P71"/>
      <text:p text:style-name="P71">%{</text:p>
      <text:p text:style-name="P72"><text:tab/>#include&lt;stdio.h&gt;</text:p>
      <text:p text:style-name="P72"><text:tab/><text:span text:style-name="T320">int global_variable; <text:tab/><text:tab/>//Auxiliary declaration</text:span><text:span text:style-name="T340">s</text:span><text:span text:style-name="T320"> </text:span></text:p>
      <text:p text:style-name="P72">%}</text:p>
      <text:p text:style-name="P75"><text:span text:style-name="T16">number </text:span><text:tab/>[0-9]+<text:tab/><text:tab/><text:tab/><text:tab/>//<text:span text:style-name="T320">Regular definitions</text:span></text:p>
      <text:p text:style-name="P76"><text:span text:style-name="T16">op </text:span><text:tab/><text:tab/>[-|+|*|/|^|=]<text:tab/></text:p>
      <text:p text:style-name="P76"><text:tab/><text:tab/></text:p>
      <text:p text:style-name="P72">%%</text:p>
      <text:p text:style-name="P72"><text:tab/>/* <text:span text:style-name="T347">Rules </text:span><text:span text:style-name="T355">*/</text:span></text:p>
      <text:p text:style-name="P73">%%</text:p>
      <text:p text:style-name="P73"><text:tab/>/* Auxiliary functions */</text:p>
      <text:p text:style-name="P30"/>
      <text:p text:style-name="P30">A regular definition in LEX is of the form :</text:p>
      <text:p text:style-name="P29"><text:tab/>D<text:tab/>R</text:p>
      <text:p text:style-name="P14"><text:span text:style-name="T15">where D is the <text:s/></text:span><text:span text:style-name="T340">symbol </text:span><text:span text:style-name="T15">representing the regular expression R. The auxiliary declaration</text:span><text:span text:style-name="T340">s (which are optional) are written</text:span><text:span text:style-name="T15"> in C language </text:span><text:span text:style-name="T340">and are</text:span><text:span text:style-name="T15"> enclosed within <text:s text:c="2"/>' %{ ' and ' %} ' . </text:span><text:span text:style-name="T34">It is generally used to </text:span><text:span text:style-name="T35">declare functions,</text:span><text:span text:style-name="T34"> includ</text:span><text:span text:style-name="T35">e</text:span><text:span text:style-name="T34"> header files, </text:span><text:span text:style-name="T35">or define global variables and constants.</text:span></text:p>
      <text:p text:style-name="P68"/>
      <text:p text:style-name="P67"><text:span text:style-name="T317">2</text:span>.2 Rules</text:p>
      <text:p text:style-name="P69"/>
      <text:p text:style-name="P69">Rules in a <text:span text:style-name="T325">LEX</text:span> program consists of two parts :</text:p>
      <text:list xml:id="list1185985111" text:style-name="L1">
        <text:list-item>
          <text:p text:style-name="P217">The pattern to be matched</text:p>
        </text:list-item>
        <text:list-item>
          <text:p text:style-name="P217">The corresponding action to be executed</text:p>
        </text:list-item>
      </text:list>
      <text:p text:style-name="P70"/>
      <text:p text:style-name="P34">Example:</text:p>
      <text:p text:style-name="P34"/>
      <text:p text:style-name="P86"><text:tab/>/* <text:span text:style-name="T359">D</text:span><text:span text:style-name="T356">eclarations*/</text:span></text:p>
      <text:p text:style-name="P86">%%</text:p>
      <text:p text:style-name="P86"/>
      <text:p text:style-name="P82"><text:span text:style-name="T86">{number}<text:tab/></text:span><text:span text:style-name="T87">{</text:span><text:span text:style-name="T115">printf</text:span><text:span text:style-name="T86">(</text:span><text:span text:style-name="T113">“ </text:span><text:span text:style-name="T86">number”);</text:span><text:span text:style-name="T87">}</text:span></text:p>
      <text:p text:style-name="P82"><text:span text:style-name="T111">{op}<text:tab/><text:tab/>{</text:span><text:span text:style-name="T115">printf</text:span><text:span text:style-name="T111">(“ operator”);}</text:span></text:p>
      <text:p text:style-name="P74"/>
      <text:p text:style-name="P74">%%</text:p>
      <text:p text:style-name="P74"><text:tab/>/* Auxiliary functions */</text:p>
      <text:p text:style-name="P32"/>
      <text:p text:style-name="P156"/>
      <text:p text:style-name="P20"><text:span text:style-name="T8">The </text:span><text:span text:style-name="T278">pattern to be matched</text:span><text:span text:style-name="T8"> is specified as a regular expression . </text:span></text:p>
      <text:p text:style-name="P128"><text:soft-page-break/></text:p>
      <text:p text:style-name="P127">Sample Input/Output <text:span text:style-name="T321">for the above example:</text:span></text:p>
      <text:p text:style-name="P83"/>
      <text:p text:style-name="P83">I: 234</text:p>
      <text:p text:style-name="P83">O: <text:s/>number</text:p>
      <text:p text:style-name="P84"/>
      <text:p text:style-name="P84">I: *</text:p>
      <text:p text:style-name="P84">O: <text:s/>operator</text:p>
      <text:p text:style-name="P85"/>
      <text:p text:style-name="P85"/>
      <text:p text:style-name="P85">I: 2+3</text:p>
      <text:p text:style-name="P77"><text:span text:style-name="T113">O: <text:s/>number operator</text:span><text:span text:style-name="T114"> number</text:span></text:p>
      <text:p text:style-name="P33"/>
      <text:p text:style-name="P15"><text:span text:style-name="T88">LEX obtains the regular expression</text:span><text:span text:style-name="T112">s</text:span><text:span text:style-name="T88"> of the symbol</text:span><text:span text:style-name="T112">s</text:span><text:span text:style-name="T88"> </text:span><text:span text:style-name="T90">number</text:span><text:span text:style-name="T88"> </text:span><text:span text:style-name="T112">and </text:span><text:span text:style-name="T91">op </text:span><text:span text:style-name="T88">from the declarations section and </text:span><text:span text:style-name="T367">generates code into a function </text:span><text:span text:style-name="T385">yylex()</text:span><text:span text:style-name="T367"> in the lex.yy.c file. <text:s/>This function checks the input stream for the first </text:span><text:span text:style-name="T88">match </text:span><text:span text:style-name="T367">to one of the patterns specified and execute</text:span><text:span text:style-name="T391">s</text:span><text:span text:style-name="T367"> code in the action part corresponding to the pattern. <text:s text:c="2"/></text:span></text:p>
      <text:p text:style-name="P66"/>
      <text:p text:style-name="P62"><text:span text:style-name="T317">2</text:span>.3 Auxiliary functions</text:p>
      <text:p text:style-name="P55"/>
      <text:p text:style-name="P57">LEX generate<text:span text:style-name="T360">s</text:span> C code for the rules specified in the Rules section and places this code into a single function called <text:span text:style-name="T89">yylex()</text:span>. <text:s/>(T<text:span text:style-name="T367">o</text:span> be discussed in detail later). <text:s/>In addition to this L<text:span text:style-name="T361">EX</text:span> generated code, the programmer may wish to add his <text:span text:style-name="T367">own </text:span>code to the lex.yy.c file. <text:s/>The auxiliary functions section allows the programmer to achieve this. <text:s/></text:p>
      <text:p text:style-name="P56"/>
      <text:p text:style-name="P48">Example:</text:p>
      <text:p text:style-name="P48"/>
      <text:p text:style-name="P89"><text:tab/>/* <text:span text:style-name="T346">Declarations */</text:span></text:p>
      <text:p text:style-name="P90">%%</text:p>
      <text:p text:style-name="P111"><text:tab/>/* Rules */</text:p>
      <text:p text:style-name="P90">%%</text:p>
      <text:p text:style-name="P116"/>
      <text:p text:style-name="P89">int main()</text:p>
      <text:p text:style-name="P89">{</text:p>
      <text:p text:style-name="P89"><text:tab/>yylex();</text:p>
      <text:p text:style-name="P89"><text:tab/>return 1;</text:p>
      <text:p text:style-name="P89">}</text:p>
      <text:p text:style-name="P58"/>
      <text:p text:style-name="P17"><text:span text:style-name="T116">The </text:span><text:span text:style-name="T117">C </text:span><text:span text:style-name="T116">code in th</text:span><text:span text:style-name="T134">e auxiliary</text:span><text:span text:style-name="T116"> section </text:span><text:span text:style-name="T117">and the declarations </text:span><text:span text:style-name="T138">in the declaration section are</text:span><text:span text:style-name="T116"> </text:span><text:soft-page-break/><text:span text:style-name="T116">copied as such to the lex.yy.c file.</text:span></text:p>
      <text:p text:style-name="P197">-------------------<text:span text:style-name="T14">exercises to be added here </text:span>------------------</text:p>
      <text:p text:style-name="P191"><text:span text:style-name="T135">3</text:span><text:span text:style-name="T118"><text:tab/></text:span><text:span text:style-name="T119">The yyvariables</text:span></text:p>
      <text:p text:style-name="P129"/>
      <text:p text:style-name="P129">The following variables are offered by <text:span text:style-name="T325">LEX</text:span> <text:span text:style-name="T348">to aid the programmer in designing</text:span> <text:span text:style-name="T366">sophisticated lexical</text:span> analyzer<text:span text:style-name="T348">s.</text:span> <text:span text:style-name="T241">These variables are accessible in the </text:span><text:span text:style-name="T326">LEX</text:span><text:span text:style-name="T241"> program.</text:span></text:p>
      <text:p text:style-name="P129"><text:span text:style-name="T241"/></text:p>
      <text:list xml:id="list180805832" text:style-name="L2">
        <text:list-item>
          <text:p text:style-name="P240">yyin</text:p>
        </text:list-item>
        <text:list-item>
          <text:p text:style-name="P241">yytext</text:p>
        </text:list-item>
        <text:list-item>
          <text:p text:style-name="P241">yyleng</text:p>
        </text:list-item>
        <text:list-item>
          <text:p text:style-name="P241">yylval</text:p>
        </text:list-item>
      </text:list>
      <text:p text:style-name="P242"/>
      <text:p text:style-name="P242"/>
      <text:p text:style-name="P190"><text:span text:style-name="T322">3</text:span>.1<text:tab/><text:span text:style-name="T89">yyin</text:span></text:p>
      <text:p text:style-name="P174"/>
      <text:p text:style-name="P167"><text:span text:style-name="T372">yyin</text:span><text:span text:style-name="T239"> is a variable of the type </text:span><text:span text:style-name="T372">FILE*</text:span><text:span text:style-name="T239"> </text:span><text:span text:style-name="T350">and points </text:span><text:span text:style-name="T239">to the input file </text:span><text:span text:style-name="T348">- in this project, </text:span><text:span text:style-name="T362">the </text:span><text:span text:style-name="T348">SIL program file</text:span><text:span text:style-name="T239">. </text:span><text:span text:style-name="T103">yyin</text:span><text:span text:style-name="T240"> </text:span><text:span text:style-name="T242">is</text:span><text:span text:style-name="T240"> defined by LEX automatically. If the </text:span><text:span text:style-name="T243">programmer</text:span><text:span text:style-name="T240"> </text:span><text:span text:style-name="T348">assigns</text:span><text:span text:style-name="T240"> an input file </text:span><text:span text:style-name="T348">to </text:span><text:span text:style-name="T109">yyin</text:span><text:span text:style-name="T348"> in the auxiliary functions section</text:span><text:span text:style-name="T240">, then </text:span><text:span text:style-name="T103">yyin</text:span><text:span text:style-name="T240"> is set to point to that file. <text:s/></text:span><text:span text:style-name="T348">Otherwise</text:span><text:span text:style-name="T240"> LEX assigns </text:span><text:span text:style-name="T375">yyin</text:span><text:span text:style-name="T349"> </text:span><text:span text:style-name="T240">to </text:span><text:span text:style-name="T103">stdin</text:span><text:span text:style-name="T109">(</text:span><text:span text:style-name="T348">console input).</text:span><text:span text:style-name="T184"> <text:s/></text:span></text:p>
      <text:p text:style-name="P175"/>
      <text:p text:style-name="P176">Example:</text:p>
      <text:p text:style-name="P49"/>
      <text:p text:style-name="P91"><text:tab/>/* <text:span text:style-name="T346">Declarations */</text:span></text:p>
      <text:p text:style-name="P91">%%</text:p>
      <text:p text:style-name="P112"><text:tab/>/* Rules */</text:p>
      <text:p text:style-name="P91">%%</text:p>
      <text:p text:style-name="P91"><text:tab/></text:p>
      <text:p text:style-name="P118">main(int argc, char* argv[]) </text:p>
      <text:p text:style-name="P118">{ </text:p>
      <text:p text:style-name="P118"><text:tab/>if(argc &gt; 1) </text:p>
      <text:p text:style-name="P118"><text:tab/><text:tab/>{<text:tab/> </text:p>
      <text:p text:style-name="P118"><text:tab/><text:tab/><text:tab/>FILE *fp = fopen(argv[1], “r”)</text:p>
      <text:p text:style-name="P117"><text:span text:style-name="T243"><text:tab/><text:tab/><text:tab/></text:span><text:span text:style-name="T244">if(!fp)</text:span></text:p>
      <text:p text:style-name="P117"><text:span text:style-name="T243"><text:tab/><text:tab/><text:tab/><text:tab/></text:span><text:span text:style-name="T244">yyin = fp;</text:span></text:p>
      <text:p text:style-name="P117"><text:span text:style-name="T244"><text:tab/><text:tab/></text:span><text:span text:style-name="T245">}</text:span></text:p>
      <text:p text:style-name="P118"><text:tab/>}<text:tab/> </text:p>
      <text:p text:style-name="P118"><text:tab/>yylex(); </text:p>
      <text:p text:style-name="P119"><text:tab/>return 1;</text:p>
      <text:p text:style-name="P119">}</text:p>
      <text:p text:style-name="P120"/>
      <text:p text:style-name="P169"><text:soft-page-break/><text:span text:style-name="T246">In </text:span><text:span text:style-name="T328">the generated </text:span><text:span text:style-name="T246">lex.yy.c, </text:span><text:span text:style-name="T247">th</text:span><text:span text:style-name="T327">e following</text:span><text:span text:style-name="T247"> code segment can be found </text:span><text:span text:style-name="T246">under the definition of </text:span><text:span text:style-name="T376">yylex</text:span><text:span text:style-name="T246">()</text:span><text:span text:style-name="T247">.</text:span></text:p>
      <text:p text:style-name="P121"/>
      <text:p text:style-name="P121">if(!yyin) yyin = stdin;</text:p>
      <text:p text:style-name="P178"/>
      <text:p text:style-name="P179"><text:span text:style-name="T358">-------------------</text:span>Exercise Locate it!<text:span text:style-name="T358">---------------------------</text:span> </text:p>
      <text:p text:style-name="P178"/>
      <text:p text:style-name="P168"><text:span text:style-name="T324">The above statement</text:span><text:span text:style-name="T247"> indicates that if the </text:span><text:span text:style-name="T273">programmer</text:span><text:span text:style-name="T247"> does not define </text:span><text:span text:style-name="T377">yyin</text:span><text:span text:style-name="T247">, then </text:span><text:span text:style-name="T377">yylex()</text:span><text:span text:style-name="T247"> by default </text:span><text:span text:style-name="T368">sets </text:span><text:span text:style-name="T378">yyin</text:span><text:span text:style-name="T368"> </text:span><text:span text:style-name="T247"><text:s/>to </text:span><text:span text:style-name="T368">the </text:span><text:span text:style-name="T247">console input. </text:span><text:span text:style-name="T248">Hence </text:span><text:span text:style-name="T368">any re-definition for </text:span><text:span text:style-name="T379">yyin</text:span><text:span text:style-name="T350"> must be </text:span><text:span text:style-name="T368">made</text:span><text:span text:style-name="T248"> before </text:span><text:span text:style-name="T368">invoking</text:span><text:span text:style-name="T248"> </text:span><text:span text:style-name="T380">yylex()</text:span><text:span text:style-name="T248">. <text:s/></text:span><text:span text:style-name="T350">(This will be explained in detail later). <text:s/></text:span></text:p>
      <text:p text:style-name="P189"/>
      <text:p text:style-name="P189"><text:span text:style-name="T322">3</text:span>.<text:span text:style-name="T238">2</text:span><text:tab/><text:span text:style-name="T89">yytext</text:span></text:p>
      <text:p text:style-name="P158"/>
      <text:p text:style-name="P159"><text:span text:style-name="T89">yytext</text:span> is of the type <text:span text:style-name="T89">char*</text:span> and it contains the <text:span text:style-name="T341">lexeme</text:span> currently found. <text:s/><text:span text:style-name="T351">A lexeme is a </text:span><text:span text:style-name="T352">sequence of characters</text:span><text:span text:style-name="T351"> in the input stream that matches some pattern in the Rules Section. </text:span><text:span text:style-name="T354">(</text:span><text:span text:style-name="T353">I</text:span><text:span text:style-name="T352">n fact, </text:span><text:span text:style-name="T354">it is </text:span><text:span text:style-name="T352">the first matching sequence in the input from the position pointed to by </text:span><text:span text:style-name="T381">yyin</text:span><text:span text:style-name="T352">.</text:span><text:span text:style-name="T354">)</text:span><text:span text:style-name="T351"> <text:s/></text:span><text:span text:style-name="T366"><text:s text:c="2"/></text:span></text:p>
      <text:p text:style-name="P180"/>
      <text:p text:style-name="P159"><text:span text:style-name="T382">y</text:span><text:span text:style-name="T371">ytext</text:span><text:span text:style-name="T366"> is initialized to </text:span><text:span text:style-name="T371">NULL</text:span><text:span text:style-name="T366">. <text:s/>Each invocation of the function </text:span><text:span text:style-name="T371">yylex()</text:span><text:span text:style-name="T366"> results in </text:span><text:span text:style-name="T371">yytext</text:span><text:span text:style-name="T366"> carrying a pointer to </text:span><text:span text:style-name="T368">the </text:span><text:span text:style-name="T366">lexeme found in the input stream by </text:span><text:span text:style-name="T371">yylex()</text:span><text:span text:style-name="T366">.</text:span></text:p>
      <text:p text:style-name="P180"/>
      <text:p text:style-name="P159"><text:span text:style-name="T366">Note: The programmer does not have to do any memory allocation for </text:span><text:span text:style-name="T371">yytext</text:span><text:span text:style-name="T366"> as code for this is </text:span><text:span text:style-name="T367">automatically </text:span><text:span text:style-name="T366">generated by L</text:span><text:span text:style-name="T387">EX</text:span><text:span text:style-name="T366">.</text:span></text:p>
      <text:p text:style-name="P158"/>
      <text:p text:style-name="P160">Example:</text:p>
      <text:p text:style-name="P50"/>
      <text:p text:style-name="P92"><text:tab/>/* <text:span text:style-name="T346">Declarations */</text:span></text:p>
      <text:p text:style-name="P92">%%</text:p>
      <text:p text:style-name="P113"><text:tab/>/* Rules */</text:p>
      <text:p text:style-name="P92">%%</text:p>
      <text:p text:style-name="P92"/>
      <text:p text:style-name="P87"><text:span text:style-name="T121">{number}<text:tab/>{printf("</text:span><text:span text:style-name="T123">Number </text:span><text:span text:style-name="T121">: %d",atoi(yytext));}</text:span></text:p>
      <text:p text:style-name="P181"/>
      <text:p text:style-name="P157"><text:span text:style-name="T387">---------------</text:span>add explanation for the program here <text:span text:style-name="T387">---------------------</text:span></text:p>
      <text:p text:style-name="P181"><text:soft-page-break/></text:p>
      <text:p text:style-name="P132">Sample Input/Output:</text:p>
      <text:p text:style-name="P95"/>
      <text:p text:style-name="P95">I: 25</text:p>
      <text:p text:style-name="P78"><text:span text:style-name="T122">O: Number : 2</text:span><text:span text:style-name="T124">5</text:span></text:p>
      <text:p text:style-name="P96"/>
      <text:p text:style-name="P188"/>
      <text:p text:style-name="P182"><text:span text:style-name="T322">3</text:span>.<text:span text:style-name="T238">3</text:span><text:tab/><text:span text:style-name="T89">yyleng</text:span></text:p>
      <text:p text:style-name="P140"/>
      <text:p text:style-name="P140"><text:span text:style-name="T89">yyleng</text:span> is <text:span text:style-name="T387">a variable </text:span>of the type <text:span text:style-name="T89">int</text:span> and it stores the length of the <text:span text:style-name="T369">lexeme pointed to by</text:span> <text:span text:style-name="T89">yytext</text:span>.</text:p>
      <text:p text:style-name="P140"/>
      <text:p text:style-name="P133">Example:</text:p>
      <text:p text:style-name="P51"/>
      <text:p text:style-name="P93"><text:tab/>/* <text:span text:style-name="T346">Declarations */</text:span></text:p>
      <text:p text:style-name="P93">%%</text:p>
      <text:p text:style-name="P114"><text:tab/>/* Rules */</text:p>
      <text:p text:style-name="P93">%%</text:p>
      <text:p text:style-name="P93"/>
      <text:p text:style-name="P79"><text:span text:style-name="T125">{number}<text:tab/>printf("Number of digits </text:span><text:span text:style-name="T126">=</text:span><text:span text:style-name="T125"> <text:s/>%d",yyleng);</text:span></text:p>
      <text:p text:style-name="P97"/>
      <text:p text:style-name="P134">Sample Input/Output:</text:p>
      <text:p text:style-name="P98"/>
      <text:p text:style-name="P98">I: 1234</text:p>
      <text:p text:style-name="P98">O: Number of digits = 4</text:p>
      <text:p text:style-name="P198"/>
      <text:p text:style-name="P192"><text:span text:style-name="T323">4</text:span><text:tab/>The yyfunctions</text:p>
      <text:p text:style-name="P130"/>
      <text:p text:style-name="P126"><text:span text:style-name="T137">LEX</text:span><text:span text:style-name="T120"> </text:span><text:span text:style-name="T139">provides the following functions to the programmer: <text:s/></text:span></text:p>
      <text:p text:style-name="P131">.</text:p>
      <text:list xml:id="list1808572195" text:style-name="L3">
        <text:list-item>
          <text:p text:style-name="P239">yylex()</text:p>
        </text:list-item>
        <text:list-item>
          <text:p text:style-name="P239">yywrap()</text:p>
        </text:list-item>
      </text:list>
      <text:p text:style-name="P183"/>
      <text:p text:style-name="P183"><text:span text:style-name="T329">4</text:span>.1<text:tab/><text:span text:style-name="T89">yylex()</text:span></text:p>
      <text:p text:style-name="P135"/>
      <text:p text:style-name="P222"><text:span text:style-name="T388">--------------------Add yylex() description here---------------------------------------</text:span></text:p>
      <text:p text:style-name="P184"><text:span text:style-name="T323"/></text:p>
      <text:p text:style-name="P184"><text:soft-page-break/><text:span text:style-name="T323">4</text:span>.2<text:tab/><text:span text:style-name="T89">yywrap()</text:span></text:p>
      <text:p text:style-name="P223"><text:span text:style-name="T388">--------------------Add yy</text:span><text:span text:style-name="T389">wrap</text:span><text:span text:style-name="T388">() description here---------------------------------------</text:span></text:p>
      <text:p text:style-name="P224"/>
      <text:p text:style-name="P6"/>
      <text:p text:style-name="P206"><text:span text:style-name="T74">5</text:span><text:span text:style-name="T71"><text:tab/>The Even-Odd Program</text:span></text:p>
      <text:p text:style-name="P103"/>
      <text:p text:style-name="P103">%{ </text:p>
      <text:p text:style-name="P103">/* </text:p>
      <text:p text:style-name="P103">1.Request input of an even and an odd number </text:p>
      <text:p text:style-name="P103">2.indicate input characteristic : Even/Odd [digit_length] </text:p>
      <text:p text:style-name="P103">3.check for input's correctness and print result </text:p>
      <text:p text:style-name="P103">*/ </text:p>
      <text:p text:style-name="P103"/>
      <text:p text:style-name="P103">#include&lt;stdlib.h&gt; </text:p>
      <text:p text:style-name="P103">#include&lt;stdio.h&gt; </text:p>
      <text:p text:style-name="P103"/>
      <text:p text:style-name="P103">int number_1; </text:p>
      <text:p text:style-name="P103">int number_2; </text:p>
      <text:p text:style-name="P103">%} </text:p>
      <text:p text:style-name="P103"/>
      <text:p text:style-name="P103"/>
      <text:p text:style-name="P103">number_sequence [0-9]* </text:p>
      <text:p text:style-name="P103"/>
      <text:p text:style-name="P103">%% </text:p>
      <text:p text:style-name="P103"/>
      <text:p text:style-name="P103">{number_sequence}[0|2|4|6|8]<text:tab/><text:tab/>{ </text:p>
      <text:p text:style-name="P103"><text:tab/><text:tab/><text:tab/><text:tab/><text:tab/><text:tab/>printf("Even number [%d]",yyleng); </text:p>
      <text:p text:style-name="P103"><text:tab/><text:tab/><text:tab/><text:tab/><text:tab/><text:tab/>return atoi(yytext); </text:p>
      <text:p text:style-name="P103"><text:tab/><text:tab/><text:tab/><text:tab/><text:tab/>} </text:p>
      <text:p text:style-name="P103"/>
      <text:p text:style-name="P103">{number_sequence}[1|3|5|7|9]<text:tab/><text:tab/>{ </text:p>
      <text:p text:style-name="P103"><text:tab/><text:tab/><text:tab/><text:tab/><text:tab/><text:tab/>printf("Odd number [%d]",yyleng);<text:tab/> </text:p>
      <text:p text:style-name="P103"><text:tab/><text:tab/><text:tab/><text:tab/><text:tab/><text:tab/>return atoi(yytext); </text:p>
      <text:p text:style-name="P103"><text:tab/><text:tab/><text:tab/><text:tab/><text:tab/>} </text:p>
      <text:p text:style-name="P103">%% </text:p>
      <text:p text:style-name="P103"/>
      <text:p text:style-name="P103">int yywrap </text:p>
      <text:p text:style-name="P103">{ </text:p>
      <text:p text:style-name="P103"><text:s/><text:tab/>return 1; </text:p>
      <text:p text:style-name="P103">} </text:p>
      <text:p text:style-name="P103"><text:s/></text:p>
      <text:p text:style-name="P103">int main() </text:p>
      <text:p text:style-name="P103">{ </text:p>
      <text:p text:style-name="P103"><text:tab/>printf("\nInput an even number and an odd number\n"); </text:p>
      <text:p text:style-name="P103"><text:s/><text:tab/>number_1 = yylex(); </text:p>
      <text:p text:style-name="P103"><text:tab/>number_2 = yylex(); </text:p>
      <text:p text:style-name="P103"><text:tab/>int diff = number_1 - number_2; </text:p>
      <text:p text:style-name="P103"><text:tab/>if(diff%2!=0) </text:p>
      <text:p text:style-name="P103"><text:soft-page-break/><text:tab/><text:tab/>printf("\nYour inputs were checked for correctness, \nResult : Correct\n"); </text:p>
      <text:p text:style-name="P103"><text:tab/>else </text:p>
      <text:p text:style-name="P103"><text:tab/><text:tab/>printf("\nYour inputs were checked for correctness, \nResult : You do not know how to read\n"); </text:p>
      <text:p text:style-name="P103"><text:tab/>return 1; </text:p>
      <text:p text:style-name="P103">}</text:p>
      <text:p text:style-name="P4"/>
      <text:p text:style-name="P4"><text:span text:style-name="T323">6</text:span><text:tab/>Disambiguation rules</text:p>
      <text:p text:style-name="P38"/>
      <text:p text:style-name="P80"><text:span text:style-name="T69">LEX uses two important disambiguation rules </text:span><text:span text:style-name="T70">in selecting the right action to execute in case of a conflict </text:span><text:span text:style-name="T69">:</text:span></text:p>
      <text:list xml:id="list815174226" text:style-name="L5">
        <text:list-item>
          <text:p text:style-name="P218">Order of occurrence is assigned as the pattern's matching priority.</text:p>
        </text:list-item>
        <text:list-item>
          <text:p text:style-name="P218">“Longest match” is preferred. <text:s text:c="2"/></text:p>
        </text:list-item>
      </text:list>
      <text:p text:style-name="P36">Example :</text:p>
      <text:p text:style-name="P36"/>
      <text:p text:style-name="P212"><text:s text:c="3"/>“<text:span text:style-name="T185">break”</text:span> <text:s text:c="16"/>{ return <text:span text:style-name="T186">BREAK</text:span>; }</text:p>
      <text:p text:style-name="P212"><text:s text:c="3"/>[a-zA-Z][a-zA-Z<text:span text:style-name="T185">0-9</text:span>]* <text:s text:c="3"/>{ return <text:span text:style-name="T186">ID</text:span><text:span text:style-name="T188">ENTIFIER</text:span>; }</text:p>
      <text:p text:style-name="P212"/>
      <text:p text:style-name="P213"><text:span text:style-name="T187">Here, </text:span><text:span text:style-name="T98">break</text:span><text:span text:style-name="T187"> is matched by both the regular expressions, but </text:span><text:span text:style-name="T98">break</text:span><text:span text:style-name="T187"> is a keyword </text:span><text:span text:style-name="T187">and </text:span><text:span text:style-name="T188">not an identifier </text:span><text:span text:style-name="T187">hence </text:span><text:span text:style-name="T189">it </text:span><text:span text:style-name="T187">is ordered in such a manner that LEX uses its first disambiguation rule to execute </text:span><text:span text:style-name="T98">return BREAK;</text:span></text:p>
      <text:p text:style-name="P139"/>
      <text:p text:style-name="P37">Example :</text:p>
      <text:p text:style-name="P52"/>
      <text:p text:style-name="P94"><text:tab/>/* <text:span text:style-name="T346">Declarations section */</text:span></text:p>
      <text:p text:style-name="P94">%%</text:p>
      <text:p text:style-name="P115"/>
      <text:p text:style-name="P115"><text:span text:style-name="T363">“-”<text:tab/><text:tab/>{</text:span><text:span text:style-name="T336">return MINUS</text:span><text:span text:style-name="T363">;}</text:span></text:p>
      <text:p text:style-name="P102">“--”<text:tab/><text:tab/>{<text:span text:style-name="T336">return DECREMENT</text:span>;}</text:p>
      <text:p text:style-name="P102"/>
      <text:p text:style-name="P94">%%</text:p>
      <text:p text:style-name="P94"><text:tab/>/* <text:span text:style-name="T357">Auxiliary functions */</text:span></text:p>
      <text:p text:style-name="P101"/>
      <text:p text:style-name="P205"><text:span text:style-name="T59">Assume that the function calling yylex() prints the name of the toke</text:span><text:span text:style-name="T60">n</text:span><text:span text:style-name="T59">.</text:span></text:p>
      <text:p text:style-name="P53"/>
      <text:p text:style-name="P54">Sample Input/Output:</text:p>
      <text:p text:style-name="P54"/>
      <text:p text:style-name="P110">I: -</text:p>
      <text:p text:style-name="P110">O: <text:span text:style-name="T364">MINUS</text:span></text:p>
      <text:p text:style-name="P110"><text:soft-page-break/></text:p>
      <text:p text:style-name="P110">I: --</text:p>
      <text:p text:style-name="P110">O: <text:span text:style-name="T364">DECREMENT</text:span></text:p>
      <text:p text:style-name="P110"/>
      <text:p text:style-name="P110">I: ---</text:p>
      <text:p text:style-name="P110">O: <text:span text:style-name="T364">DECREMENT</text:span> <text:span text:style-name="T365">MINUS</text:span></text:p>
      <text:p text:style-name="P110"/>
      <text:p text:style-name="P200"><text:span text:style-name="T59">Note that, i</text:span><text:span text:style-name="T36">n case of an </text:span><text:span text:style-name="T92">–-</text:span><text:span text:style-name="T36"> input to the lexical analyze</text:span><text:span text:style-name="T37">r,</text:span><text:span text:style-name="T36"> note that </text:span><text:span text:style-name="T59">yylex() </text:span><text:span text:style-name="T36">does not return two </text:span><text:span text:style-name="T92">MINUS</text:span><text:span text:style-name="T36"> tokens, but instead returns a </text:span><text:span text:style-name="T92">DECREMENT</text:span><text:span text:style-name="T36"> token, by the second disambiguation rule.</text:span></text:p>
      <text:p text:style-name="P5"/>
      <text:p text:style-name="P5"><text:span text:style-name="T323">7</text:span><text:tab/>Pattern matching <text:span text:style-name="T337">using</text:span> LEX</text:p>
      <text:p text:style-name="P5"/>
      <text:p text:style-name="P201"><text:span text:style-name="T57">Conceptually, </text:span><text:span text:style-name="T38">LEX converts all its regular expressions into a finite state machine which it uses to accept or reject a string in the input stream. </text:span><text:span text:style-name="T41">The corresponding action is executed when the machine is in accept state. </text:span><text:span text:style-name="T39">The LEX compiler stores information about the constructed finite state machine in the </text:span><text:span text:style-name="T42">form of a decision table </text:span><text:span text:style-name="T42">(transition table) in the </text:span><text:span text:style-name="T39">lex.yy.c file. Also the corresponding </text:span><text:span text:style-name="T40">actions and the </text:span><text:span text:style-name="T40">information regarding when they are to be executed is stored in the lex.yy.c file. </text:span></text:p>
      <text:p text:style-name="P201"><text:span text:style-name="T40"><text:s/><text:tab/></text:span><text:span text:style-name="T46">A</text:span><text:span text:style-name="T43"> </text:span><text:span text:style-name="T93">transition</text:span><text:span text:style-name="T94">(current_state,input_char)</text:span><text:span text:style-name="T43"> function is used to access the decision table. </text:span><text:span text:style-name="T44">LEX</text:span><text:span text:style-name="T43"> makes it's decision table visible if we compile the program with the -T flag. </text:span><text:span text:style-name="T45">The finite state machine used by LEX is deterministic in nature i.e. </text:span><text:span text:style-name="T50">i</text:span><text:span text:style-name="T45">t is a DFA. The simulation of the constructed DFA is done in the lex.yy.c file.</text:span></text:p>
      <text:p text:style-name="P39"><text:span text:style-name="T236">Hence, a LEX compiler constructs a DFA according to the specifications of the regular expression in the LEX program, and generates a simulation algorithm (to simulate the DFA) and a </text:span><text:span text:style-name="T237">matching </text:span><text:span text:style-name="T102">switch-case</text:span><text:span text:style-name="T236"> algorithm (to match and execute the appropriate action if the DFA enters an accept state). </text:span></text:p>
      <text:list xml:id="list1231408917" text:style-name="L6">
        <text:list-header>
          <text:p text:style-name="P219"/>
        </text:list-header>
      </text:list>
      <text:p text:style-name="P3"><text:span text:style-name="T136">8</text:span><text:span text:style-name="T127"><text:tab/></text:span><text:span text:style-name="T130">The</text:span><text:span text:style-name="T127"> Token simulator program</text:span></text:p>
      <text:p text:style-name="P88"/>
      <text:p text:style-name="P99">%{ </text:p>
      <text:p text:style-name="P99">/* Scan and return a token for identifiers of the format : <text:tab/><text:tab/><text:tab/><text:tab/>(string)(number) </text:p>
      <text:p text:style-name="P99"><text:tab/>Note : strings are not case sensitive </text:p>
      <text:p text:style-name="P99"><text:tab/>examples : a0 , A1 , ab2 , AB4 , aBc5 </text:p>
      <text:p text:style-name="P99">*/ </text:p>
      <text:p text:style-name="P99">#include&lt;stdio.h&gt; </text:p>
      <text:p text:style-name="P99"><text:soft-page-break/></text:p>
      <text:p text:style-name="P99">#define ID 1<text:tab/>//Identifier token </text:p>
      <text:p text:style-name="P99">#define ER 2<text:tab/>//Error token </text:p>
      <text:p text:style-name="P99"/>
      <text:p text:style-name="P99">%} </text:p>
      <text:p text:style-name="P99">low_case [a-z] </text:p>
      <text:p text:style-name="P99">upp_case [A-Z] </text:p>
      <text:p text:style-name="P99">number<text:tab/>[0-9] </text:p>
      <text:p text:style-name="P99"/>
      <text:p text:style-name="P99">%option noyywrap </text:p>
      <text:p text:style-name="P99"/>
      <text:p text:style-name="P99">%% </text:p>
      <text:p text:style-name="P99">({low_case}|{upp_case})({low_case}|{upp_case})*({number})</text:p>
      <text:p text:style-name="P99"><text:tab/><text:tab/><text:tab/><text:tab/><text:tab/><text:tab/><text:tab/><text:tab/>return ID; </text:p>
      <text:p text:style-name="P99">(.)*<text:tab/><text:tab/><text:tab/><text:tab/><text:tab/><text:tab/><text:tab/><text:tab/>return ER; </text:p>
      <text:p text:style-name="P99"/>
      <text:p text:style-name="P99">%% </text:p>
      <text:p text:style-name="P99">int main() </text:p>
      <text:p text:style-name="P99">{ </text:p>
      <text:p text:style-name="P99"><text:tab/>int token = yylex(); </text:p>
      <text:p text:style-name="P99"><text:tab/>if(token==ID) </text:p>
      <text:p text:style-name="P99"><text:tab/><text:tab/>printf("Acceptable\n"); </text:p>
      <text:p text:style-name="P99"><text:tab/>else if(token==ER) </text:p>
      <text:p text:style-name="P99"><text:tab/><text:tab/>printf("Unacceptable\n"); </text:p>
      <text:p text:style-name="P99"><text:tab/>return 1; </text:p>
      <text:p text:style-name="P81"><text:span text:style-name="T127">}</text:span><text:span text:style-name="T68"> </text:span></text:p>
      <text:p text:style-name="P40"><text:span text:style-name="T192">In this program, the main() function obtains the tokens (in place of a parser) and </text:span><text:span text:style-name="T193">checks if the input contains a valid identifier.</text:span></text:p>
      <text:p text:style-name="P106"/>
      <text:p text:style-name="P142">Sample Input/Output:</text:p>
      <text:p text:style-name="P106"/>
      <text:p text:style-name="P106">I: Var9</text:p>
      <text:p text:style-name="P106">O: Acceptable</text:p>
      <text:p text:style-name="P141"/>
      <text:p text:style-name="P202"><text:span text:style-name="T147">W</text:span><text:span text:style-name="T148">hen </text:span><text:span text:style-name="T95">Var9</text:span><text:span text:style-name="T148"> is provided as the input, the DFA constructed by LEX accepts the string, and the corresponding action </text:span><text:span text:style-name="T95">return ID</text:span><text:span text:style-name="T148"> is </text:span><text:span text:style-name="T149">found and </text:span><text:span text:style-name="T148">executed. </text:span><text:span text:style-name="T150">As a result yylex() returns the token </text:span><text:span text:style-name="T96">ID</text:span><text:span text:style-name="T150">, and the main() function prints </text:span><text:span text:style-name="T96">Acceptable </text:span><text:span text:style-name="T151">on the screen</text:span><text:span text:style-name="T96">. </text:span></text:p>
      <text:p text:style-name="P193"/>
      <text:p text:style-name="P199"><text:span text:style-name="T7">9</text:span><text:span text:style-name="T5"><text:tab/></text:span><text:span text:style-name="T6">Construction of a DFA from a regular expression</text:span></text:p>
      <text:p text:style-name="P170"/>
      <text:p text:style-name="P208"><text:span text:style-name="T160">The construction of a DFA from a regular expression takes place in </text:span><text:span text:style-name="T162">two</text:span><text:span text:style-name="T160"> steps.</text:span></text:p>
      <text:list xml:id="list1714819663" text:style-name="L7">
        <text:list-item>
          <text:p text:style-name="P237"><text:span text:style-name="T160">Constructi</text:span><text:span text:style-name="T163">ng a</text:span><text:span text:style-name="T160"> syntax tree from the regular expression</text:span></text:p>
        </text:list-item>
        <text:list-item>
          <text:p text:style-name="P238"><text:span text:style-name="T164">Converting the syntax tree into a DFA</text:span><text:span text:style-name="T161"> </text:span></text:p>
        </text:list-item>
      </text:list>
      <text:p text:style-name="P194"><text:soft-page-break/></text:p>
      <text:p text:style-name="P185"><text:span text:style-name="T323">9</text:span><text:span text:style-name="T167">.1<text:tab/></text:span><text:span text:style-name="T181">The intermediate</text:span><text:span text:style-name="T228"> syntax tree</text:span></text:p>
      <text:p text:style-name="P171"/>
      <text:p text:style-name="P171">Consider the first rule in the token simulator program in section 9. It consists of the following regular expression :</text:p>
      <text:p text:style-name="P100">({low_case}|{upp_case})({low_case}|{upp_case})*({number})</text:p>
      <text:p text:style-name="P161"><text:span text:style-name="T165">For convenience in representation , it </text:span><text:span text:style-name="T179">has been represented as</text:span><text:span text:style-name="T166"> </text:span><text:span text:style-name="T165">:</text:span></text:p>
      <text:p text:style-name="P172">( a | A ) ( a | A )* (N)</text:p>
      <text:p text:style-name="P165"><text:span text:style-name="T166">where, 'a' represents </text:span><text:span text:style-name="T101">{l</text:span><text:span text:style-name="T100">ow_case</text:span><text:span text:style-name="T101">}</text:span><text:span text:style-name="T166">, 'A' represents </text:span><text:span text:style-name="T101">{u</text:span><text:span text:style-name="T100">pp_case</text:span><text:span text:style-name="T101">}</text:span><text:span text:style-name="T226"> </text:span><text:span text:style-name="T227">and 'N' represents </text:span><text:span text:style-name="T101">{n</text:span><text:span text:style-name="T100">umber</text:span><text:span text:style-name="T101">}</text:span><text:span text:style-name="T166">.</text:span><text:span text:style-name="T100"> </text:span></text:p>
      <text:p text:style-name="P165"><text:span text:style-name="T180">Th</text:span><text:span text:style-name="T167">e syntax tree constructed for the above regular expression w</text:span><text:span text:style-name="T182">ould</text:span><text:span text:style-name="T167"> look like :<text:tab/><text:tab/> <text:s text:c="13"/></text:span></text:p>
      <text:p text:style-name="P177"/>
      <text:p text:style-name="P163"><text:span text:style-name="T167"><text:tab/><text:tab/><text:tab/><text:tab/></text:span><text:span text:style-name="T229">º</text:span><text:span text:style-name="T168"><text:tab/> </text:span><text:span text:style-name="T169"><text:s/></text:span></text:p>
      <text:p text:style-name="P173"><text:tab/><text:tab/><text:tab/> <text:s text:c="4"/>/ <text:s text:c="7"/>\</text:p>
      <text:p text:style-name="P164"><text:span text:style-name="T167"><text:tab/><text:tab/><text:tab/> <text:s/></text:span><text:span text:style-name="T229">º</text:span><text:span text:style-name="T169"> </text:span><text:span text:style-name="T168"><text:s text:c="11"/></text:span><text:span text:style-name="T171">N</text:span><text:span text:style-name="T234">₅</text:span></text:p>
      <text:p text:style-name="P173"><text:tab/><text:tab/> <text:s text:c="6"/>/<text:tab/> <text:s text:c="6"/>\</text:p>
      <text:p text:style-name="P162"><text:span text:style-name="T167"><text:tab/><text:tab/> <text:s text:c="3"/></text:span><text:span text:style-name="T183">|</text:span><text:span text:style-name="T168"><text:tab/> <text:s text:c="8"/></text:span><text:span text:style-name="T177">*</text:span><text:span text:style-name="T168"><text:tab/></text:span></text:p>
      <text:p text:style-name="P162"><text:span text:style-name="T168"><text:tab/> <text:s text:c="7"/>/<text:tab/> <text:s text:c="7"/>\ </text:span><text:span text:style-name="T170"><text:tab/></text:span><text:span text:style-name="T178">|</text:span></text:p>
      <text:p text:style-name="P209"><text:span text:style-name="T61"><text:tab/> <text:s text:c="5"/></text:span><text:span text:style-name="T65">a</text:span><text:span text:style-name="T235">₁</text:span><text:span text:style-name="T61"><text:tab/> <text:s text:c="8"/></text:span><text:span text:style-name="T65">A</text:span><text:span text:style-name="T235">₂</text:span><text:span text:style-name="T62"> <text:s text:c="2"/></text:span><text:span text:style-name="T61"><text:tab/></text:span><text:span text:style-name="T82">|</text:span></text:p>
      <text:p text:style-name="P105"><text:span text:style-name="T168"><text:tab/><text:tab/><text:tab/> <text:s text:c="5"/>/ <text:s text:c="5"/></text:span><text:span text:style-name="T176">\</text:span><text:span text:style-name="T75"> <text:s/></text:span></text:p>
      <text:p text:style-name="P210"><text:span text:style-name="T66"><text:tab/><text:tab/> <text:s text:c="11"/></text:span><text:span text:style-name="T63">a</text:span><text:span text:style-name="T235">₃</text:span><text:span text:style-name="T63"> <text:s text:c="5"/></text:span><text:span text:style-name="T64">A</text:span><text:span text:style-name="T235">₄</text:span></text:p>
      <text:p text:style-name="P211"/>
      <text:p text:style-name="P166"><text:span text:style-name="T232">In the above figure </text:span><text:span text:style-name="T229">º </text:span><text:span text:style-name="T231">represents the 'cat' (concatenation) operator, </text:span><text:span text:style-name="T230">*</text:span><text:span text:style-name="T231"> represents the 'star' operator </text:span><text:span text:style-name="T233">(a unary operator) </text:span><text:span text:style-name="T231">and </text:span><text:span text:style-name="T230">| </text:span><text:span text:style-name="T231">represents the <text:s/>'or' operator. </text:span><text:span text:style-name="T77">In the syntax tree the inner nodes are operators while the leaves are the operands. </text:span><text:span text:style-name="T78">The subscript assigned to every leaf is called the position of the leaf. </text:span><text:span text:style-name="T79">The position of a leaf plays a vital role in the process of constructing states for the DFA. </text:span></text:p>
      <text:p text:style-name="P41"/>
      <text:p text:style-name="P42">NOTE:</text:p>
      <text:p text:style-name="P204"><text:span text:style-name="T51">This syntax tree is an intermediate data structure. There will be no traces of this in </text:span><text:span text:style-name="T51">lex.yy.c file, because it is only used in the construction of the DFA.</text:span><text:span text:style-name="T52"> </text:span><text:span text:style-name="T54"><text:s/></text:span><text:span text:style-name="T53"><text:s/></text:span></text:p>
      <text:p text:style-name="P63"/>
      <text:p text:style-name="P64"><text:soft-page-break/><text:span text:style-name="T323">9</text:span>.2<text:tab/>Constructing the DFA</text:p>
      <text:p text:style-name="P64"/>
      <text:p text:style-name="P148"><text:span text:style-name="T279">Constructing the DF</text:span><text:span text:style-name="T302">A</text:span><text:span text:style-name="T279"> involves two steps:</text:span></text:p>
      <text:list xml:id="list1212420812" text:style-name="L8">
        <text:list-item>
          <text:p text:style-name="P221">Constructing the set of states of the DFA</text:p>
        </text:list-item>
        <text:list-item>
          <text:p text:style-name="P221">Constructing all the possible transitions made by the DFA from one state to another on different inputs. </text:p>
        </text:list-item>
      </text:list>
      <text:p text:style-name="P152"/>
      <text:p text:style-name="P149"><text:span text:style-name="T280">The language represented by the regular expression </text:span><text:span text:style-name="T174">( a | A ) ( a | A )* (N</text:span><text:span text:style-name="T175">)</text:span><text:span text:style-name="T174">, </text:span><text:span text:style-name="T280">c</text:span><text:span text:style-name="T297">an</text:span><text:span text:style-name="T280"> only possibly start with an 'a' or 'A'. From the syntax tree we may infer that these could only correspond to positions 1 </text:span><text:span text:style-name="T306">or</text:span><text:span text:style-name="T280"> 2 . </text:span><text:span text:style-name="T282">Let t</text:span><text:span text:style-name="T280">he </text:span><text:span text:style-name="T298">set of these</text:span><text:span text:style-name="T280"> positions </text:span><text:span text:style-name="T298">{1,2} be</text:span><text:span text:style-name="T280"> the start </text:span><text:span text:style-name="T280">state of the DFA</text:span><text:span text:style-name="T281">. </text:span><text:span text:style-name="T282">F</text:span><text:span text:style-name="T281">or convenience it has been name</text:span><text:span text:style-name="T282">d</text:span><text:span text:style-name="T281"> as state </text:span><text:span text:style-name="T29">I.</text:span></text:p>
      <text:p text:style-name="P186"><text:s/></text:p>
      <text:p text:style-name="P150"><text:span text:style-name="T284"><text:tab/></text:span><text:span text:style-name="T285">Consider the position </text:span><text:span text:style-name="T304">1 (</text:span><text:span text:style-name="T285">'a'</text:span><text:span text:style-name="T304">)</text:span><text:span text:style-name="T289">,</text:span><text:span text:style-name="T285"> </text:span><text:span text:style-name="T300">it could be followed by either of the positions 3,4 or 5</text:span><text:span text:style-name="T285">. </text:span><text:span text:style-name="T292">Let this be</text:span><text:span text:style-name="T285"> </text:span><text:span text:style-name="T291">a</text:span><text:span text:style-name="T285"> new state {3,4,5} represented by </text:span><text:span text:style-name="T30">II</text:span><text:span text:style-name="T285">. The </text:span><text:span text:style-name="T286">position</text:span><text:span text:style-name="T285"> 2 </text:span><text:span text:style-name="T287">('A') </text:span><text:span text:style-name="T301">could be possibl</text:span><text:span text:style-name="T303">y</text:span><text:span text:style-name="T301"> followed by either of the positions 3,4 or 5</text:span><text:span text:style-name="T288">.</text:span><text:span text:style-name="T287"> </text:span><text:span text:style-name="T290">But a new state is not required </text:span><text:span text:style-name="T290">as {3,4,5} has already been represented by </text:span><text:span text:style-name="T31">II</text:span><text:span text:style-name="T290">. </text:span><text:span text:style-name="T293">Similarly the positions 3 and 4 could be followed by the position 3 </text:span><text:span text:style-name="T299">or </text:span><text:span text:style-name="T293">4 or 5.</text:span><text:span text:style-name="T290"> </text:span><text:span text:style-name="T294">If followed by 5, the DFA must </text:span><text:span text:style-name="T305">accept and </text:span><text:span text:style-name="T294">terminate (syntax tree ends </text:span><text:span text:style-name="T295">at</text:span><text:span text:style-name="T294"> position 5). </text:span><text:span text:style-name="T296">Hence let the final (accept) state be </text:span><text:span text:style-name="T32">III</text:span><text:span text:style-name="T296">. </text:span></text:p>
      <text:p text:style-name="P153">Thus, the transitions maybe formulated as :</text:p>
      <text:p text:style-name="P154"/>
      <table:table table:name="Transition-table" table:style-name="Transition-table">
        <table:table-column table:style-name="Transition-table.A" table:number-columns-repeated="2"/>
        <table:table-column table:style-name="Transition-table.C"/>
        <table:table-column table:style-name="Transition-table.A"/>
        <table:table-column table:style-name="Transition-table.E"/>
        <table:table-row>
          <table:table-cell table:style-name="Transition-table.A1" office:value-type="string">
            <text:p text:style-name="P215">Current state</text:p>
          </table:table-cell>
          <table:table-cell table:style-name="Transition-table.A1" office:value-type="string">
            <text:p text:style-name="P215">-&gt;</text:p>
          </table:table-cell>
          <table:table-cell table:style-name="Transition-table.A1" office:value-type="string">
            <text:p text:style-name="P215">Input symbol</text:p>
          </table:table-cell>
          <table:table-cell table:style-name="Transition-table.A1" office:value-type="string">
            <text:p text:style-name="P215">-&gt;</text:p>
          </table:table-cell>
          <table:table-cell table:style-name="Transition-table.E1" office:value-type="string">
            <text:p text:style-name="P215">Next state</text:p>
          </table:table-cell>
        </table:table-row>
        <table:table-row>
          <table:table-cell table:style-name="Transition-table.A2" office:value-type="string">
            <text:p text:style-name="P215">I</text:p>
          </table:table-cell>
          <table:table-cell table:style-name="Transition-table.A2" office:value-type="string">
            <text:p text:style-name="P214"/>
          </table:table-cell>
          <table:table-cell table:style-name="Transition-table.A2" office:value-type="string">
            <text:p text:style-name="P215">a</text:p>
          </table:table-cell>
          <table:table-cell table:style-name="Transition-table.A2" office:value-type="string">
            <text:p text:style-name="P214"/>
          </table:table-cell>
          <table:table-cell table:style-name="Transition-table.E2" office:value-type="string">
            <text:p text:style-name="P215">II</text:p>
          </table:table-cell>
        </table:table-row>
        <table:table-row>
          <table:table-cell table:style-name="Transition-table.A2" office:value-type="string">
            <text:p text:style-name="P215">I</text:p>
          </table:table-cell>
          <table:table-cell table:style-name="Transition-table.A2" office:value-type="string">
            <text:p text:style-name="P214"/>
          </table:table-cell>
          <table:table-cell table:style-name="Transition-table.A2" office:value-type="string">
            <text:p text:style-name="P215">A</text:p>
          </table:table-cell>
          <table:table-cell table:style-name="Transition-table.A2" office:value-type="string">
            <text:p text:style-name="P214"/>
          </table:table-cell>
          <table:table-cell table:style-name="Transition-table.E2" office:value-type="string">
            <text:p text:style-name="P215">II</text:p>
          </table:table-cell>
        </table:table-row>
        <table:table-row>
          <table:table-cell table:style-name="Transition-table.A2" office:value-type="string">
            <text:p text:style-name="P215">II</text:p>
          </table:table-cell>
          <table:table-cell table:style-name="Transition-table.A2" office:value-type="string">
            <text:p text:style-name="P214"/>
          </table:table-cell>
          <table:table-cell table:style-name="Transition-table.A2" office:value-type="string">
            <text:p text:style-name="P215">a</text:p>
          </table:table-cell>
          <table:table-cell table:style-name="Transition-table.A2" office:value-type="string">
            <text:p text:style-name="P214"/>
          </table:table-cell>
          <table:table-cell table:style-name="Transition-table.E2" office:value-type="string">
            <text:p text:style-name="P215">II</text:p>
          </table:table-cell>
        </table:table-row>
        <table:table-row>
          <table:table-cell table:style-name="Transition-table.A2" office:value-type="string">
            <text:p text:style-name="P215">II</text:p>
          </table:table-cell>
          <table:table-cell table:style-name="Transition-table.A2" office:value-type="string">
            <text:p text:style-name="P214"/>
          </table:table-cell>
          <table:table-cell table:style-name="Transition-table.A2" office:value-type="string">
            <text:p text:style-name="P215">A</text:p>
          </table:table-cell>
          <table:table-cell table:style-name="Transition-table.A2" office:value-type="string">
            <text:p text:style-name="P214"/>
          </table:table-cell>
          <table:table-cell table:style-name="Transition-table.E2" office:value-type="string">
            <text:p text:style-name="P215">II</text:p>
          </table:table-cell>
        </table:table-row>
        <table:table-row>
          <table:table-cell table:style-name="Transition-table.A2" office:value-type="string">
            <text:p text:style-name="P215">II</text:p>
          </table:table-cell>
          <table:table-cell table:style-name="Transition-table.A2" office:value-type="string">
            <text:p text:style-name="P214"/>
          </table:table-cell>
          <table:table-cell table:style-name="Transition-table.A2" office:value-type="string">
            <text:p text:style-name="P215">N</text:p>
          </table:table-cell>
          <table:table-cell table:style-name="Transition-table.A2" office:value-type="string">
            <text:p text:style-name="P214"/>
          </table:table-cell>
          <table:table-cell table:style-name="Transition-table.E2" office:value-type="string">
            <text:p text:style-name="P216">III</text:p>
          </table:table-cell>
        </table:table-row>
      </table:table>
      <text:p text:style-name="P151"><text:span text:style-name="T285"><text:s/></text:span><text:span text:style-name="T284"><text:s text:c="3"/></text:span><text:span text:style-name="T283"><text:s text:c="3"/></text:span></text:p>
      <text:p text:style-name="P122"><text:span text:style-name="T84">9</text:span><text:span text:style-name="T80">.</text:span><text:span text:style-name="T83">3</text:span><text:span text:style-name="T76"><text:tab/></text:span><text:span text:style-name="T81">The constructed</text:span><text:span text:style-name="T80"> DFA</text:span></text:p>
      <text:p text:style-name="P43"/>
      <text:p text:style-name="P104"><text:span text:style-name="T172">The DFA obtained for the above syntax tree w</text:span><text:span text:style-name="T173">ould</text:span><text:span text:style-name="T172"> look like :</text:span></text:p>
      <text:p text:style-name="P44"><draw:frame text:anchor-type="paragraph" draw:z-index="25" draw:style-name="gr13" draw:text-style-name="P249" svg:width="0.4378in" svg:height="0.2295in" svg:x="2.7437in" svg:y="0.2717in"><draw:text-box><text:p text:style-name="P249">a|A</text:p></draw:text-box></draw:frame></text:p>
      <text:p text:style-name="P44"><draw:custom-shape text:anchor-type="paragraph" draw:z-index="21" draw:style-name="gr9" draw:text-style-name="P249" svg:width="0.365in" svg:height="0.2921in" svg:x="2.7752in" svg:y="0.2118in"><text:p/>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soft-page-break/></text:p>
      <text:p text:style-name="P44"><draw:ellipse text:anchor-type="paragraph" draw:z-index="16" draw:style-name="gr6" draw:text-style-name="P250" svg:width="0.3752in" svg:height="0.4067in" svg:x="2.7752in" svg:y="0.2146in"><text:p text:style-name="P249"><text:span text:style-name="T28">II</text:span></text:p></draw:ellipse><draw:ellipse text:anchor-type="paragraph" draw:z-index="17" draw:style-name="gr6" draw:text-style-name="P250" svg:width="0.3752in" svg:height="0.4067in" svg:x="1.7126in" svg:y="0.2173in"><text:p text:style-name="P249"><text:span text:style-name="T28">I</text:span></text:p></draw:ellipse><draw:frame text:anchor-type="paragraph" draw:z-index="23" draw:style-name="gr11" svg:width="0.4689in" svg:height="0.1925in" svg:x="2.1602in" svg:y="0.2291in"><draw:text-box><text:p text:style-name="P249">a|A</text:p></draw:text-box></draw:frame><draw:frame text:anchor-type="paragraph" draw:z-index="24" draw:style-name="gr12" svg:width="0.2398in" svg:height="0.1925in" svg:x="3.3374in" svg:y="0.2457in"><draw:text-box><text:p text:style-name="P249">N</text:p></draw:text-box></draw:frame><draw:ellipse text:anchor-type="paragraph" draw:z-index="18" draw:style-name="gr7" draw:text-style-name="P250" svg:width="0.3752in" svg:height="0.4067in" svg:x="3.8602in" svg:y="0.211in"><text:p text:style-name="P249"><text:span text:style-name="T28">III</text:span></text:p></draw:ellipse></text:p>
      <text:p text:style-name="P44"><draw:custom-shape text:anchor-type="paragraph" draw:z-index="19" draw:style-name="gr8" svg:width="0.4004in" svg:height="0.1004in" svg:x="2.2217in" svg:y="0.182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2" draw:style-name="gr10" svg:width="0.1461in" svg:height="0.1886in" svg:x="2.3063in" svg:y="0.0382in"><draw:text-box><text:p/></draw:text-box></draw:frame><draw:custom-shape text:anchor-type="paragraph" draw:z-index="20" draw:style-name="gr8" svg:width="0.4004in" svg:height="0.1004in" svg:x="3.2984in" svg:y="0.1728in"><text:p/>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 <text:s text:c="71"/></text:p>
      <text:p text:style-name="P45"/>
      <text:p text:style-name="P203"><text:span text:style-name="T47">This DFA represents </text:span><text:span text:style-name="T48">the regular expression provided as a specification (i.e. </text:span><text:span text:style-name="T49">p</text:span><text:span text:style-name="T48">attern to be matched) in the first rule of the token simulator program </text:span><text:span text:style-name="T56">in</text:span><text:span text:style-name="T55"> section 9</text:span><text:span text:style-name="T48">. </text:span><text:span text:style-name="T58">When the DFA is in the final state i.e. </text:span><text:span text:style-name="T67">III</text:span><text:span text:style-name="T58">, then a corresponding action is executed as instructed in the lex.yy.c file. </text:span><text:span text:style-name="T48">The constructed DFA is simulated using a simulation algorithm. </text:span></text:p>
      <text:p text:style-name="P65"/>
      <text:p text:style-name="P207"><text:span text:style-name="T72">1</text:span><text:span text:style-name="T74">0</text:span><text:span text:style-name="T73"><text:tab/></text:span><text:span text:style-name="T72">The DFA simulation algorithm</text:span></text:p>
      <text:p text:style-name="P46"/>
      <text:p text:style-name="P46">The working of the constructed DFA is simulated using the following algorithm.</text:p>
      <text:p text:style-name="P47"/>
      <text:p text:style-name="P107">DFA_simulator()</text:p>
      <text:p text:style-name="P108"><text:tab/>current_state = start_state</text:p>
      <text:p text:style-name="P108"><text:tab/>c = get_next_char()</text:p>
      <text:p text:style-name="P108"><text:tab/>while(c != EOF)</text:p>
      <text:p text:style-name="P123"><text:span text:style-name="T21"><text:tab/><text:tab/></text:span><text:span text:style-name="T26">current_sate</text:span><text:span text:style-name="T21"> = transition(current_state , c)</text:span></text:p>
      <text:p text:style-name="P123"><text:span text:style-name="T22"><text:s/><text:tab/><text:tab/></text:span><text:span text:style-name="T23">c = get_next_char()</text:span></text:p>
      <text:p text:style-name="P124"><text:span text:style-name="T23"><text:tab/><text:tab/>if(current_state </text:span><text:span text:style-name="T20">∈ </text:span><text:span text:style-name="T23">Final_states)</text:span></text:p>
      <text:p text:style-name="P124"><text:span text:style-name="T23"><text:tab/><text:tab/><text:tab/>/*</text:span><text:span text:style-name="T25">ACCEPT*/</text:span></text:p>
      <text:p text:style-name="P109"><text:tab/><text:tab/>else</text:p>
      <text:p text:style-name="P125"><text:span text:style-name="T23"><text:tab/><text:tab/><text:tab/>/*</text:span><text:span text:style-name="T25">REJECT*/</text:span></text:p>
      <text:p text:style-name="P155"/>
      <text:p text:style-name="P125"><text:span text:style-name="T152">The information about all the transitions made by the DFA can be obtained from the decision table </text:span><text:span text:style-name="T156">(generally a two dimensional matrix) </text:span><text:span text:style-name="T152">through the </text:span><text:span text:style-name="T24">transition()</text:span><text:span text:style-name="T152"> function.</text:span><text:span text:style-name="T153"> </text:span></text:p>
      <text:p text:style-name="P143"/>
      <text:p text:style-name="P195"><text:span text:style-name="T257">1</text:span><text:span text:style-name="T323">1</text:span><text:span text:style-name="T257"><text:tab/></text:span><text:span text:style-name="T258">Using the generated lexical analyzer</text:span></text:p>
      <text:p text:style-name="P144"/>
      <text:p text:style-name="P146"><text:span text:style-name="T307">The generated lex.yy.c file is the </text:span><text:span text:style-name="T308">code for the </text:span><text:span text:style-name="T307">scanner. This is compiled using a C compiler and the generate</text:span><text:span text:style-name="T308">d</text:span><text:span text:style-name="T307"> object file </text:span><text:span text:style-name="T308">(the executable scanner) </text:span><text:span text:style-name="T307">is executed. LEX is just a tool which helps generate a smart scanner in C. </text:span></text:p>
      <text:p text:style-name="P146"><text:span text:style-name="T307"><text:tab/></text:span><text:span text:style-name="T249">The lexical analyzer only checks for </text:span><text:span text:style-name="T253">recognizable pattern sequences in the source program and produces an output of </text:span><text:span text:style-name="T249">tokens </text:span><text:span text:style-name="T253">(fed to the parser) </text:span><text:span text:style-name="T249">, it cannot be </text:span><text:soft-page-break/><text:span text:style-name="T249">used to check for syntax. </text:span><text:span text:style-name="T252">Syntax analysis</text:span><text:span text:style-name="T249"> is done by the parser. The parser is built using YACC , a parser generator. </text:span><text:span text:style-name="T250">YACC obtains the tokens from </text:span><text:span text:style-name="T251">LEX through </text:span><text:span text:style-name="T250">yylex() and the associated attributes from yylval, </text:span><text:span text:style-name="T249"><text:s/>which </text:span><text:span text:style-name="T251">it </text:span><text:span text:style-name="T249">uses for parsing and rest of the the compilation process.</text:span><text:span text:style-name="T254"> </text:span><text:span text:style-name="T309">In this case, t</text:span><text:span text:style-name="T269">he programmer need </text:span><text:span text:style-name="T270">not </text:span><text:span text:style-name="T269">call yylex() </text:span><text:span text:style-name="T271">in </text:span><text:span text:style-name="T271">the LEX program</text:span><text:span text:style-name="T269">, it is automatically called by YACC to read the tokens. </text:span><text:span text:style-name="T255">The parser , when given an input source program obtains all the tokens from the lexical analyzer and checks for </text:span><text:span text:style-name="T274">correctness of the</text:span><text:span text:style-name="T255"> syntax. Hence, the next step towards compiling a </text:span><text:span text:style-name="T256">given source </text:span><text:span text:style-name="T255">program would be to build a parser. <text:s text:c="2"/></text:span></text:p>
      <text:p text:style-name="P187"/>
      <text:p text:style-name="P196"><text:span text:style-name="T275">1</text:span><text:span text:style-name="T323">2</text:span><text:span text:style-name="T275"><text:tab/></text:span><text:span text:style-name="T338">References</text:span></text:p>
      <text:p text:style-name="P147"/>
      <text:p text:style-name="P145"><text:span text:style-name="T275">For further detail</text:span><text:span text:style-name="T277">s</text:span><text:span text:style-name="T275"> o</text:span><text:span text:style-name="T277">n</text:span><text:span text:style-name="T275"> the topics covered in this document, the reader may refer to </text:span><text:span text:style-name="T276">the following books </text:span><text:span text:style-name="T275">:</text:span></text:p>
      <text:list xml:id="list1074216026" text:style-name="L9">
        <text:list-item>
          <text:p text:style-name="P235"><text:span text:style-name="T157">Compilers : Principles,Techniques and Tools </text:span><text:span text:style-name="T159">b</text:span><text:span text:style-name="T157">y Alfred V.Aho, Monica S. Lam, Ravi Sethi and Jeffrey D.Ulman .</text:span></text:p>
        </text:list-item>
        <text:list-item>
          <text:p text:style-name="P235"><text:span text:style-name="T157">Modern </text:span><text:span text:style-name="T158">C</text:span><text:span text:style-name="T157">ompiler </text:span><text:span text:style-name="T158">I</text:span><text:span text:style-name="T157">mplementation in C </text:span><text:span text:style-name="T159">b</text:span><text:span text:style-name="T157">y Andrew W.Appel</text:span></text:p>
        </text:list-item>
        <text:list-item>
          <text:p text:style-name="P235"><text:span text:style-name="T157">Flex &amp; Bison </text:span><text:span text:style-name="T159">b</text:span><text:span text:style-name="T157">y John Levin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Jomolhari" svg:font-family="Jomolhari"/>
    <style:font-face style:name="OpenSymbol" svg:font-family="OpenSymbol"/>
    <style:font-face style:name="DejaVu Sans1" svg:font-family="'DejaVu Sans'" style:font-family-generic="swiss"/>
    <style:font-face style:name="FreeSans" svg:font-family="FreeSans" style:font-family-generic="swiss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" svg:font-family="FreeMono" style:font-family-generic="swiss" style:font-pitch="variable"/>
    <style:font-face style:name="Jomolhari2" svg:font-family="Jomolha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 Sharp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9T11:35:09</meta:creation-date>
    <dc:date>2013-08-08T20:59:53</dc:date>
    <meta:editing-duration>P1DT3H3M21S</meta:editing-duration>
    <meta:editing-cycles>919</meta:editing-cycles>
    <meta:generator>LibreOffice/3.6$Linux_X86_64 LibreOffice_project/360m1$Build-2</meta:generator>
    <meta:document-statistic meta:table-count="1" meta:image-count="0" meta:object-count="0" meta:page-count="15" meta:paragraph-count="305" meta:word-count="2478" meta:character-count="15147" meta:non-whitespace-character-count="12431"/>
  </office:meta>
</office:document-meta>
</file>